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71248d1-7fff-e4a7-ce0a-6daf077cbc64"/>THE BIG LEBOWSKI SCRIPT</text:p>
      <text:p text:style-name="P1">THE BIG LEBOWSKI</text:p>
      <text:p text:style-name="P1">We are floating up a steep scrubby slope.  We hear male voices </text:p>
      <text:p text:style-name="P1">gently singing "Tumbling Tumbleweeds" and a deep, affable, </text:p>
      <text:p text:style-name="P1">Western-accented voice--Sam Elliot's, perhaps:</text:p>
      <text:p text:style-name="P2">                                <text:span text:style-name="T1">VOICE-OVER</text:span></text:p>
      <text:p text:style-name="P2">                <text:span text:style-name="T1">A way out west there was a fella, </text:span></text:p>
      <text:p text:style-name="P2">                <text:span text:style-name="T1">fella I want to tell you about, fella </text:span></text:p>
      <text:p text:style-name="P2">                <text:span text:style-name="T1">by the name of Jeff Lebowski.  At </text:span></text:p>
      <text:p text:style-name="P2">                <text:span text:style-name="T1">least, that was the handle his lovin' </text:span></text:p>
      <text:p text:style-name="P2">                <text:span text:style-name="T1">parents gave him, but he never had </text:span></text:p>
      <text:p text:style-name="P2">                <text:span text:style-name="T1">much use for it himself.  This </text:span></text:p>
      <text:p text:style-name="P2">                <text:span text:style-name="T1">Lebowski, he called himself the Dude.  </text:span></text:p>
      <text:p text:style-name="P2">                <text:span text:style-name="T1">Now, Dude, that's a name no one would </text:span></text:p>
      <text:p text:style-name="P2">                <text:span text:style-name="T1">self-apply where I come from.  But </text:span></text:p>
      <text:p text:style-name="P2">                <text:span text:style-name="T1">then, there was a lot about the Dude </text:span></text:p>
      <text:p text:style-name="P2">                <text:span text:style-name="T1">that didn't make a whole lot of sense </text:span></text:p>
      <text:p text:style-name="P2">                <text:span text:style-name="T1">to me.  And a lot about where he </text:span></text:p>
      <text:p text:style-name="P2">                <text:span text:style-name="T1">lived, like- wise.  But then again, </text:span></text:p>
      <text:p text:style-name="P2">                <text:span text:style-name="T1">maybe that's why I found the place </text:span></text:p>
      <text:p text:style-name="P2">                <text:span text:style-name="T1">s'durned innarestin'.</text:span></text:p>
      <text:p text:style-name="P1">We top the rise and the smoggy vastness of Los Angeles at </text:p>
      <text:p text:style-name="P1">twilight stretches out before us.</text:p>
      <text:p text:style-name="P2">                                <text:span text:style-name="T1">VOICE-OVER</text:span></text:p>
      <text:p text:style-name="P2">                <text:span text:style-name="T1">They call Los Angeles the City of </text:span></text:p>
      <text:p text:style-name="P2">                <text:span text:style-name="T1">Angels.  I didn't find it to be that </text:span></text:p>
      <text:p text:style-name="P2">                <text:span text:style-name="T1">exactly, but I'll allow as there are </text:span></text:p>
      <text:p text:style-name="P2">                <text:span text:style-name="T1">some nice folks there.  'Course, I </text:span></text:p>
      <text:p text:style-name="P2">                <text:span text:style-name="T1">can't say I seen London, and I never </text:span></text:p>
      <text:p text:style-name="P2">                <text:span text:style-name="T1">been to France, and I ain't never </text:span></text:p>
      <text:p text:style-name="P2">                <text:span text:style-name="T1">seen no queen in her damn undies as </text:span></text:p>
      <text:p text:style-name="P2">                <text:span text:style-name="T1">the fella says.  But I'll tell you </text:span></text:p>
      <text:p text:style-name="P2">                <text:span text:style-name="T1">what, after seeing Los Angeles and </text:span></text:p>
      <text:p text:style-name="P2">                <text:span text:style-name="T1">thisahere story I'm about to unfold--</text:span></text:p>
      <text:p text:style-name="P2">                <text:span text:style-name="T1">wal, I guess I seen somethin' ever' </text:span></text:p>
      <text:p text:style-name="P2">                <text:span text:style-name="T1">bit as stupefyin' as ya'd see in any </text:span></text:p>
      <text:p text:style-name="P2">                <text:span text:style-name="T1">a those other places, and in English </text:span></text:p>
      <text:p text:style-name="P2">                <text:span text:style-name="T1">too, so I can die with a smile on my </text:span></text:p>
      <text:p text:style-name="P2">                <text:span text:style-name="T1">face without feelin' like the good </text:span></text:p>
      <text:p text:style-name="P2"><text:soft-page-break/>                <text:span text:style-name="T1">Lord gypped me.</text:span></text:p>
      <text:p text:style-name="P1">INTERIOR   RALPH'S</text:p>
      <text:p text:style-name="P1">It is late, the supermarket all but deserted.  We are tracking </text:p>
      <text:p text:style-name="P1">in on a fortyish man in Bermuda shorts and sunglasses at the </text:p>
      <text:p text:style-name="P1">dairy case.  He is the Dude.  His rumpled look and relaxed </text:p>
      <text:p text:style-name="P1">manner suggest a man in whom casualness runs deep.</text:p>
      <text:p text:style-name="P1">He is feeling quarts of milk for coldness and examining their </text:p>
      <text:p text:style-name="P1">expiration dates.</text:p>
      <text:p text:style-name="P2">                                <text:span text:style-name="T1">VOICE-OVER</text:span></text:p>
      <text:p text:style-name="P2">                <text:span text:style-name="T1">Now this story I'm about to unfold </text:span></text:p>
      <text:p text:style-name="P2">                <text:span text:style-name="T1">took place back in the early nineties--</text:span></text:p>
      <text:p text:style-name="P2">                <text:span text:style-name="T1">just about the time of our conflict </text:span></text:p>
      <text:p text:style-name="P2">                <text:span text:style-name="T1">with Sad'm and the Eye-rackies.  I </text:span></text:p>
      <text:p text:style-name="P2">                <text:span text:style-name="T1">only mention it 'cause some- times </text:span></text:p>
      <text:p text:style-name="P2">                <text:span text:style-name="T1">there's a man--I won't say a hee-ro, </text:span></text:p>
      <text:p text:style-name="P2">                <text:span text:style-name="T1">'cause what's a hee-ro?--but sometimes </text:span></text:p>
      <text:p text:style-name="P2">                <text:span text:style-name="T1">there's a man.</text:span></text:p>
      <text:p text:style-name="P1">The Dude glances furtively about and then opens a quart of </text:p>
      <text:p text:style-name="P1">milk.  He sticks his nose in the spout and sniffs.</text:p>
      <text:p text:style-name="P2">                                <text:span text:style-name="T1">VOICE-OVER</text:span></text:p>
      <text:p text:style-name="P2">                <text:span text:style-name="T1">And I'm talkin' about the Dude here-- </text:span></text:p>
      <text:p text:style-name="P2">                <text:span text:style-name="T1">sometimes there's a man who, wal, </text:span></text:p>
      <text:p text:style-name="P2">                <text:span text:style-name="T1">he's the man for his time'n place, </text:span></text:p>
      <text:p text:style-name="P2">                <text:span text:style-name="T1">he fits right in there--and that's </text:span></text:p>
      <text:p text:style-name="P2">                <text:span text:style-name="T1">the Dude, in Los Angeles.</text:span></text:p>
      <text:p text:style-name="P1">CHECKOUT GIRL</text:p>
      <text:p text:style-name="P1">She waits, arms folded.  A small black-and white TV next to </text:p>
      <text:p text:style-name="P1">her register shows George Bush on the White House lawn with </text:p>
      <text:p text:style-name="P1">helicopter rotors spinning behind him.</text:p>
      <text:p text:style-name="P2">                                <text:span text:style-name="T1">GEORGE BUSH</text:span></text:p>
      <text:p text:style-name="P2">                <text:span text:style-name="T1">This aggression will not stand. . . </text:span></text:p>
      <text:p text:style-name="P2">                <text:span text:style-name="T1">This will not stand!</text:span></text:p>
      <text:p text:style-name="P1">The Dude, peeking over his shades, scribbles something at </text:p>
      <text:p text:style-name="P1">the little customer's lectern.  Milk beads his mustache.</text:p>
      <text:p text:style-name="P2">                                <text:span text:style-name="T1">VOICE-OVER</text:span></text:p>
      <text:p text:style-name="P2">                <text:span text:style-name="T1">...and even if he's a lazy man, and </text:span></text:p>
      <text:p text:style-name="P2">                <text:span text:style-name="T1">the Dude was certainly that--quite </text:span></text:p>
      <text:p text:style-name="P2">                <text:span text:style-name="T1">possibly the laziest in Los Angeles </text:span></text:p>
      <text:p text:style-name="P2">                <text:span text:style-name="T1">County.</text:span></text:p>
      <text:p text:style-name="P1"><text:soft-page-break/>The Dude has his Ralph's Shopper's Club card to one side and </text:p>
      <text:p text:style-name="P1">is making out a check to Ralph's for sixty-nine cents.</text:p>
      <text:p text:style-name="P2">                                <text:span text:style-name="T1">VOICE-OVER</text:span></text:p>
      <text:p text:style-name="P2">                <text:span text:style-name="T1">...which would place him high in the </text:span></text:p>
      <text:p text:style-name="P2">                <text:span text:style-name="T1">runnin' for laziest worldwide--but </text:span></text:p>
      <text:p text:style-name="P2">                <text:span text:style-name="T1">sometimes there's a man. . . sometimes </text:span></text:p>
      <text:p text:style-name="P2">                <text:span text:style-name="T1">there's a man.</text:span></text:p>
      <text:p text:style-name="P1">EXTERIOR  RALPH'S</text:p>
      <text:p text:style-name="P1">Long shot of the glowing Ralph's.  There are only two or </text:p>
      <text:p text:style-name="P1">three cars parked in the huge lot.</text:p>
      <text:p text:style-name="P2">                                <text:span text:style-name="T1">VOICE-OVER</text:span></text:p>
      <text:p text:style-name="P2">                <text:span text:style-name="T1">Wal, I lost m'train of thought here.  </text:span></text:p>
      <text:p text:style-name="P2">                <text:span text:style-name="T1">But--aw hell, I done innerduced him </text:span></text:p>
      <text:p text:style-name="P2">                <text:span text:style-name="T1">enough.</text:span></text:p>
      <text:p text:style-name="P1">The Dude is a small figure walking across the vast lot.  </text:p>
      <text:p text:style-name="P1">Next to him walks a Mexican carry-out boy in a red apron and </text:p>
      <text:p text:style-name="P1">cap carrying a small brown bag holding the quart of milk.  </text:p>
      <text:p text:style-name="P1">The two men's footsteps echo in the still of the night.</text:p>
      <text:p text:style-name="P1">After a beat of walking the Dude offhandedly points.</text:p>
      <text:p text:style-name="P2">                                <text:span text:style-name="T1">DUDE</text:span></text:p>
      <text:p text:style-name="P2">                <text:span text:style-name="T1">It's the LeBaron.</text:span></text:p>
      <text:p text:style-name="P1">DUDE'S HOUSE</text:p>
      <text:p text:style-name="P1">The Dude is going up the walkway of a small Venice bungalow </text:p>
      <text:p text:style-name="P1">court.  He holds the paper sack in one hand and a small </text:p>
      <text:p text:style-name="P1">leatherette satchel in the other.  He awkwardly hugs the </text:p>
      <text:p text:style-name="P1">grocery bag against his chest as he turns a key in his door.</text:p>
      <text:p text:style-name="P1">INSIDE</text:p>
      <text:p text:style-name="P1">The Dude enters and flicks on a light.</text:p>
      <text:p text:style-name="P1">His head is grabbed from behind and tucked into an armpit.  </text:p>
      <text:p text:style-name="P1">We track with him as he is rushed through the living room, </text:p>
      <text:p text:style-name="P1">his arm holding the satchel flailing away from his body.  </text:p>
      <text:p text:style-name="P1">Going into the bedroom the outflung satchel catches a piece </text:p>
      <text:p text:style-name="P1">of doorframe and wallboard and rips through it, leaving a </text:p>
      <text:p text:style-name="P1">hole.</text:p>
      <text:p text:style-name="P1">The Dude is propelled across the bedroom and on into a small </text:p>
      <text:p text:style-name="P1">bathroom, the satchel once again taking away a piece of </text:p>
      <text:p text:style-name="P1">doorframe.  His head is plunged into the toilet.  The paper </text:p>
      <text:p text:style-name="P1">bag hugged to his chest explodes milk as it hits the toilet </text:p>
      <text:p text:style-name="P1">rim and the satchel pulverizes tile as it crashes to the </text:p>
      <text:p text:style-name="P1">floor.</text:p>
      <text:p text:style-name="P1">The Dude blows bubbles.</text:p>
      <text:p text:style-name="P2"><text:soft-page-break/>                                <text:span text:style-name="T1">VOICE</text:span></text:p>
      <text:p text:style-name="P2">                <text:span text:style-name="T1">We want that money, Lebowski.  Bunny </text:span></text:p>
      <text:p text:style-name="P2">                <text:span text:style-name="T1">said you were good for it.</text:span></text:p>
      <text:p text:style-name="P1">Hands haul the Dude out of the toilet. The Dude blubbers and </text:p>
      <text:p text:style-name="P1">gasps for air.</text:p>
      <text:p text:style-name="P2">                                <text:span text:style-name="T1">VOICE</text:span></text:p>
      <text:p text:style-name="P2">                <text:span text:style-name="T1">Where's the money, Lebowski!</text:span></text:p>
      <text:p text:style-name="P1">His head is plunged back into the toilet.</text:p>
      <text:p text:style-name="P2">                                <text:span text:style-name="T1">VOICE</text:span></text:p>
      <text:p text:style-name="P2">                <text:span text:style-name="T1">Where's the money, Lebowski!</text:span></text:p>
      <text:p text:style-name="P1">The hands haul him out again, dripping and gasping.</text:p>
      <text:p text:style-name="P2">                                <text:span text:style-name="T1">VOICE</text:span></text:p>
      <text:p text:style-name="P2">                <text:span text:style-name="T1">WHERE'S THE FUCKING MONEY, SHITHEAD!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uh, it's down there somewhere.  </text:span></text:p>
      <text:p text:style-name="P2">                <text:span text:style-name="T1">Lemme take another look.</text:span></text:p>
      <text:p text:style-name="P1">His head is plunged back in.</text:p>
      <text:p text:style-name="P2">                                <text:span text:style-name="T1">VOICE</text:span></text:p>
      <text:p text:style-name="P2">                <text:span text:style-name="T1">Don't fuck with us.  If your wife </text:span></text:p>
      <text:p text:style-name="P2">                <text:span text:style-name="T1">owes money to Jackie Treehorn, that </text:span></text:p>
      <text:p text:style-name="P2">                <text:span text:style-name="T1">means you owe money to Jackie </text:span></text:p>
      <text:p text:style-name="P2">                <text:span text:style-name="T1">Treehorn.</text:span></text:p>
      <text:p text:style-name="P1">The inquisitor hauls the Dude's head out one last time and </text:p>
      <text:p text:style-name="P1">flops him over so that he sits on the floor, back against </text:p>
      <text:p text:style-name="P1">the toilet.</text:p>
      <text:p text:style-name="P1">The Dude gropes back in the toilet with one hand.</text:p>
      <text:p text:style-name="P1">Looming over him is a strapping blond man.</text:p>
      <text:p text:style-name="P1">Beyond in the living room a young Chinese man unzips his fly </text:p>
      <text:p text:style-name="P1">and walks over to a rug.</text:p>
      <text:p text:style-name="P2">                                <text:span text:style-name="T1">CHINESE MAN</text:span></text:p>
      <text:p text:style-name="P2">                <text:span text:style-name="T1">Ever thus to deadbeats, Lebowski.</text:span></text:p>
      <text:p text:style-name="P1">He starts peeing on the rug.</text:p>
      <text:p text:style-name="P1">The Dude's hand comes out of the toilet bowl with his </text:p>
      <text:p text:style-name="P1">sunglasses.</text:p>
      <text:p text:style-name="P2">                                <text:span text:style-name="T1">DUDE</text:span></text:p>
      <text:p text:style-name="P2">                <text:span text:style-name="T1">Oh, man.  Don't do--</text:span></text:p>
      <text:p text:style-name="P2">                                <text:span text:style-name="T1">BLOND MAN</text:span></text:p>
      <text:p text:style-name="P2">                <text:span text:style-name="T1">You see what happens?  You see what </text:span></text:p>
      <text:p text:style-name="P2">                <text:span text:style-name="T1">happens, Lebowski?</text:span></text:p>
      <text:p text:style-name="P1"><text:soft-page-break/>The Dude puts on his dripping sunglasses.</text:p>
      <text:p text:style-name="P2">                                <text:span text:style-name="T1">DUDE</text:span></text:p>
      <text:p text:style-name="P2">                <text:span text:style-name="T1">Look, nobody calls me Lebowski.  You </text:span></text:p>
      <text:p text:style-name="P2">                <text:span text:style-name="T1">got the wrong guy.  I'm the Dude, </text:span></text:p>
      <text:p text:style-name="P2">                <text:span text:style-name="T1">man.</text:span></text:p>
      <text:p text:style-name="P2">                                <text:span text:style-name="T1">BLOND MAN</text:span></text:p>
      <text:p text:style-name="P2">                <text:span text:style-name="T1">Your name is Lebowski.  Your wife is </text:span></text:p>
      <text:p text:style-name="P2">                <text:span text:style-name="T1">Bunn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nny?  Look, moron.</text:span></text:p>
      <text:p text:style-name="P1">He holds up his hands.</text:p>
      <text:p text:style-name="P2">                                <text:span text:style-name="T1">DUDE</text:span></text:p>
      <text:p text:style-name="P2">                <text:span text:style-name="T1">You see a wedding ring?  Does this </text:span></text:p>
      <text:p text:style-name="P2">                <text:span text:style-name="T1">place look like I'm fucking married?   </text:span></text:p>
      <text:p text:style-name="P2">                <text:span text:style-name="T1">All my plants are dead!</text:span></text:p>
      <text:p text:style-name="P1">The blond man stoops to unzip the satchel.  He pulls out a </text:p>
      <text:p text:style-name="P1">bowling ball and examines it in the manner of a superstitious </text:p>
      <text:p text:style-name="P1">native.</text:p>
      <text:p text:style-name="P2">                                <text:span text:style-name="T1">BLOND MAN</text:span></text:p>
      <text:p text:style-name="P2">                <text:span text:style-name="T1">The fuck is this?</text:span></text:p>
      <text:p text:style-name="P1">The Dude pats at his pockets, takes out a joint and lights </text:p>
      <text:p text:style-name="P1">it.</text:p>
      <text:p text:style-name="P2">                                <text:span text:style-name="T1">DUDE</text:span></text:p>
      <text:p text:style-name="P2">                <text:span text:style-name="T1">Obviously you're not a golfer.</text:span></text:p>
      <text:p text:style-name="P1">The blond man drops the ball which pulverizes more tile.</text:p>
      <text:p text:style-name="P2">                                <text:span text:style-name="T1">BLOND MAN</text:span></text:p>
      <text:p text:style-name="P2">                <text:span text:style-name="T1">Woo?</text:span></text:p>
      <text:p text:style-name="P1">The Chinese man is zipping his fly.</text:p>
      <text:p text:style-name="P2">                                <text:span text:style-name="T1">WOO</text:span></text:p>
      <text:p text:style-name="P2">                <text:span text:style-name="T1">Yeah?</text:span></text:p>
      <text:p text:style-name="P2">                                <text:span text:style-name="T1">BLOND MAN</text:span></text:p>
      <text:p text:style-name="P2">                <text:span text:style-name="T1">Wasn't this guy supposed to be a </text:span></text:p>
      <text:p text:style-name="P2">                <text:span text:style-name="T1">millionaire?</text:span></text:p>
      <text:p text:style-name="P2">                                <text:span text:style-name="T1">WOO</text:span></text:p>
      <text:p text:style-name="P2">                <text:span text:style-name="T1">Uh?</text:span></text:p>
      <text:p text:style-name="P1">They both look around.</text:p>
      <text:p text:style-name="P2">                                <text:span text:style-name="T1">WOO</text:span></text:p>
      <text:p text:style-name="P2">                <text:span text:style-name="T1">Fuck.</text:span></text:p>
      <text:p text:style-name="P2">                                <text:span text:style-name="T1">BLOND MAN</text:span></text:p>
      <text:p text:style-name="P2"><text:soft-page-break/>                <text:span text:style-name="T1">What do you think?</text:span></text:p>
      <text:p text:style-name="P2">                                <text:span text:style-name="T1">WOO</text:span></text:p>
      <text:p text:style-name="P2">                <text:span text:style-name="T1">He looks like a fuckin' loser.</text:span></text:p>
      <text:p text:style-name="P1">The Dude pulls his sunglasses down his nose with one finger </text:p>
      <text:p text:style-name="P1">and peeks over them.</text:p>
      <text:p text:style-name="P2">                                <text:span text:style-name="T1">DUDE</text:span></text:p>
      <text:p text:style-name="P2">                <text:span text:style-name="T1">Hey.  At least I'm housebroken.</text:span></text:p>
      <text:p text:style-name="P1">The two men look at each other.  They turn to leave.</text:p>
      <text:p text:style-name="P2">                                <text:span text:style-name="T1">WOO</text:span></text:p>
      <text:p text:style-name="P2">                <text:span text:style-name="T1">Fuckin' waste of time.</text:span></text:p>
      <text:p text:style-name="P1">The blond man turns testily at the door.</text:p>
      <text:p text:style-name="P2">                                <text:span text:style-name="T1">BLOND MAN</text:span></text:p>
      <text:p text:style-name="P2">                <text:span text:style-name="T1">Thanks a lot, asshole.</text:span></text:p>
      <text:p text:style-name="P2">                                                 <text:span text:style-name="T1">ON THE DOOR SLAM WE CUT TO:</text:span></text:p>
      <text:p text:style-name="P1">BOWLING PINS</text:p>
      <text:p text:style-name="P1">Scattered by a strike.</text:p>
      <text:p text:style-name="P1">Music and head credits play over various bowling shots--pins </text:p>
      <text:p text:style-name="P1">flying, bowlers hoisting balls, balls gliding down lanes, </text:p>
      <text:p text:style-name="P1">sliding feet, graceful releases, ball return spinning up a </text:p>
      <text:p text:style-name="P1">ball, fingers sliding into fingerholes, etc.</text:p>
      <text:p text:style-name="P1">The music turns into boomy source music, coming from a distant </text:p>
      <text:p text:style-name="P1">jukebox, as the credits end over a clattering strike.</text:p>
      <text:p text:style-name="P1">A lanky blonde man with stringy hair tied back in a ponytail </text:p>
      <text:p text:style-name="P1">turns from the strike to walk back to the bench.</text:p>
      <text:p text:style-name="P2">                                <text:span text:style-name="T1">MAN</text:span></text:p>
      <text:p text:style-name="P2">                <text:span text:style-name="T1">Hot damn, I'm throwin' rocks tonight.  </text:span></text:p>
      <text:p text:style-name="P2">                <text:span text:style-name="T1">Mark it, Dude.</text:span></text:p>
      <text:p text:style-name="P1">We are tracking in on the circular bench towards a big man </text:p>
      <text:p text:style-name="P1">nursing a large plastic cup of Bud.  He has dark worried </text:p>
      <text:p text:style-name="P1">eyes and a goatee.  Hairy legs emerge from his khaki shorts.  </text:p>
      <text:p text:style-name="P1">He also wears a khaki army surplus shirt with the sleeves </text:p>
      <text:p text:style-name="P1">cut off over an old bowling shirt.  This is Walter.  He </text:p>
      <text:p text:style-name="P1">squints through the smoke from his own cigarette as he </text:p>
      <text:p text:style-name="P1">addresses the Dude at the scoring table.</text:p>
      <text:p text:style-name="P1">The Dude, also holding a large plastic cup of Bud, wears </text:p>
      <text:p text:style-name="P1">some of its foam on his mustache.</text:p>
      <text:p text:style-name="P2">                                <text:span text:style-name="T1">WALTER</text:span></text:p>
      <text:p text:style-name="P2">                <text:span text:style-name="T1">This was a valued rug.</text:span></text:p>
      <text:p text:style-name="P1">He elaborately clears his throat.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This was, uh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 man, it really tied the room </text:span></text:p>
      <text:p text:style-name="P2">                <text:span text:style-name="T1">togeth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is was a valued, uh.</text:span></text:p>
      <text:p text:style-name="P1">Donny, the strike-scoring bowler, enters and sits next Walter.</text:p>
      <text:p text:style-name="P2">                                <text:span text:style-name="T1">DONNY</text:span></text:p>
      <text:p text:style-name="P2">                <text:span text:style-name="T1">What tied the room together, Dud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re you listening to the story, </text:span></text:p>
      <text:p text:style-name="P2">                <text:span text:style-name="T1">Donny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re you listening to the Dude's </text:span></text:p>
      <text:p text:style-name="P2">                <text:span text:style-name="T1">story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I was bowling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o you have no frame of reference, </text:span></text:p>
      <text:p text:style-name="P2">                <text:span text:style-name="T1">Donny.  You're like a child who </text:span></text:p>
      <text:p text:style-name="P2">                <text:span text:style-name="T1">wanders in in the middle of a movie </text:span></text:p>
      <text:p text:style-name="P2">                <text:span text:style-name="T1">and wants to know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's your point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re's no fucking reason--here's my </text:span></text:p>
      <text:p text:style-name="P2">                <text:span text:style-name="T1">point, Dude--there's no fucking reason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Yeah Walter, what's your poin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's the point of--we all know who </text:span></text:p>
      <text:p text:style-name="P2">                <text:span text:style-name="T1">was at fault, so what the fuck are </text:span></text:p>
      <text:p text:style-name="P2">                <text:span text:style-name="T1">you talking about?</text:span>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Huh?  No!  What the fuck are you </text:span></text:p>
      <text:p text:style-name="P2">                <text:span text:style-name="T1">talking--I'm not--we're talking about </text:span></text:p>
      <text:p text:style-name="P2">                <text:span text:style-name="T1">unchecked aggression here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 the fuck is he talking about?</text:span></text:p>
      <text:p text:style-name="P2">                                <text:span text:style-name="T1">DUDE</text:span></text:p>
      <text:p text:style-name="P2">                <text:span text:style-name="T1">My rug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orget it, Donny.  You're out of </text:span></text:p>
      <text:p text:style-name="P2">                <text:span text:style-name="T1">your elemen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is Chinaman who peed on my rug, I </text:span></text:p>
      <text:p text:style-name="P2">                <text:span text:style-name="T1">can't go give him a bill so what the </text:span></text:p>
      <text:p text:style-name="P2">                <text:span text:style-name="T1">fuck are you talking abou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 are you talking about?!  </text:span></text:p>
      <text:p text:style-name="P2">                <text:span text:style-name="T1">This Chinaman is not the issue!  I'm </text:span></text:p>
      <text:p text:style-name="P2">                <text:span text:style-name="T1">talking about drawing a line in the </text:span></text:p>
      <text:p text:style-name="P2">                <text:span text:style-name="T1">sand, Dude.  Across this line you do </text:span></text:p>
      <text:p text:style-name="P2">                <text:span text:style-name="T1">not, uh--and also, Dude, Chinaman is </text:span></text:p>
      <text:p text:style-name="P2">                <text:span text:style-name="T1">not the preferred, uh. . . Asian- </text:span></text:p>
      <text:p text:style-name="P2">                <text:span text:style-name="T1">American.  Pleas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this is not a guy who built </text:span></text:p>
      <text:p text:style-name="P2">                <text:span text:style-name="T1">the rail- roads, here, this is a guy </text:span></text:p>
      <text:p text:style-name="P2">                <text:span text:style-name="T1">who peed on my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 are you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he peed on my rug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He peed on the Dude's rug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'RE OUT OF YOUR ELEMENT!  This </text:span></text:p>
      <text:p text:style-name="P2">                <text:span text:style-name="T1">Chinaman is not the issue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So who--</text:span>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Jeff Lebowski.  Come on.  This other </text:span></text:p>
      <text:p text:style-name="P2">                <text:span text:style-name="T1">Jeffrey Lebowski.  The millionaire.  </text:span></text:p>
      <text:p text:style-name="P2">                <text:span text:style-name="T1">He's gonna be easier to find anyway </text:span></text:p>
      <text:p text:style-name="P2">                <text:span text:style-name="T1">than these two, uh. these two  . . . </text:span></text:p>
      <text:p text:style-name="P2">                <text:span text:style-name="T1">And he has the wealth, uh, the </text:span></text:p>
      <text:p text:style-name="P2">                <text:span text:style-name="T1">resources obviously, and there is no </text:span></text:p>
      <text:p text:style-name="P2">                <text:span text:style-name="T1">reason, no FUCKING reason, why his </text:span></text:p>
      <text:p text:style-name="P2">                <text:span text:style-name="T1">wife should go out and owe money and </text:span></text:p>
      <text:p text:style-name="P2">                <text:span text:style-name="T1">they pee on your rug.  Am I wrong?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, bu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m I wrong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bu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kay. That, uh.</text:span></text:p>
      <text:p text:style-name="P1">He elaborately clears his throat.</text:p>
      <text:p text:style-name="P1">That rap really tied the room together, did it not?</text:p>
      <text:p text:style-name="P2">                                <text:span text:style-name="T1">DUDE</text:span></text:p>
      <text:p text:style-name="P2">                <text:span text:style-name="T1">Fuckin' A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And this guy peed on it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onny!  Please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I could find this Lebowski guy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His name is Lebowski?  That's your </text:span></text:p>
      <text:p text:style-name="P2">                <text:span text:style-name="T1">name, Dude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this is the guy, this guy should </text:span></text:p>
      <text:p text:style-name="P2">                <text:span text:style-name="T1">compensate me for the fucking rug.  </text:span></text:p>
      <text:p text:style-name="P2">                <text:span text:style-name="T1">I mean his wife goes out and owes </text:span></text:p>
      <text:p text:style-name="P2">                <text:span text:style-name="T1">money and they pee on my rug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aat's right Dude; they pee on </text:span></text:p>
      <text:p text:style-name="P2">                <text:span text:style-name="T1">your fucking Rug.</text:span></text:p>
      <text:p text:style-name="P1"><text:soft-page-break/>CLOSE ON A PLAQUE</text:p>
      <text:p text:style-name="P1">We pull back from the name JEFFREY LEBOWSKI engraved in silver </text:p>
      <text:p text:style-name="P1">to reveal that the plaque, from Variety Clubs International, </text:p>
      <text:p text:style-name="P1">honors Lebowski as ACHIEVER OF THE YEAR.</text:p>
      <text:p text:style-name="P1">Reflected in the plaque we see the Dude entering the room </text:p>
      <text:p text:style-name="P1">with a YOUNG MAN.  We hear the two men talk:</text:p>
      <text:p text:style-name="P2">                                <text:span text:style-name="T1">YOUNG MAN</text:span></text:p>
      <text:p text:style-name="P2">                <text:span text:style-name="T1">And this is the study.  You can see </text:span></text:p>
      <text:p text:style-name="P2">                <text:span text:style-name="T1">the various commendations, honorary </text:span></text:p>
      <text:p text:style-name="P2">                <text:span text:style-name="T1">degrees, et cetera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s, uh, very impressive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Please, feel free to inspect them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not really, uh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Please!  Please!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1">We are panning the walls, looking at various citations and</text:p>
      <text:p text:style-name="P1">certificates unrelated to the ones being discussed offscreen:</text:p>
      <text:p text:style-name="P2">                                <text:span text:style-name="T1">YOUNG MAN</text:span></text:p>
      <text:p text:style-name="P2">                <text:span text:style-name="T1">That's the key to the city of </text:span></text:p>
      <text:p text:style-name="P2">                <text:span text:style-name="T1">Pasadena, which Mr. Lebowski was </text:span></text:p>
      <text:p text:style-name="P2">                <text:span text:style-name="T1">given two years ago in recognition </text:span></text:p>
      <text:p text:style-name="P2">                <text:span text:style-name="T1">of his various civic, u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That's a Los Angeles Chamber of </text:span></text:p>
      <text:p text:style-name="P2">                <text:span text:style-name="T1">Commerce Business Achiever award, </text:span></text:p>
      <text:p text:style-name="P2">                <text:span text:style-name="T1">which is given--not necessarily given </text:span></text:p>
      <text:p text:style-name="P2">                <text:span text:style-name="T1">every year!  Given only when there's </text:span></text:p>
      <text:p text:style-name="P2">                <text:span text:style-name="T1">a worthy, somebody especiall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, is this him with Nancy?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That is indeed Mr. Lebowski with the </text:span></text:p>
      <text:p text:style-name="P2"><text:soft-page-break/>                <text:span text:style-name="T1">first lady, yes, taken when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Lebowski on the right?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Of course, Mr. Lebowski on the right, </text:span></text:p>
      <text:p text:style-name="P2">                <text:span text:style-name="T1">Mrs.  Reagan on the left, taken when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's handicapped, huh?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Mr. Lebowski is disabled, yes.  And </text:span></text:p>
      <text:p text:style-name="P2">                <text:span text:style-name="T1">this picture was taken when Mrs. </text:span></text:p>
      <text:p text:style-name="P2">                <text:span text:style-name="T1">Reagan was first lady of the nation, </text:span></text:p>
      <text:p text:style-name="P2">                <text:span text:style-name="T1">yes, yes? Not of California.</text:span></text:p>
      <text:p text:style-name="P2">                                <text:span text:style-name="T1">DUDE</text:span></text:p>
      <text:p text:style-name="P2">                <text:span text:style-name="T1">Far out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And in fact he met privately with </text:span></text:p>
      <text:p text:style-name="P2">                <text:span text:style-name="T1">the President, though unfortunately </text:span></text:p>
      <text:p text:style-name="P2">                <text:span text:style-name="T1">there wasn't time for a photo </text:span></text:p>
      <text:p text:style-name="P2">                <text:span text:style-name="T1">opportunit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ancy's pretty good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Wonderful woman.  We were ver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Are these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These are Mr. Lebowski's children, </text:span></text:p>
      <text:p text:style-name="P2">                <text:span text:style-name="T1">so to speak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Different mothers, huh?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No, the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guess he's pretty, uh, racially </text:span></text:p>
      <text:p text:style-name="P2">                <text:span text:style-name="T1">pretty cool--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They're not his, heh-heh, they're </text:span></text:p>
      <text:p text:style-name="P2"><text:soft-page-break/>                <text:span text:style-name="T1">not literally his children; they're </text:span></text:p>
      <text:p text:style-name="P2">                <text:span text:style-name="T1">the Little Lebowski Urban Achievers, </text:span></text:p>
      <text:p text:style-name="P2">                <text:span text:style-name="T1">inner-city children of promise but </text:span></text:p>
      <text:p text:style-name="P2">                <text:span text:style-name="T1">without th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see.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--without  the means  for higher  </text:span></text:p>
      <text:p text:style-name="P2">                <text:span text:style-name="T1">education, so Mr. Lebowski  has </text:span></text:p>
      <text:p text:style-name="P2">                <text:span text:style-name="T1">committed  to sending  all of them </text:span></text:p>
      <text:p text:style-name="P2">                <text:span text:style-name="T1">to colleg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Jeez.  Think he's got room for one </text:span></text:p>
      <text:p text:style-name="P2">                <text:span text:style-name="T1">more?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One--oh!  Heh-heh.  You never went </text:span></text:p>
      <text:p text:style-name="P2">                <text:span text:style-name="T1">to colleg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, yeah I did, but I spent most </text:span></text:p>
      <text:p text:style-name="P2">                <text:span text:style-name="T1">of my time occupying various, um, </text:span></text:p>
      <text:p text:style-name="P2">                <text:span text:style-name="T1">administration buildings--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Heh-heh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--smoking thai-stick, breaking into </text:span></text:p>
      <text:p text:style-name="P2">                <text:span text:style-name="T1">the ROTC--</text:span></text:p>
      <text:p text:style-name="P2">                                <text:span text:style-name="T1">YOUNG MAN</text:span></text:p>
      <text:p text:style-name="P2">                <text:span text:style-name="T1">Yes, heh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--and bowling.  I'll tell you the </text:span></text:p>
      <text:p text:style-name="P2">                <text:span text:style-name="T1">truth, Brandt, I don't remember most </text:span></text:p>
      <text:p text:style-name="P2">                <text:span text:style-name="T1">of it.--Jeez!  Fuck me!</text:span></text:p>
      <text:p text:style-name="P1">Our continuing track and pan have brought us onto a framed </text:p>
      <text:p text:style-name="P1">Life Magazine cover which is headlined ARE YOU A LEBOWSKI </text:p>
      <text:p text:style-name="P1">ACHIEVER?  Oddly, the Dude's sunglassed face is on it; we </text:p>
      <text:p text:style-name="P1">realize that, under the magazine's logo and headline, the </text:p>
      <text:p text:style-name="P1">display is mirrored.</text:p>
      <text:p text:style-name="P1">We hear the door open and the whine of a motor.  The Dude, </text:p>
      <text:p text:style-name="P1">wearing shorts and a bowling shirt, turns to look.</text:p>
      <text:p text:style-name="P1"><text:soft-page-break/>So does Brandt, the young man we've been listening to.  He </text:p>
      <text:p text:style-name="P1">wears a suit and has his hands clasped in front of his groin.</text:p>
      <text:p text:style-name="P1">Entering the room is a fat sixtyish man in a motorized </text:p>
      <text:p text:style-name="P1">wheelchair--Jeff Lebowski.</text:p>
      <text:p text:style-name="P2">                                <text:span text:style-name="T1">LEBOWSKI</text:span></text:p>
      <text:p text:style-name="P2">                <text:span text:style-name="T1">Okay sir, you're a Lebowski, I'm a </text:span></text:p>
      <text:p text:style-name="P2">                <text:span text:style-name="T1">Lebowski, that's terrific, I'm very </text:span></text:p>
      <text:p text:style-name="P2">                <text:span text:style-name="T1">busy so what can I do for you?</text:span></text:p>
      <text:p text:style-name="P1">He wheels himself behind a desk.  The Dude sits facing him </text:p>
      <text:p text:style-name="P1">as Brandt withdraws.</text:p>
      <text:p text:style-name="P2">                                <text:span text:style-name="T1">DUDE</text:span></text:p>
      <text:p text:style-name="P2">                <text:span text:style-name="T1">Well sir, it's this rug I have, really </text:span></text:p>
      <text:p text:style-name="P2">                <text:span text:style-name="T1">tied the room together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You told Brandt on the phone, he </text:span></text:p>
      <text:p text:style-name="P2">                <text:span text:style-name="T1">told me.  So where do I fit in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they were looking for you, these </text:span></text:p>
      <text:p text:style-name="P2">                <text:span text:style-name="T1">two guys, they were trying to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I'll say it again, all right?  You </text:span></text:p>
      <text:p text:style-name="P2">                <text:span text:style-name="T1">told Brandt.  He told me.  I know </text:span></text:p>
      <text:p text:style-name="P2">                <text:span text:style-name="T1">what happened. Yes?  Yes?</text:span></text:p>
      <text:p text:style-name="P2">                                <text:span text:style-name="T1">DUDE</text:span></text:p>
      <text:p text:style-name="P2">                <text:span text:style-name="T1">So you know they were trying to piss </text:span></text:p>
      <text:p text:style-name="P2">                <text:span text:style-name="T1">on your rug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Did I urinate on your rug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 mean, did you personally come </text:span></text:p>
      <text:p text:style-name="P2">                <text:span text:style-name="T1">and pee on my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Hello!  Do you speak English?  Parla </text:span></text:p>
      <text:p text:style-name="P2">                <text:span text:style-name="T1">usted Inglese?  I'll say it again.  </text:span></text:p>
      <text:p text:style-name="P2">                <text:span text:style-name="T1">Did I urinate on your rug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no, like I said, Woo peed on </text:span></text:p>
      <text:p text:style-name="P2">                <text:span text:style-name="T1">the rug--</text:span></text:p>
      <text:p text:style-name="P2">                                <text:span text:style-name="T1">LEBOWSKI</text:span></text:p>
      <text:p text:style-name="P2"><text:soft-page-break/>                <text:span text:style-name="T1">Hello!  Hello!  So every time--I </text:span></text:p>
      <text:p text:style-name="P2">                <text:span text:style-name="T1">just want to understand this, sir--</text:span></text:p>
      <text:p text:style-name="P2">                <text:span text:style-name="T1">every time a rug is micturated upon </text:span></text:p>
      <text:p text:style-name="P2">                <text:span text:style-name="T1">in this fair city, I have to </text:span></text:p>
      <text:p text:style-name="P2">                <text:span text:style-name="T1">compensate th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Come on, man, I'm not trying to scam </text:span></text:p>
      <text:p text:style-name="P2">                <text:span text:style-name="T1">anybody here, I'm just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You're just looking for a handout </text:span></text:p>
      <text:p text:style-name="P2">                <text:span text:style-name="T1">like every other--are you employed, </text:span></text:p>
      <text:p text:style-name="P2">                <text:span text:style-name="T1">Mr. Lebowski?</text:span></text:p>
      <text:p text:style-name="P2">                                <text:span text:style-name="T1">DUDE</text:span></text:p>
      <text:p text:style-name="P2">                <text:span text:style-name="T1">Look, let me explain something.   </text:span></text:p>
      <text:p text:style-name="P2">                <text:span text:style-name="T1">I'm not Mr. Lebowski;  you're Mr. </text:span></text:p>
      <text:p text:style-name="P2">                <text:span text:style-name="T1">Lebowski.  I'm the Dude.  So that's  </text:span></text:p>
      <text:p text:style-name="P2">                <text:span text:style-name="T1">what  you  call me.  That, or Duder. </text:span></text:p>
      <text:p text:style-name="P2">                <text:span text:style-name="T1">His  Dudeness.  Or El Duderino, if,  </text:span></text:p>
      <text:p text:style-name="P2">                <text:span text:style-name="T1">you know, you're not into the whole </text:span></text:p>
      <text:p text:style-name="P2">                <text:span text:style-name="T1">brevity thing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Are you employed, si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Employed?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You don't go out and make a living </text:span></text:p>
      <text:p text:style-name="P2">                <text:span text:style-name="T1">dressed like that in the middle of a </text:span></text:p>
      <text:p text:style-name="P2">                <text:span text:style-name="T1">weekda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s this a--what day is this?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But I do work, so if you don't mind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, look.  I do mind.  The Dude minds.  </text:span></text:p>
      <text:p text:style-name="P2">                <text:span text:style-name="T1">This will not stand, ya know, this </text:span></text:p>
      <text:p text:style-name="P2">                <text:span text:style-name="T1">will not stand, man.  I mean, if </text:span></text:p>
      <text:p text:style-name="P2">                <text:span text:style-name="T1">your wife owes--</text:span></text:p>
      <text:p text:style-name="P2">                                <text:span text:style-name="T1">LEBOWSKI</text:span></text:p>
      <text:p text:style-name="P2"><text:soft-page-break/>                <text:span text:style-name="T1">My wife is not the issue here. I </text:span></text:p>
      <text:p text:style-name="P2">                <text:span text:style-name="T1">hope that my wife will someday learn </text:span></text:p>
      <text:p text:style-name="P2">                <text:span text:style-name="T1">to live on her allowance, which is </text:span></text:p>
      <text:p text:style-name="P2">                <text:span text:style-name="T1">ample, but if she doesn't, sir, that </text:span></text:p>
      <text:p text:style-name="P2">                <text:span text:style-name="T1">will be her problem, not mine, just </text:span></text:p>
      <text:p text:style-name="P2">                <text:span text:style-name="T1">as your rug is your problem, just as </text:span></text:p>
      <text:p text:style-name="P2">                <text:span text:style-name="T1">every bum's lot in life is his own </text:span></text:p>
      <text:p text:style-name="P2">                <text:span text:style-name="T1">responsibility regardless of whom he </text:span></text:p>
      <text:p text:style-name="P2">                <text:span text:style-name="T1">chooses to blame.  I didn't blame </text:span></text:p>
      <text:p text:style-name="P2">                <text:span text:style-name="T1">anyone for the loss of my legs, some </text:span></text:p>
      <text:p text:style-name="P2">                <text:span text:style-name="T1">chinaman in Korea took them from me </text:span></text:p>
      <text:p text:style-name="P2">                <text:span text:style-name="T1">but I went out and achieved anyway.  </text:span></text:p>
      <text:p text:style-name="P2">                <text:span text:style-name="T1">I can't solve your problems, sir, </text:span></text:p>
      <text:p text:style-name="P2">                <text:span text:style-name="T1">only you can.</text:span></text:p>
      <text:p text:style-name="P1">The Dude rises.</text:p>
      <text:p text:style-name="P2">                                <text:span text:style-name="T1">DUDE</text:span></text:p>
      <text:p text:style-name="P2">                <text:span text:style-name="T1">Ah fuck it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Sure!  Fuck it!  That's your answer!  </text:span></text:p>
      <text:p text:style-name="P2">                <text:span text:style-name="T1">Tattoo it on your forehead!  Your </text:span></text:p>
      <text:p text:style-name="P2">                <text:span text:style-name="T1">answer to everything!</text:span></text:p>
      <text:p text:style-name="P1">The Dude is heading for the door.</text:p>
      <text:p text:style-name="P2">                                <text:span text:style-name="T1">LEBOWSKI</text:span></text:p>
      <text:p text:style-name="P2">                <text:span text:style-name="T1">Your "revolution" is over, Mr.  </text:span></text:p>
      <text:p text:style-name="P2">                <text:span text:style-name="T1">Lebowski!  Condolences!  The bums </text:span></text:p>
      <text:p text:style-name="P2">                <text:span text:style-name="T1">lost!</text:span></text:p>
      <text:p text:style-name="P1">As the Dude opens the door.</text:p>
      <text:p text:style-name="P2">                                <text:span text:style-name="T1">LEBOWSKI</text:span></text:p>
      <text:p text:style-name="P2">                <text:span text:style-name="T1">...My advice is, do what your parents </text:span></text:p>
      <text:p text:style-name="P2">                <text:span text:style-name="T1">did!  Get a job, sir!  The bums will </text:span></text:p>
      <text:p text:style-name="P2">                <text:span text:style-name="T1">always lose-- do you hear me, </text:span></text:p>
      <text:p text:style-name="P2">                <text:span text:style-name="T1">Lebowski?  THE BUMS WILL ALWAYS--</text:span></text:p>
      <text:p text:style-name="P1">The Dude shuts the door on the old man's bellowing to find </text:p>
      <text:p text:style-name="P1">himself--</text:p>
      <text:p text:style-name="P2">                                <text:span text:style-name="T1">HALLWAY</text:span></text:p>
      <text:p text:style-name="P2">                <text:span text:style-name="T1">--in a high coffered hallway.  Brandt </text:span></text:p>
      <text:p text:style-name="P2">                <text:span text:style-name="T1">is approaching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How was your meeting, Mr. Lebowski?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Okay.  The old man told me to take </text:span></text:p>
      <text:p text:style-name="P2">                <text:span text:style-name="T1">any rug in the house.</text:span></text:p>
      <text:p text:style-name="P1">WALKWAY</text:p>
      <text:p text:style-name="P1">A houseman with a rolled-up carpet on one shoulder goes down </text:p>
      <text:p text:style-name="P1">a stone walk that winds through the back lawn, past a swimming </text:p>
      <text:p text:style-name="P1">pool to a garage.  Brandt and the Dude follow.</text:p>
      <text:p text:style-name="P2">                                <text:span text:style-name="T1">BRANDT</text:span></text:p>
      <text:p text:style-name="P2">                <text:span text:style-name="T1">Manolo will load it into your car </text:span></text:p>
      <text:p text:style-name="P2">                <text:span text:style-name="T1">for you, uh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the LeBaron.</text:span></text:p>
      <text:p text:style-name="P1">DUDE'S POINT OF VIEW</text:p>
      <text:p text:style-name="P1">Tracking toward the pool.  A young woman sits facing it, her </text:p>
      <text:p text:style-name="P1">back to us, leaning forward to paint her toenails.</text:p>
      <text:p text:style-name="P1">Beyond her a black form floats in an inflatable chair in the </text:p>
      <text:p text:style-name="P1">pool.</text:p>
      <text:p text:style-name="P2">                                <text:span text:style-name="T1">BRANDT</text:span></text:p>
      <text:p text:style-name="P2">                <text:span text:style-name="T1">Well, enjoy, and perhaps we'll see </text:span></text:p>
      <text:p text:style-name="P2">                <text:span text:style-name="T1">you again some time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 sure, if I'm ever in the </text:span></text:p>
      <text:p text:style-name="P2">                <text:span text:style-name="T1">neighborhood, need to use the john.</text:span></text:p>
      <text:p text:style-name="P1">CLOSER TRACK</text:p>
      <text:p text:style-name="P1">Arcing around the woman's foot as she finishes painting the </text:p>
      <text:p text:style-name="P1">nails emerald green.</text:p>
      <text:p text:style-name="P1">THE DUDE</text:p>
      <text:p text:style-name="P1">Looking.</text:p>
      <text:p text:style-name="P1">WIDER</text:p>
      <text:p text:style-name="P1">The young woman looks up at him.  She is in her early </text:p>
      <text:p text:style-name="P1">twenties.</text:p>
      <text:p text:style-name="P1">She leans back and extends her leg toward the Dude.</text:p>
      <text:p text:style-name="P2">                                <text:span text:style-name="T1">YOUNG WOMAN</text:span></text:p>
      <text:p text:style-name="P2">                <text:span text:style-name="T1">Blow on them.</text:span></text:p>
      <text:p text:style-name="P1">The Dude pulls his sunglasses down his nose and peeks over </text:p>
      <text:p text:style-name="P1">them.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1">She waggles her foot and giggles.</text:p>
      <text:p text:style-name="P2">                                <text:span text:style-name="T1">YOUNG WOMAN</text:span></text:p>
      <text:p text:style-name="P2"><text:soft-page-break/>                <text:span text:style-name="T1">G'ahead.  Blow.</text:span></text:p>
      <text:p text:style-name="P1">The Dude tentatively grabs hold of her extended foot.</text:p>
      <text:p text:style-name="P2">                                <text:span text:style-name="T1">DUDE</text:span></text:p>
      <text:p text:style-name="P2">                <text:span text:style-name="T1">You want me to blow on your toes?</text:span></text:p>
      <text:p text:style-name="P2">                                <text:span text:style-name="T1">YOUNG WOMAN</text:span></text:p>
      <text:p text:style-name="P2">                <text:span text:style-name="T1">Uh-huh. . . I can't blow that far.</text:span></text:p>
      <text:p text:style-name="P1">The Dude looks over at the pool.</text:p>
      <text:p text:style-name="P2">                                <text:span text:style-name="T1">DUDE</text:span></text:p>
      <text:p text:style-name="P2">                <text:span text:style-name="T1">You sure he won't mind?</text:span></text:p>
      <text:p text:style-name="P1">The man bobbing in the inflatable chair is passed out.  He </text:p>
      <text:p text:style-name="P1">is thin, in his thirties, with long stringy blond hair.  He </text:p>
      <text:p text:style-name="P1">wears black leather pants and a black leather jacket, open, </text:p>
      <text:p text:style-name="P1">shirtless, exposing fine blond chest hair and pale skin.  </text:p>
      <text:p text:style-name="P1">One arm trails off into the water; next to it, an empty </text:p>
      <text:p text:style-name="P1">whiskey bottle bobs.</text:p>
      <text:p text:style-name="P2">                                <text:span text:style-name="T1">YOUNG WOMAN</text:span></text:p>
      <text:p text:style-name="P2">                <text:span text:style-name="T1">Dieter doesn't care about anything.  </text:span></text:p>
      <text:p text:style-name="P2">                <text:span text:style-name="T1">He's a nihilis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Practicing?</text:span></text:p>
      <text:p text:style-name="P1">The young woman smiles.</text:p>
      <text:p text:style-name="P2">                                <text:span text:style-name="T1">YOUNG WOMAN</text:span></text:p>
      <text:p text:style-name="P2">                <text:span text:style-name="T1">You're not blowing.</text:span></text:p>
      <text:p text:style-name="P1">Brandt nervously takes the Dude by the elbow.</text:p>
      <text:p text:style-name="P2">                                <text:span text:style-name="T1">BRANDT</text:span></text:p>
      <text:p text:style-name="P2">                <text:span text:style-name="T1">Our guest has to be getting along, </text:span></text:p>
      <text:p text:style-name="P2">                <text:span text:style-name="T1">Mrs.  Lebowski.</text:span></text:p>
      <text:p text:style-name="P1">The Dude grudgingly allows himself to be led away, still </text:p>
      <text:p text:style-name="P1">looking at the young woman.</text:p>
      <text:p text:style-name="P2">                                <text:span text:style-name="T1">DUDE</text:span></text:p>
      <text:p text:style-name="P2">                <text:span text:style-name="T1">You're Bunny?</text:span></text:p>
      <text:p text:style-name="P2">                                <text:span text:style-name="T1">BUNNY</text:span></text:p>
      <text:p text:style-name="P2">                <text:span text:style-name="T1">I'll suck your cock for a thousand </text:span></text:p>
      <text:p text:style-name="P2">                <text:span text:style-name="T1">dollars.</text:span></text:p>
      <text:p text:style-name="P1">Brandt releases a gale of forced laughter:</text:p>
      <text:p text:style-name="P2">                                <text:span text:style-name="T1">BRANDT</text:span></text:p>
      <text:p text:style-name="P2">                <text:span text:style-name="T1">Ha-ha-ha-ha!  Wonderful woman.  Very </text:span></text:p>
      <text:p text:style-name="P2">                <text:span text:style-name="T1">free-spirited.  We're all very fond </text:span></text:p>
      <text:p text:style-name="P2">                <text:span text:style-name="T1">of her.</text:span></text:p>
      <text:p text:style-name="P2"><text:soft-page-break/>                                <text:span text:style-name="T1">BUNNY</text:span></text:p>
      <text:p text:style-name="P2">                <text:span text:style-name="T1">Brandt can't watch though.  Or he </text:span></text:p>
      <text:p text:style-name="P2">                <text:span text:style-name="T1">has to pay a hundred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Ha-ha-ha-ha-ha!  That's marvelous.</text:span></text:p>
      <text:p text:style-name="P1">He continues to lead away the Dude, who looks back over his</text:p>
      <text:p text:style-name="P1">SHOULDER:</text:p>
      <text:p text:style-name="P2">                                <text:span text:style-name="T1">DUDE</text:span></text:p>
      <text:p text:style-name="P2">                <text:span text:style-name="T1">I'm just gonna find a cash machine.</text:span></text:p>
      <text:p text:style-name="P1">BOWLING PINS</text:p>
      <text:p text:style-name="P1">Scattered by a strike.</text:p>
      <text:p text:style-name="P1">THE BOWLERS</text:p>
      <text:p text:style-name="P1">Donny calls out from the bench:</text:p>
      <text:p text:style-name="P2">                                <text:span text:style-name="T1">DONNY</text:span></text:p>
      <text:p text:style-name="P2">                <text:span text:style-name="T1">Grasshopper Dude--They're dead in </text:span></text:p>
      <text:p text:style-name="P2">                <text:span text:style-name="T1">the water!!</text:span></text:p>
      <text:p text:style-name="P1">As the Dude walks back to the scoring table he turns to </text:p>
      <text:p text:style-name="P1">another team in black bowling shirts--the Cavaliers--that </text:p>
      <text:p text:style-name="P1">shares the lane.</text:p>
      <text:p text:style-name="P2">                                <text:span text:style-name="T1">DUDE</text:span></text:p>
      <text:p text:style-name="P2">                <text:span text:style-name="T1">Your maples, Carl.</text:span></text:p>
      <text:p text:style-name="P1">Walter, just arriving, is carrying a leatherette satchel in </text:p>
      <text:p text:style-name="P1">one hand and a large plastic carrier in the other.</text:p>
      <text:p text:style-name="P2">                                <text:span text:style-name="T1">WALTER</text:span></text:p>
      <text:p text:style-name="P2">                <text:span text:style-name="T1">Way to go, Dude.  If you will it, it </text:span></text:p>
      <text:p text:style-name="P2">                <text:span text:style-name="T1">is no dream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're fucking twenty minutes late.  </text:span></text:p>
      <text:p text:style-name="P2">                <text:span text:style-name="T1">What the fuck is tha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odore Herzel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tate of Israel.  If you will it, </text:span></text:p>
      <text:p text:style-name="P2">                <text:span text:style-name="T1">Dude, it is no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the fuck're you talking about?  </text:span></text:p>
      <text:p text:style-name="P2">                <text:span text:style-name="T1">The carrier.  What's in the fucking </text:span></text:p>
      <text:p text:style-name="P2"><text:soft-page-break/>                <text:span text:style-name="T1">carri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  Oh--Cynthia's Pomeranian.  </text:span></text:p>
      <text:p text:style-name="P2">                <text:span text:style-name="T1">Can't leave him home alone or he </text:span></text:p>
      <text:p text:style-name="P2">                <text:span text:style-name="T1">eats the furnitur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the fuck are you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m saying, Cynthia's Pomeranian.  </text:span></text:p>
      <text:p text:style-name="P2">                <text:span text:style-name="T1">I'm looking after it while Cynthia </text:span></text:p>
      <text:p text:style-name="P2">                <text:span text:style-name="T1">and Marty Ackerman are in Hawaii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 brought a fucking Pomeranian </text:span></text:p>
      <text:p text:style-name="P2">                <text:span text:style-name="T1">bowling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do you mean "brought it bowling"?  </text:span></text:p>
      <text:p text:style-name="P2">                <text:span text:style-name="T1">I didn't rent it shoes.  I'm not </text:span></text:p>
      <text:p text:style-name="P2">                <text:span text:style-name="T1">buying it a fucking beer.  He's not </text:span></text:p>
      <text:p text:style-name="P2">                <text:span text:style-name="T1">gonna take your fucking turn, Dude.</text:span></text:p>
      <text:p text:style-name="P1">He lets the small yapping dog out of the carrier.  It scoots </text:p>
      <text:p text:style-name="P1">around the bowling table, sniffing at bowlers and wagging </text:p>
      <text:p text:style-name="P1">its tail.</text:p>
      <text:p text:style-name="P2">                                <text:span text:style-name="T1">DUDE</text:span></text:p>
      <text:p text:style-name="P2">                <text:span text:style-name="T1">Hey, man, if my fucking ex-wife asked </text:span></text:p>
      <text:p text:style-name="P2">                <text:span text:style-name="T1">me to take care of her fucking dog </text:span></text:p>
      <text:p text:style-name="P2">                <text:span text:style-name="T1">while she and her boyfriend went to </text:span></text:p>
      <text:p text:style-name="P2">                <text:span text:style-name="T1">Honolulu, I'd tell her to go fuck </text:span></text:p>
      <text:p text:style-name="P2">                <text:span text:style-name="T1">herself.  Why can't she board i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irst of all, Dude, you don't have </text:span></text:p>
      <text:p text:style-name="P2">                <text:span text:style-name="T1">an ex, secondly, it's a fucking show </text:span></text:p>
      <text:p text:style-name="P2">                <text:span text:style-name="T1">dog with fucking papers.  You can't </text:span></text:p>
      <text:p text:style-name="P2">                <text:span text:style-name="T1">board it.  It gets upset, its hair </text:span></text:p>
      <text:p text:style-name="P2">                <text:span text:style-name="T1">falls ou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 man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ucking dog has papers, Dude.--Over </text:span></text:p>
      <text:p text:style-name="P2"><text:soft-page-break/>                <text:span text:style-name="T1">the line!</text:span></text:p>
      <text:p text:style-name="P1">Smokey turns from his last roll to look at Walter.</text:p>
      <text:p text:style-name="P2">                                <text:span text:style-name="T1">WALTER</text:span></text:p>
      <text:p text:style-name="P2">                <text:span text:style-name="T1">Smokey 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ver the line, Smokey!  I'm sorry.  </text:span></text:p>
      <text:p text:style-name="P2">                <text:span text:style-name="T1">That's a foul.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Bullshit.  Eight, Dud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Excuse me!  Mark it zero.  Next frame.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Bullshit.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is is not Nam.  This is bowling.  </text:span></text:p>
      <text:p text:style-name="P2">                <text:span text:style-name="T1">There are rule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Come on Walter, it's just--it's </text:span></text:p>
      <text:p text:style-name="P2">                <text:span text:style-name="T1">Smokey.  So his toe slipped over a </text:span></text:p>
      <text:p text:style-name="P2">                <text:span text:style-name="T1">little, it's just a gam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is is a league game.  This </text:span></text:p>
      <text:p text:style-name="P2">                <text:span text:style-name="T1">determines who enters the next round-</text:span></text:p>
      <text:p text:style-name="P2">                <text:span text:style-name="T1">robin, am I wrong?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Yeah, bu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m I wrong!?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Yeah, but I wasn't over.  Gimme the </text:span></text:p>
      <text:p text:style-name="P2">                <text:span text:style-name="T1">marker, Dude,  I'm marking it an </text:span></text:p>
      <text:p text:style-name="P2">                <text:span text:style-name="T1">eight.</text:span></text:p>
      <text:p text:style-name="P1">Walter takes out a gun.</text:p>
      <text:p text:style-name="P2">                                <text:span text:style-name="T1">WALTER</text:span></text:p>
      <text:p text:style-name="P2">                <text:span text:style-name="T1">Smokey my friend, you're entering a </text:span></text:p>
      <text:p text:style-name="P2">                <text:span text:style-name="T1">world of pain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 Walter--</text:span></text:p>
      <text:p text:style-name="P2"><text:soft-page-break/>                                <text:span text:style-name="T1">WALTER</text:span></text:p>
      <text:p text:style-name="P2">                <text:span text:style-name="T1">Mark that frame an eight, you're </text:span></text:p>
      <text:p text:style-name="P2">                <text:span text:style-name="T1">entering a world of pain.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I'm no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 world of pain.</text:span></text:p>
      <text:p text:style-name="P1">A manager in a bowling-shirt style uniform is running for a </text:p>
      <text:p text:style-name="P1">phone.</text:p>
      <text:p text:style-name="P2">                                <text:span text:style-name="T1">SMOKEY</text:span></text:p>
      <text:p text:style-name="P2">                <text:span text:style-name="T1">Look Dude, I don't hold with this.  </text:span></text:p>
      <text:p text:style-name="P2">                <text:span text:style-name="T1">This guy is your partner, you should--</text:span></text:p>
      <text:p text:style-name="P1">Walter primes the gun and points it at his head.</text:p>
      <text:p text:style-name="P2">                                <text:span text:style-name="T1">WALTER</text:span></text:p>
      <text:p text:style-name="P2">                <text:span text:style-name="T1">HAS THE WHOLE WORLD GONE CRAZY?  AM </text:span></text:p>
      <text:p text:style-name="P2">                <text:span text:style-name="T1">I THE ONLY ONE HERE WHO GIVES A SHIT </text:span></text:p>
      <text:p text:style-name="P2">                <text:span text:style-name="T1">ABOUT THE RULES?  MARK IT ZERO!</text:span></text:p>
      <text:p text:style-name="P1">The Pomeranian is excitedly yapping at Walter's elbow, making </text:p>
      <text:p text:style-name="P1">high body-twisting tail-wagging leaps.</text:p>
      <text:p text:style-name="P2">                                <text:span text:style-name="T1">DUDE</text:span></text:p>
      <text:p text:style-name="P2">                <text:span text:style-name="T1">Walter, they're calling the cops, </text:span></text:p>
      <text:p text:style-name="P2">                <text:span text:style-name="T1">put the piece away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MARK IT ZERO!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Walt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THINK I'M FUCKING AROUND HERE?  </text:span></text:p>
      <text:p text:style-name="P2">                <text:span text:style-name="T1">MARK IT ZERO!!</text:span></text:p>
      <text:p text:style-name="P2">                                <text:span text:style-name="T1">SMOKEY</text:span></text:p>
      <text:p text:style-name="P2">                <text:span text:style-name="T1">All right!  There it is!  It's fucking </text:span></text:p>
      <text:p text:style-name="P2">                <text:span text:style-name="T1">zero!</text:span></text:p>
      <text:p text:style-name="P1">He points frantically at the score projected above the lane.</text:p>
      <text:p text:style-name="P2">                                <text:span text:style-name="T1">SMOKEY</text:span></text:p>
      <text:p text:style-name="P2">                <text:span text:style-name="T1">You happy, you crazy fuck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is is a league game, Smokey!</text:span></text:p>
      <text:p text:style-name="P1">PARKING LOT</text:p>
      <text:p text:style-name="P1">Walter and the Dude walk to the Dude's car.  The Pomeranian </text:p>
      <text:p text:style-name="P1"><text:soft-page-break/>trots happily behind Walter who totes the empty carrier.</text:p>
      <text:p text:style-name="P2">                                <text:span text:style-name="T1">DUDE</text:span></text:p>
      <text:p text:style-name="P2">                <text:span text:style-name="T1">Walter, you can't do that.  These </text:span></text:p>
      <text:p text:style-name="P2">                <text:span text:style-name="T1">guys're like me, they're pacificists.  </text:span></text:p>
      <text:p text:style-name="P2">                <text:span text:style-name="T1">Smokey was a conscientious objecto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know Dude, I myself dabbled with </text:span></text:p>
      <text:p text:style-name="P2">                <text:span text:style-name="T1">pacifism at one point.  Not in Nam, </text:span></text:p>
      <text:p text:style-name="P2">                <text:span text:style-name="T1">of cours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And you know Smokey has emotional </text:span></text:p>
      <text:p text:style-name="P2">                <text:span text:style-name="T1">problems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mean--beyond pacifism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's fragile, man!  He's very fragile!</text:span></text:p>
      <text:p text:style-name="P1">As the two men get into the car:</text:p>
      <text:p text:style-name="P2">                                <text:span text:style-name="T1">WALTER</text:span></text:p>
      <text:p text:style-name="P2">                <text:span text:style-name="T1">Huh.  I did not know that.  Well, </text:span></text:p>
      <text:p text:style-name="P2">                <text:span text:style-name="T1">it's water under the bridge.  And we </text:span></text:p>
      <text:p text:style-name="P2">                <text:span text:style-name="T1">do enter the next round-robin, am I </text:span></text:p>
      <text:p text:style-name="P2">                <text:span text:style-name="T1">wrong?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, you're not wrong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m I wrong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're not wrong, Walter, you're </text:span></text:p>
      <text:p text:style-name="P2">                <text:span text:style-name="T1">just an asshole.</text:span></text:p>
      <text:p text:style-name="P1">They watch a squad car take a squealing turn into the lot.</text:p>
      <text:p text:style-name="P2">                                <text:span text:style-name="T1">WALTER</text:span></text:p>
      <text:p text:style-name="P2">                <text:span text:style-name="T1">Okay then.  We play Quintana and </text:span></text:p>
      <text:p text:style-name="P2">                <text:span text:style-name="T1">O'Brien next week.  They'll be </text:span></text:p>
      <text:p text:style-name="P2">                <text:span text:style-name="T1">pushover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Just, just take it easy, 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's your answer to everything, </text:span></text:p>
      <text:p text:style-name="P2"><text:soft-page-break/>                <text:span text:style-name="T1">Dude.  And let me point out--pacifism </text:span></text:p>
      <text:p text:style-name="P2">                <text:span text:style-name="T1">is not--look at our current situation </text:span></text:p>
      <text:p text:style-name="P2">                <text:span text:style-name="T1">with that camelfucker in Iraq--</text:span></text:p>
      <text:p text:style-name="P2">                <text:span text:style-name="T1">pacifism is not something to hide </text:span></text:p>
      <text:p text:style-name="P2">                <text:span text:style-name="T1">behind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, just take 't easy, man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m perfectly calm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?  Wavin' a gun around?!</text:span></text:p>
      <text:p text:style-name="P2">                                <text:span text:style-name="T1">WALTER</text:span></text:p>
      <text:p text:style-name="P2">                        <text:span text:style-name="T1">(smugly)</text:span></text:p>
      <text:p text:style-name="P2">                <text:span text:style-name="T1">Calmer than you are.</text:span></text:p>
      <text:p text:style-name="P1">-his irritates the Dude further.</text:p>
      <text:p text:style-name="P2">                                <text:span text:style-name="T1">DUDE</text:span></text:p>
      <text:p text:style-name="P2">                <text:span text:style-name="T1">Just take it easy, man!</text:span></text:p>
      <text:p text:style-name="P1">Walter is still smug.</text:p>
      <text:p text:style-name="P2">                                <text:span text:style-name="T1">WALTER</text:span></text:p>
      <text:p text:style-name="P2">                <text:span text:style-name="T1">Calmer than you are.</text:span></text:p>
      <text:p text:style-name="P1">DUDE'S HOUSE</text:p>
      <text:p text:style-name="P1">A large, brilliant Persian rug lies beneath the Dude's beat-</text:p>
      <text:p text:style-name="P1">up old furniture.</text:p>
      <text:p text:style-name="P1">At the table next to the answering machine the Dude is mixing </text:p>
      <text:p text:style-name="P1">kalhua, rum and milk.</text:p>
      <text:p text:style-name="P2">                                <text:span text:style-name="T1">VOICE</text:span></text:p>
      <text:p text:style-name="P2">                <text:span text:style-name="T1">Dude, this is Smokey.  Look, I don't </text:span></text:p>
      <text:p text:style-name="P2">                <text:span text:style-name="T1">wanna be a hard-on about this, and I </text:span></text:p>
      <text:p text:style-name="P2">                <text:span text:style-name="T1">know it wasn't your fault, but I </text:span></text:p>
      <text:p text:style-name="P2">                <text:span text:style-name="T1">just thought it was fair to tell you </text:span></text:p>
      <text:p text:style-name="P2">                <text:span text:style-name="T1">that Gene and I will be submitting </text:span></text:p>
      <text:p text:style-name="P2">                <text:span text:style-name="T1">this to the League and asking them </text:span></text:p>
      <text:p text:style-name="P2">                <text:span text:style-name="T1">to set aside the round.  Or maybe </text:span></text:p>
      <text:p text:style-name="P2">                <text:span text:style-name="T1">forfeit it to u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it!</text:span></text:p>
      <text:p text:style-name="P2">                                <text:span text:style-name="T1">VOICE</text:span></text:p>
      <text:p text:style-name="P2">                <text:span text:style-name="T1">--so, like I say, just thought, you </text:span></text:p>
      <text:p text:style-name="P2">                <text:span text:style-name="T1">know, fair warning.  Tell Walter.</text:span></text:p>
      <text:p text:style-name="P1"><text:soft-page-break/>A beep.</text:p>
      <text:p text:style-name="P2">                                <text:span text:style-name="T1">ANOTHER VOICE</text:span></text:p>
      <text:p text:style-name="P2">                <text:span text:style-name="T1">Mr. Lebowski, this is Brandt at, uh, </text:span></text:p>
      <text:p text:style-name="P2">                <text:span text:style-name="T1">well--at Mr. Lebowski's office.  </text:span></text:p>
      <text:p text:style-name="P2">                <text:span text:style-name="T1">Please call us as soon as is </text:span></text:p>
      <text:p text:style-name="P2">                <text:span text:style-name="T1">convenient.</text:span></text:p>
      <text:p text:style-name="P1">Beep.</text:p>
      <text:p text:style-name="P2">                                <text:span text:style-name="T1">ANOTHER VOICE</text:span></text:p>
      <text:p text:style-name="P2">                <text:span text:style-name="T1">Mr. Lebowski, this is Fred Dynarski </text:span></text:p>
      <text:p text:style-name="P2">                <text:span text:style-name="T1">with the Southern Cal Bowling League.  </text:span></text:p>
      <text:p text:style-name="P2">                <text:span text:style-name="T1">I just got a, an informal report, </text:span></text:p>
      <text:p text:style-name="P2">                <text:span text:style-name="T1">uh, that a uh, a member of your team, </text:span></text:p>
      <text:p text:style-name="P2">                <text:span text:style-name="T1">uh, Walter Sobchak, drew a loaded </text:span></text:p>
      <text:p text:style-name="P2">                <text:span text:style-name="T1">weapon during league play--</text:span></text:p>
      <text:p text:style-name="P1">We hear the doorbell.</text:p>
      <text:p text:style-name="P1">THE DOOR</text:p>
      <text:p text:style-name="P1">It swings open to reveal a short, hairy, muscular but balding </text:p>
      <text:p text:style-name="P1">middle-aged man in a black T-shirt and black cut-off jeans.</text:p>
      <text:p text:style-name="P2">                                <text:span text:style-name="T1">DUDE</text:span></text:p>
      <text:p text:style-name="P2">                <text:span text:style-name="T1">Hiya Allan.</text:span></text:p>
      <text:p text:style-name="P2">                                <text:span text:style-name="T1">ALLAN</text:span></text:p>
      <text:p text:style-name="P2">                <text:span text:style-name="T1">Dude, I finally got the venue I </text:span></text:p>
      <text:p text:style-name="P2">                <text:span text:style-name="T1">wanted.  I'm Performing my dance </text:span></text:p>
      <text:p text:style-name="P2">                <text:span text:style-name="T1">quintet--you know, my cycle--at Crane </text:span></text:p>
      <text:p text:style-name="P2">                <text:span text:style-name="T1">Jackson's Fountain Street Theatre on </text:span></text:p>
      <text:p text:style-name="P2">                <text:span text:style-name="T1">Tuesday night, and I'd love it if </text:span></text:p>
      <text:p text:style-name="P2">                <text:span text:style-name="T1">you came and gave me notes.</text:span></text:p>
      <text:p text:style-name="P1">The Dude takes a swig of his kalhua.</text:p>
      <text:p text:style-name="P2">                                <text:span text:style-name="T1">DUDE</text:span></text:p>
      <text:p text:style-name="P2">                <text:span text:style-name="T1">Sure Allan, I'll be there.</text:span></text:p>
      <text:p text:style-name="P2">                                <text:span text:style-name="T1">ALLAN</text:span></text:p>
      <text:p text:style-name="P2">                <text:span text:style-name="T1">Dude, uh, tomorrow is already the </text:span></text:p>
      <text:p text:style-name="P2">                <text:span text:style-name="T1">tent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yeah I know. Okay.</text:span></text:p>
      <text:p text:style-name="P2">                                <text:span text:style-name="T1">ALLAN</text:span></text:p>
      <text:p text:style-name="P2">                <text:span text:style-name="T1">Just, uh, just slip the rent under </text:span></text:p>
      <text:p text:style-name="P2">                <text:span text:style-name="T1">my door.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Yeah, okay.</text:span></text:p>
      <text:p text:style-name="P1">BACK IN THE LIVING ROOM</text:p>
      <text:p text:style-name="P1">The  voice continues on the machine.</text:p>
      <text:p text:style-name="P2">                                <text:span text:style-name="T1">VOICE</text:span></text:p>
      <text:p text:style-name="P2">                <text:span text:style-name="T1">--serious infraction, and examine </text:span></text:p>
      <text:p text:style-name="P2">                <text:span text:style-name="T1">your standing.  Thank you.  Beep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Mr. Lebowski, Brandt again.  Please </text:span></text:p>
      <text:p text:style-name="P2">                <text:span text:style-name="T1">do call us when you get in and I'll </text:span></text:p>
      <text:p text:style-name="P2">                <text:span text:style-name="T1">send the limo.  Let me assure you--I </text:span></text:p>
      <text:p text:style-name="P2">                <text:span text:style-name="T1">hope you're not avoiding this call </text:span></text:p>
      <text:p text:style-name="P2">                <text:span text:style-name="T1">because of the rug, which, I assure </text:span></text:p>
      <text:p text:style-name="P2">                <text:span text:style-name="T1">you, is not a problem.  We need your </text:span></text:p>
      <text:p text:style-name="P2">                <text:span text:style-name="T1">help and, uh--well we would very </text:span></text:p>
      <text:p text:style-name="P2">                <text:span text:style-name="T1">much like to see you.  Thank you.  </text:span></text:p>
      <text:p text:style-name="P2">                <text:span text:style-name="T1">It's Brandt.</text:span></text:p>
      <text:p text:style-name="P1">TRACKING</text:p>
      <text:p text:style-name="P1">We are pushing Brandt down the high-ceilinged hallway.  </text:p>
      <text:p text:style-name="P1">Distantly, we hear a dolorous soprano.  Brandt talks back </text:p>
      <text:p text:style-name="P1">over</text:p>
      <text:p text:style-name="P1">HIS SHOULDER:</text:p>
      <text:p text:style-name="P2">                                <text:span text:style-name="T1">BRANDT</text:span></text:p>
      <text:p text:style-name="P2">                <text:span text:style-name="T1">We've had some terrible news.  Mr. </text:span></text:p>
      <text:p text:style-name="P2">                <text:span text:style-name="T1">Lebowski is in seclusion in the West </text:span></text:p>
      <text:p text:style-name="P2">                <text:span text:style-name="T1">Wing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.</text:span></text:p>
      <text:p text:style-name="P1">Brandt throws open a pair of heavy double doors.  The music </text:p>
      <text:p text:style-name="P1">washes over us as we enter a great study where Jeffrey </text:p>
      <text:p text:style-name="P1">Lebowski, a blanket thrown over his knees, stares hauntedly </text:p>
      <text:p text:style-name="P1">into a fire, listening to Lohengrin.</text:p>
      <text:p text:style-name="P1">BRANDT ANNOUNCES, AMBIGUOUSLY:</text:p>
      <text:p text:style-name="P2">                                <text:span text:style-name="T1">BRANDT</text:span></text:p>
      <text:p text:style-name="P2">                <text:span text:style-name="T1">Mr. Lebowski.</text:span></text:p>
      <text:p text:style-name="P1">Jeffrey Lebowski waves the Dude in without looking around.</text:p>
      <text:p text:style-name="P2">                                <text:span text:style-name="T1">LEBOWSKI</text:span></text:p>
      <text:p text:style-name="P2">                <text:span text:style-name="T1">It's funny.  I can look back on a </text:span></text:p>
      <text:p text:style-name="P2">                <text:span text:style-name="T1">life of achievement, on challenges </text:span></text:p>
      <text:p text:style-name="P2">                <text:span text:style-name="T1">met, competitors bested, obstacles </text:span></text:p>
      <text:p text:style-name="P2"><text:soft-page-break/>                <text:span text:style-name="T1">overcome.  I've accomplished more </text:span></text:p>
      <text:p text:style-name="P2">                <text:span text:style-name="T1">than most men, and without the use </text:span></text:p>
      <text:p text:style-name="P2">                <text:span text:style-name="T1">of my legs.  What. . . What makes a </text:span></text:p>
      <text:p text:style-name="P2">                <text:span text:style-name="T1">man, Mr. Lebowski?</text:span></text:p>
      <text:p text:style-name="P2">                                <text:span text:style-name="T1">DUDE</text:span></text:p>
      <text:p text:style-name="P2">                <text:span text:style-name="T1">Dude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don't know, sir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Is it. . . is it, being prepared to </text:span></text:p>
      <text:p text:style-name="P2">                <text:span text:style-name="T1">do the right thing?  Whatever the </text:span></text:p>
      <text:p text:style-name="P2">                <text:span text:style-name="T1">price?  Isn't that what makes a man?</text:span></text:p>
      <text:p text:style-name="P2">                                <text:span text:style-name="T1">DUDE</text:span></text:p>
      <text:p text:style-name="P2">                <text:span text:style-name="T1">Sure.  That and a pair of testicles.</text:span></text:p>
      <text:p text:style-name="P1">Lebowski turns away from the Dude with a haunted stare, lost </text:p>
      <text:p text:style-name="P1">in thought.</text:p>
      <text:p text:style-name="P2">                                <text:span text:style-name="T1">LEBOWSKI</text:span></text:p>
      <text:p text:style-name="P2">                <text:span text:style-name="T1">You're joking.  But perhaps you're </text:span></text:p>
      <text:p text:style-name="P2">                <text:span text:style-name="T1">right.</text:span></text:p>
      <text:p text:style-name="P1">The Dude thumps at his chest pocket.</text:p>
      <text:p text:style-name="P2">                                <text:span text:style-name="T1">DUDE</text:span></text:p>
      <text:p text:style-name="P2">                <text:span text:style-name="T1">Mind if I smoke a jay?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Bunny.</text:span></text:p>
      <text:p text:style-name="P1">He turns back around and the firelight shows teartracks on </text:p>
      <text:p text:style-name="P1">his cheeks.</text:p>
      <text:p text:style-name="P2">                                <text:span text:style-name="T1">DUDE</text:span></text:p>
      <text:p text:style-name="P2">                <text:span text:style-name="T1">'Scuse me?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Bunny Lebowski. . . She is the light </text:span></text:p>
      <text:p text:style-name="P2">                <text:span text:style-name="T1">of my life.  Are you surprised at my </text:span></text:p>
      <text:p text:style-name="P2">                <text:span text:style-name="T1">tears, si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Fuckin' A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Strong men also cry. . . Strong men </text:span></text:p>
      <text:p text:style-name="P2">                <text:span text:style-name="T1">also cry.</text:span></text:p>
      <text:p text:style-name="P1"><text:soft-page-break/>He clears his throat.</text:p>
      <text:p text:style-name="P2">                                <text:span text:style-name="T1">LEBOWSKI</text:span></text:p>
      <text:p text:style-name="P2">                <text:span text:style-name="T1">I received this fax this morning.</text:span></text:p>
      <text:p text:style-name="P1">Brandt hastily pulls a flimsy sheet from his clipboard and </text:p>
      <text:p text:style-name="P1">hands it to the Dude.</text:p>
      <text:p text:style-name="P2">                                <text:span text:style-name="T1">LEBOWSKI</text:span></text:p>
      <text:p text:style-name="P2">                <text:span text:style-name="T1">As you can see, it is a ransom note.  </text:span></text:p>
      <text:p text:style-name="P2">                <text:span text:style-name="T1">Sent by cowards.  Men who are unable </text:span></text:p>
      <text:p text:style-name="P2">                <text:span text:style-name="T1">to achieve on a level field of play.  </text:span></text:p>
      <text:p text:style-name="P2">                <text:span text:style-name="T1">Men who will not sign their names.  </text:span></text:p>
      <text:p text:style-name="P2">                <text:span text:style-name="T1">Weaklings.  Bums.</text:span></text:p>
      <text:p text:style-name="P1">THE DUDE EXAMINES THE FAX:</text:p>
      <text:p text:style-name="P1">WE HAVE BUNNY.  GATHER ONE MILLION DOLLARS IN UNMARKED NON-</text:p>
      <text:p text:style-name="P1">CONSECUTIVE TWENTIES.  AWAIT INSTRUCTIONS.  NO FUNNY STUFF.</text:p>
      <text:p text:style-name="P2">                                <text:span text:style-name="T1">DUDE</text:span></text:p>
      <text:p text:style-name="P2">                <text:span text:style-name="T1">Bummer.</text:span></text:p>
      <text:p text:style-name="P1">Lebowski looks soulfully at the Dude.</text:p>
      <text:p text:style-name="P2">                                <text:span text:style-name="T1">LEBOWSKI</text:span></text:p>
      <text:p text:style-name="P2">                <text:span text:style-name="T1">Brandt will fill you in on the </text:span></text:p>
      <text:p text:style-name="P2">                <text:span text:style-name="T1">details.</text:span></text:p>
      <text:p text:style-name="P1">He wheels his chair around to once again gaze into the fire.  </text:p>
      <text:p text:style-name="P1">Brandt tugs at the Dude's shirt and points him back to the </text:p>
      <text:p text:style-name="P1">hall.</text:p>
      <text:p text:style-name="P1">HALLWAY</text:p>
      <text:p text:style-name="P1">The soprano's singing is once again faint.  Brandt's voice </text:p>
      <text:p text:style-name="P1">is hushed:</text:p>
      <text:p text:style-name="P2">                                <text:span text:style-name="T1">BRANDT</text:span></text:p>
      <text:p text:style-name="P2">                <text:span text:style-name="T1">Mr. Lebowski is prepared to make a </text:span></text:p>
      <text:p text:style-name="P2">                <text:span text:style-name="T1">generous offer to you to act as </text:span></text:p>
      <text:p text:style-name="P2">                <text:span text:style-name="T1">courier once we get instructions for </text:span></text:p>
      <text:p text:style-name="P2">                <text:span text:style-name="T1">the mone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y me, man?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He suspects that the culprits might </text:span></text:p>
      <text:p text:style-name="P2">                <text:span text:style-name="T1">be the very people who, uh, soiled </text:span></text:p>
      <text:p text:style-name="P2">                <text:span text:style-name="T1">your rug, and you're in a unique </text:span></text:p>
      <text:p text:style-name="P2">                <text:span text:style-name="T1">position to confirm or, uh, disconfirm </text:span></text:p>
      <text:p text:style-name="P2">                <text:span text:style-name="T1">that suspicion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So he thinks it's the carpet-pissers, </text:span></text:p>
      <text:p text:style-name="P2">                <text:span text:style-name="T1">huh?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Well Dude, we just don't know.</text:span></text:p>
      <text:p text:style-name="P1">BOWLING PINS</text:p>
      <text:p text:style-name="P1">CRASH--scattered by a strike, in slow motion.</text:p>
      <text:p text:style-name="P1">WIDER</text:p>
      <text:p text:style-name="P1">Still in slow motion.  We are looking across the length of </text:p>
      <text:p text:style-name="P1">the bowling alley at a tall, thin, Hispanic bowler displaying </text:p>
      <text:p text:style-name="P1">perfect form.  He wears an all-in-one dacron-polyester stretch </text:p>
      <text:p text:style-name="P1">bowling outfit with a racing stripe down each side.</text:p>
      <text:p text:style-name="P1">FAST TRACK IN</text:p>
      <text:p text:style-name="P1">On the Dude, sitting next to Walter in the molded plastic </text:p>
      <text:p text:style-name="P1">chairs. The Dude is staring off towards the bowler.</text:p>
      <text:p text:style-name="P2">                                <text:span text:style-name="T1">DUDE</text:span></text:p>
      <text:p text:style-name="P2">                <text:span text:style-name="T1">Fucking Quintana--that creep can </text:span></text:p>
      <text:p text:style-name="P2">                <text:span text:style-name="T1">roll, man--</text:span></text:p>
      <text:p text:style-name="P1">BACK TO THE BOWLER</text:p>
      <text:p text:style-name="P1">Displaying great slow-motion form as the Dude and Walter's </text:p>
      <text:p text:style-name="P1">conversation continues over.</text:p>
      <text:p text:style-name="P2">                                <text:span text:style-name="T1">WALTER</text:span></text:p>
      <text:p text:style-name="P2">                <text:span text:style-name="T1">Yeah, but he's a fucking pervert, </text:span></text:p>
      <text:p text:style-name="P2">                <text:span text:style-name="T1">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 man is a sex offender.  With a </text:span></text:p>
      <text:p text:style-name="P2">                <text:span text:style-name="T1">record.  Spent six months in Chino </text:span></text:p>
      <text:p text:style-name="P2">                <text:span text:style-name="T1">for exposing himself to an eight-</text:span></text:p>
      <text:p text:style-name="P2">                <text:span text:style-name="T1">year-old.</text:span></text:p>
      <text:p text:style-name="P1">FLASHBACK</text:p>
      <text:p text:style-name="P1">We see Quintana, in pressed jeans and a stretchy sweater,  </text:p>
      <text:p text:style-name="P1">walking up a stoop in a residential neighborhood and zinging </text:p>
      <text:p text:style-name="P1">the bell.</text:p>
      <text:p text:style-name="P1">The VOICE-OVER conversation continues.</text:p>
      <text:p text:style-name="P2">                                <text:span text:style-name="T1">DUDE</text:span></text:p>
      <text:p text:style-name="P2">                <text:span text:style-name="T1">H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en he moved down to Venice he had </text:span></text:p>
      <text:p text:style-name="P2"><text:soft-page-break/>                <text:span text:style-name="T1">to go door-to-door to tell everyone </text:span></text:p>
      <text:p text:style-name="P2">                <text:span text:style-name="T1">he's a pederast.</text:span></text:p>
      <text:p text:style-name="P1">The door swings open and a beer-swilling middle-aged man </text:p>
      <text:p text:style-name="P1">looks dully out at Quintana, who looks hesitantly up.</text:p>
      <text:p text:style-name="P2">                                <text:span text:style-name="T1">DONNY</text:span></text:p>
      <text:p text:style-name="P2">                <text:span text:style-name="T1">What's a pederast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ut the fuck up, Donny.</text:span></text:p>
      <text:p text:style-name="P1">PINS</text:p>
      <text:p text:style-name="P1">scattered by a strike.</text:p>
      <text:p text:style-name="P1">QUINTANA</text:p>
      <text:p text:style-name="P1">wheeling and thrusting a black gloved fist into the air.</text:p>
      <text:p text:style-name="P1">Stitched above the breast pocket of his all-in-one is his </text:p>
      <text:p text:style-name="P1">first name, "Jesus".</text:p>
      <text:p text:style-name="P1">BACK TO WALTER AND THE DUDE</text:p>
      <text:p text:style-name="P1">They have been joined by Donny.</text:p>
      <text:p text:style-name="P2">                                <text:span text:style-name="T1">WALTER</text:span></text:p>
      <text:p text:style-name="P2">                <text:span text:style-name="T1">Anyway.  How much they offer you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wenty grand.  And of course I still </text:span></text:p>
      <text:p text:style-name="P2">                <text:span text:style-name="T1">keep the rug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Just for making the hand-off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1">He slips a little black box out of his shirt pocket.</text:p>
      <text:p text:style-name="P2">                                <text:span text:style-name="T1">DUDE</text:span></text:p>
      <text:p text:style-name="P2">                <text:span text:style-name="T1">...They  gave  Dude  a  beeper,  so  </text:span></text:p>
      <text:p text:style-name="P2">                <text:span text:style-name="T1">whenever these guys call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if it's during a gam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told him if it was during league </text:span></text:p>
      <text:p text:style-name="P2">                <text:span text:style-name="T1">play--</text:span></text:p>
      <text:p text:style-name="P1">Donny has been watching Quintana.</text:p>
      <text:p text:style-name="P2">                                <text:span text:style-name="T1">DONNY</text:span></text:p>
      <text:p text:style-name="P2">                <text:span text:style-name="T1">If what's during league play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Life does not stop and start at your </text:span></text:p>
      <text:p text:style-name="P2"><text:soft-page-break/>                <text:span text:style-name="T1">convenience, you miserable piece of </text:span></text:p>
      <text:p text:style-name="P2">                <text:span text:style-name="T1">shit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's wrong with Walter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figure it's easy money, it's all </text:span></text:p>
      <text:p text:style-name="P2">                <text:span text:style-name="T1">pretty harmless.  I mean she probably </text:span></text:p>
      <text:p text:style-name="P2">                <text:span text:style-name="T1">kidnapped herself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 do you mean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Rug-peers did not do this.  I mean </text:span></text:p>
      <text:p text:style-name="P2">                <text:span text:style-name="T1">look at it.  Young trophy wife.  </text:span></text:p>
      <text:p text:style-name="P2">                <text:span text:style-name="T1">Marries a guy for money but figures </text:span></text:p>
      <text:p text:style-name="P2">                <text:span text:style-name="T1">he isn't giving her enough.  She </text:span></text:p>
      <text:p text:style-name="P2">                <text:span text:style-name="T1">owes money all over town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...fucking...bitch!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all a goddamn fake.  Like Lenin </text:span></text:p>
      <text:p text:style-name="P2">                <text:span text:style-name="T1">said, look for the person who will </text:span></text:p>
      <text:p text:style-name="P2">                <text:span text:style-name="T1">benefit.  And you will, uh, you know, </text:span></text:p>
      <text:p text:style-name="P2">                <text:span text:style-name="T1">you'll, uh, you know what I'm trying </text:span></text:p>
      <text:p text:style-name="P2">                <text:span text:style-name="T1">to say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I am the Walrus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 fucking bitch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I am the Walrus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ut the fuck up, Donny!  V.I. Lenin!  </text:span></text:p>
      <text:p text:style-name="P2">                <text:span text:style-name="T1">Vladimir Ilyich Ulyanov!</text:span></text:p>
      <text:p text:style-name="P2">                                <text:span text:style-name="T1">DONNY</text:span></text:p>
      <text:p text:style-name="P2"><text:soft-page-break/>                <text:span text:style-name="T1">What the fuck is he talking abou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's fucking exactly what happened, </text:span></text:p>
      <text:p text:style-name="P2">                <text:span text:style-name="T1">Dude!  That makes me fucking SICK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well, what do you care, Walter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Yeah Dude, why is Walter so pissed </text:span></text:p>
      <text:p text:style-name="P2">                <text:span text:style-name="T1">off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ose rich fucks!  This whole fucking </text:span></text:p>
      <text:p text:style-name="P2">                <text:span text:style-name="T1">thing-- I did not watch my buddies </text:span></text:p>
      <text:p text:style-name="P2">                <text:span text:style-name="T1">die face down in the muck so that </text:span></text:p>
      <text:p text:style-name="P2">                <text:span text:style-name="T1">this fucking strumpet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don't see any connection to Vietnam, </text:span></text:p>
      <text:p text:style-name="P2">                <text:span text:style-name="T1">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, there isn't a literal </text:span></text:p>
      <text:p text:style-name="P2">                <text:span text:style-name="T1">connection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face it, there isn't any </text:span></text:p>
      <text:p text:style-name="P2">                <text:span text:style-name="T1">connection.  It's your roll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ave it your way.  The point i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your roll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 fucking point i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your roll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Are you ready to be fucked, man?</text:span></text:p>
      <text:p text:style-name="P1">They both look up.</text:p>
      <text:p text:style-name="P1">Quintana, on his way out, looks down at them from the lip of </text:p>
      <text:p text:style-name="P1">the lanes.  Over his polyester all-in-one he now wears a </text:p>
      <text:p text:style-name="P1">windbreaker with a racing stripe and "Jesus" stitched on the </text:p>
      <text:p text:style-name="P1">breast.  He is holding a fancy black-and-red leather ball </text:p>
      <text:p text:style-name="P1">satchel (perhaps a Sylvia Wein).  Behind him stands his </text:p>
      <text:p text:style-name="P1"><text:soft-page-break/>partner, O'Brien, a short fat Irishman with tufted red hair.</text:p>
      <text:p text:style-name="P2">                                <text:span text:style-name="T1">QUINTANA</text:span></text:p>
      <text:p text:style-name="P2">                <text:span text:style-name="T1">I see you rolled your way into the </text:span></text:p>
      <text:p text:style-name="P2">                <text:span text:style-name="T1">semis.  Deos mio, man.  Seamus and </text:span></text:p>
      <text:p text:style-name="P2">                <text:span text:style-name="T1">me, we're gonna fuck you up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 well, that's just, ya know, </text:span></text:p>
      <text:p text:style-name="P2">                <text:span text:style-name="T1">like, your opinion, man.</text:span></text:p>
      <text:p text:style-name="P1">Quintana looks at Walter.</text:p>
      <text:p text:style-name="P2">                                <text:span text:style-name="T1">QUINTANA</text:span></text:p>
      <text:p text:style-name="P2">                <text:span text:style-name="T1">Let me tell you something, bendeco.  </text:span></text:p>
      <text:p text:style-name="P2">                <text:span text:style-name="T1">You pull any your crazy shit with </text:span></text:p>
      <text:p text:style-name="P2">                <text:span text:style-name="T1">us, you flash a piece out on the </text:span></text:p>
      <text:p text:style-name="P2">                <text:span text:style-name="T1">lanes, I'll take it away from you </text:span></text:p>
      <text:p text:style-name="P2">                <text:span text:style-name="T1">and stick it up your ass and pull </text:span></text:p>
      <text:p text:style-name="P2">                <text:span text:style-name="T1">the fucking trigger til it goes </text:span></text:p>
      <text:p text:style-name="P2">                <text:span text:style-name="T1">"click".</text:span></text:p>
      <text:p text:style-name="P2">                                <text:span text:style-name="T1">DUDE</text:span></text:p>
      <text:p text:style-name="P2">                <text:span text:style-name="T1">Jesus.</text:span></text:p>
      <text:p text:style-name="P2">                                <text:span text:style-name="T1">QUINTANA</text:span></text:p>
      <text:p text:style-name="P2">                <text:span text:style-name="T1">You said it, man.  Nobody fucks with </text:span></text:p>
      <text:p text:style-name="P2">                <text:span text:style-name="T1">the Jesus.</text:span></text:p>
      <text:p text:style-name="P1">Jesus walks away.  Walter nods sadly.</text:p>
      <text:p text:style-name="P2">                                <text:span text:style-name="T1">WALTER</text:span></text:p>
      <text:p text:style-name="P2">                <text:span text:style-name="T1">Eight-year-olds, Dude.</text:span></text:p>
      <text:p text:style-name="P1">DUDE'S BUNGALOW</text:p>
      <text:p text:style-name="P1">We are looking down at the Dude who is prone on the rug.  </text:p>
      <text:p text:style-name="P1">His eyes are closed.  He wears a Walkman headset.  Leaking </text:p>
      <text:p text:style-name="P1">tinnily through the headphones we can just hear an </text:p>
      <text:p text:style-name="P1">intermittent clatter.</text:p>
      <text:p text:style-name="P1">In his outflung hand lies a cassette case labeled VENICE </text:p>
      <text:p text:style-name="P1">BEACH LEAGUE PLAYOFFS 1987.</text:p>
      <text:p text:style-name="P1">The Dude absently licks his lips as we faintly hear a hall </text:p>
      <text:p text:style-name="P1">rumbling down the lane.  On its impact with the pins, the </text:p>
      <text:p text:style-name="P1">Dude opens his eyes.</text:p>
      <text:p text:style-name="P1">He screams.</text:p>
      <text:p text:style-name="P1">A blonde woman looms over him.  Next to  her a  young man  </text:p>
      <text:p text:style-name="P1">in paint-spattered denims stoops and swings something towards </text:p>
      <text:p text:style-name="P1">the carrier.</text:p>
      <text:p text:style-name="P1">The sap catches the Dude on the chin and sends  his head </text:p>
      <text:p text:style-name="P1"><text:soft-page-break/>thunking back onto the rug.</text:p>
      <text:p text:style-name="P1">A million stars explode against a field of black.  We hear </text:p>
      <text:p text:style-name="P1">the "La-la-la-la" of The Man in Me.</text:p>
      <text:p text:style-name="P1">The black field  dissolves into  the pattern  of the  rug.   </text:p>
      <text:p text:style-name="P1">The rug rolls away to reveal an aerial view of  the city  of </text:p>
      <text:p text:style-name="P1">Los  Angeles at twilight, moving below us at great speed.</text:p>
      <text:p text:style-name="P1">The Dude is flying over the city, his arms thrown out in </text:p>
      <text:p text:style-name="P1">front of him, the wind whipping his hair and billowing his </text:p>
      <text:p text:style-name="P1">bowling shirt. He looks up.</text:p>
      <text:p text:style-name="P1">Ahead the mysterious blonde woman wings away, riding on the </text:p>
      <text:p text:style-name="P1">Dude's rug like a sheik on a magic carpet.  She is outpacing </text:p>
      <text:p text:style-name="P1">us, growing smaller.</text:p>
      <text:p text:style-name="P1">The Dude does a couple of lazy crawl strokes and then notices </text:p>
      <text:p text:style-name="P1">that a bowling ball has materialized in his forward hand.  </text:p>
      <text:p text:style-name="P1">His bemusement turns to concern over the aerodynamic </text:p>
      <text:p text:style-name="P1">implications just as the ball seems to suddenly assume its </text:p>
      <text:p text:style-name="P1">weight, abruptly snapping his arm down, and him after it. He </text:p>
      <text:p text:style-name="P1">is falling. From a high angle we see the Dude hurtling down </text:p>
      <text:p text:style-name="P1">toward the city, dragged by the ball.</text:p>
      <text:p text:style-name="P1">A  reverse  looking  up shows  the Dude  hurtling toward  us </text:p>
      <text:p text:style-name="P1">out  of the inky  sky,  his eyes  wide with  horror.  Led by  </text:p>
      <text:p text:style-name="P1">the bowling  ball, he zooms past the camera leaving us in </text:p>
      <text:p text:style-name="P1">black.</text:p>
      <text:p text:style-name="P1">We hear a distant rumble, like thunder.  Dull reflections </text:p>
      <text:p text:style-name="P1">materialize in the darkness.  They are glints off the shiny </text:p>
      <text:p text:style-name="P1">surface of an oncoming bowling ball.</text:p>
      <text:p text:style-name="P1">We pull back to reveal that the blackness was the inside of </text:p>
      <text:p text:style-name="P1">a ball return, and the gleaming bowling ball is being </text:p>
      <text:p text:style-name="P1">regurgitated up at us, overtaking us.</text:p>
      <text:p text:style-name="P1">The Dude looks up, up, up at the looming ball, its mass </text:p>
      <text:p text:style-name="P1">rolling a huge shadow across his face.</text:p>
      <text:p text:style-name="P1">The gleaming ball shows three dead black holes rolling toward </text:p>
      <text:p text:style-name="P1">us --finger holes.</text:p>
      <text:p text:style-name="P1">The largest--thumb--hole rolls directly over us, engulfing </text:p>
      <text:p text:style-name="P1">us once again in black..</text:p>
      <text:p text:style-name="P1">The black rolls away and we are spinning--spinning down a </text:p>
      <text:p text:style-name="P1">bowling lane--our point of view that of someone trapped in </text:p>
      <text:p text:style-name="P1">the thumbhole of the rolling ball.</text:p>
      <text:p text:style-name="P1">We see the receding bowler spinning away.  It is the blonde </text:p>
      <text:p text:style-name="P1">woman, performing her follow-through.</text:p>
      <text:p text:style-name="P1">Floor spins up at us and then away; ceiling spins up and </text:p>
      <text:p text:style-name="P1">away; the length of the alley with pins at the end; floor; </text:p>
      <text:p text:style-name="P1"><text:soft-page-break/>ceiling; approaching pins; again and again.</text:p>
      <text:p text:style-name="P1">We hit the pins and clatter into blackness.  We hear pins </text:p>
      <text:p text:style-name="P1">spin, hit each other and drop.</text:p>
      <text:p text:style-name="P1">We hear an irritating, insistent beeping.</text:p>
      <text:p text:style-name="P1">FADE IN</text:p>
      <text:p text:style-name="P1">We are close on the Dude, upside down.  As the picture fades </text:p>
      <text:p text:style-name="P1">in the bowling noises continue, but filtered and faint.  </text:p>
      <text:p text:style-name="P1">They come from the Dude's Walkman, the headset of which is </text:p>
      <text:p text:style-name="P1">now askew, with one arm off his ear.</text:p>
      <text:p text:style-name="P1">As the Dude opens his eyes we spiral slowly upward to put </text:p>
      <text:p text:style-name="P1">him right side around.  His head is now resting against </text:p>
      <text:p text:style-name="P1">hardwood floor, not rug.</text:p>
      <text:p text:style-name="P2">                                <text:span text:style-name="T1">DUDE</text:span></text:p>
      <text:p text:style-name="P2">                <text:span text:style-name="T1">Oh man.</text:span></text:p>
      <text:p text:style-name="P1">He  raises  himself  onto  his  elbows  and  massages  the  </text:p>
      <text:p text:style-name="P1">red   lump  on his  jaw.  The  beeper  on his  belt is  </text:p>
      <text:p text:style-name="P1">blinking red  in sync  with the continuing irritating beeps.</text:p>
      <text:p text:style-name="P1">WIDE ON THE ROOM</text:p>
      <text:p text:style-name="P1">An  end  table  is  upset,  but  otherwise the  furniture is  </text:p>
      <text:p text:style-name="P1">in place. The rug is gone.</text:p>
      <text:p text:style-name="P1">The  Dude  looks  around.    The  bowling sounds  continue.   </text:p>
      <text:p text:style-name="P1">The beeps continue.</text:p>
      <text:p text:style-name="P1">The phone starts to jangle.</text:p>
      <text:p text:style-name="P1">TRACK</text:p>
      <text:p text:style-name="P1">We  push  Brandt  down  the  familiar  marble  hallway.   </text:p>
      <text:p text:style-name="P1">Again  there is a  distant  aria.    Brandt  throws  out a  </text:p>
      <text:p text:style-name="P1">wrist to  look at  his watch.</text:p>
      <text:p text:style-name="P2">                                <text:span text:style-name="T1">BRANDT</text:span></text:p>
      <text:p text:style-name="P2">                <text:span text:style-name="T1">They called about eighty minutes </text:span></text:p>
      <text:p text:style-name="P2">                <text:span text:style-name="T1">ago.  They want you to take the money </text:span></text:p>
      <text:p text:style-name="P2">                <text:span text:style-name="T1">and drive north on the 4 5.  They'll </text:span></text:p>
      <text:p text:style-name="P2">                <text:span text:style-name="T1">call you on the portable phone with </text:span></text:p>
      <text:p text:style-name="P2">                <text:span text:style-name="T1">instructions in about forty minutes.  </text:span></text:p>
      <text:p text:style-name="P2">                <text:span text:style-name="T1">One person only or I'd go with you.  </text:span></text:p>
      <text:p text:style-name="P2">                <text:span text:style-name="T1">They were very clear on that: one </text:span></text:p>
      <text:p text:style-name="P2">                <text:span text:style-name="T1">person only.  What happened to your </text:span></text:p>
      <text:p text:style-name="P2">                <text:span text:style-name="T1">jaw?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nothin', you know.</text:span></text:p>
      <text:p text:style-name="P1">They have reached the little desk outside of the big </text:p>
      <text:p text:style-name="P1"><text:soft-page-break/>Lebowski's office; Brandt opens its bottom drawer with a key </text:p>
      <text:p text:style-name="P1">and takes out an attache case.  He hands this to the Dude </text:p>
      <text:p text:style-name="P1">along with a cellular phone in a battery-pack carrying case.</text:p>
      <text:p text:style-name="P2">                                <text:span text:style-name="T1">BRANDT</text:span></text:p>
      <text:p text:style-name="P2">                <text:span text:style-name="T1">Here's the money, and the phone.  </text:span></text:p>
      <text:p text:style-name="P2">                <text:span text:style-name="T1">Please, Dude, follow whatever </text:span></text:p>
      <text:p text:style-name="P2">                <text:span text:style-name="T1">instructions they giv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Her life is in your hand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man, don't say that.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Mr. Lebowski asked me to repeat that:  </text:span></text:p>
      <text:p text:style-name="P2">                <text:span text:style-name="T1">Her life is in your hand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it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Her life is in your hands, Dude.  </text:span></text:p>
      <text:p text:style-name="P2">                <text:span text:style-name="T1">And report back to us as soon as </text:span></text:p>
      <text:p text:style-name="P2">                <text:span text:style-name="T1">it's done.</text:span></text:p>
      <text:p text:style-name="P1">DUDE'S CAR</text:p>
      <text:p text:style-name="P1">We pan off the Dude, driving, to his point of view through </text:p>
      <text:p text:style-name="P1">the front windshield.  The headlights play over Walter </text:p>
      <text:p text:style-name="P1">standing waiting in front of the storefront of SOBCHAK </text:p>
      <text:p text:style-name="P1">SECURITY.  Though he is wearing khaki shorts and shirt, the </text:p>
      <text:p text:style-name="P1">fact that he holds a battered brown briefcase makes him look </text:p>
      <text:p text:style-name="P1">oddly like a commuter.  He also holds an irregular shape </text:p>
      <text:p text:style-name="P1">bundled in brown wrapping paper.</text:p>
      <text:p text:style-name="P1">The car stops in front of him and he opens the Dude's door </text:p>
      <text:p text:style-name="P1">and hands in the briefcase.</text:p>
      <text:p text:style-name="P2">                                <text:span text:style-name="T1">WALTER</text:span></text:p>
      <text:p text:style-name="P2">                <text:span text:style-name="T1">Take the ringer.  I'll drive.</text:span></text:p>
      <text:p text:style-name="P1">The Dude takes the briefcase and slides over.</text:p>
      <text:p text:style-name="P2">                                <text:span text:style-name="T1">DUDE</text:span></text:p>
      <text:p text:style-name="P2">                <text:span text:style-name="T1">The wha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 ringer!  The ringer, Dude!  Have </text:span></text:p>
      <text:p text:style-name="P2"><text:soft-page-break/>                <text:span text:style-name="T1">they called yet?</text:span></text:p>
      <text:p text:style-name="P1">The Dude opens the briefcase and paws bemusedly through it </text:p>
      <text:p text:style-name="P1">as the car starts rolling.</text:p>
      <text:p text:style-name="P2">                                <text:span text:style-name="T1">DUDE</text:span></text:p>
      <text:p text:style-name="P2">                <text:span text:style-name="T1">What the hell is this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My dirty undies.  Laundry, Dude.  </text:span></text:p>
      <text:p text:style-name="P2">                <text:span text:style-name="T1">The white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Agh--</text:span></text:p>
      <text:p text:style-name="P1">He closes the briefcase.</text:p>
      <text:p text:style-name="P2">                                <text:span text:style-name="T1">DUDE</text:span></text:p>
      <text:p text:style-name="P2">                <text:span text:style-name="T1">Walter, I'm sure there's a reason </text:span></text:p>
      <text:p text:style-name="P2">                <text:span text:style-name="T1">you brought your dirty undies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aaat's right, Dude.  The weight.  </text:span></text:p>
      <text:p text:style-name="P2">                <text:span text:style-name="T1">The ringer can't look empt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--what the fuck are you </text:span></text:p>
      <text:p text:style-name="P2">                <text:span text:style-name="T1">thinking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 you're right, Dude, I got to </text:span></text:p>
      <text:p text:style-name="P2">                <text:span text:style-name="T1">thinking.  I got to thinking why </text:span></text:p>
      <text:p text:style-name="P2">                <text:span text:style-name="T1">should we settle for a measly fucking </text:span></text:p>
      <text:p text:style-name="P2">                <text:span text:style-name="T1">twenty grand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?  What the fuck we?  You said you </text:span></text:p>
      <text:p text:style-name="P2">                <text:span text:style-name="T1">just wanted to come along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My point, Dude, is why should we </text:span></text:p>
      <text:p text:style-name="P2">                <text:span text:style-name="T1">settle for twenty grand when we can </text:span></text:p>
      <text:p text:style-name="P2">                <text:span text:style-name="T1">keep the entire million.  Am I wrong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s you're wrong.  This isn't a </text:span></text:p>
      <text:p text:style-name="P2">                <text:span text:style-name="T1">fucking game, Walt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t is a fucking game.  You said so </text:span></text:p>
      <text:p text:style-name="P2">                <text:span text:style-name="T1">yourself, Dude--she kidnapped herself--</text:span></text:p>
      <text:p text:style-name="P2"><text:soft-page-break/>                                <text:span text:style-name="T1">DUDE '</text:span></text:p>
      <text:p text:style-name="P2">                <text:span text:style-name="T1">Yeah, but--</text:span></text:p>
      <text:p text:style-name="P1">The phone chirps.  Dude grabs it.</text:p>
      <text:p text:style-name="P2">                                <text:span text:style-name="T1">DUDE</text:span></text:p>
      <text:p text:style-name="P2">                <text:span text:style-name="T1">Dude here.</text:span></text:p>
      <text:p text:style-name="P2">                                <text:span text:style-name="T1">VOICE</text:span></text:p>
      <text:p text:style-name="P2">                        <text:span text:style-name="T1">(German accent)</text:span></text:p>
      <text:p text:style-name="P2">                <text:span text:style-name="T1">Who is this?</text:span></text:p>
      <text:p text:style-name="P2">                                <text:span text:style-name="T1">DUDE</text:span></text:p>
      <text:p text:style-name="P2">                <text:span text:style-name="T1">Dude the Bagman.  Where do you want </text:span></text:p>
      <text:p text:style-name="P2">                <text:span text:style-name="T1">us to go?</text:span></text:p>
      <text:p text:style-name="P2">                                <text:span text:style-name="T1">VOICE</text:span></text:p>
      <text:p text:style-name="P2">                <text:span text:style-name="T1">...Us?</text:span></text:p>
      <text:p text:style-name="P2">                <text:span text:style-name="T1">DUDE</text:span></text:p>
      <text:p text:style-name="P1">Shit. . . Uh, yeah, you know, me and the driver.  I'm not </text:p>
      <text:p text:style-name="P1">handling the money and driving the car and talking on the </text:p>
      <text:p text:style-name="P1">phone all by my fucking--</text:p>
      <text:p text:style-name="P2">                                <text:span text:style-name="T1">VOICE</text:span></text:p>
      <text:p text:style-name="P2">                <text:span text:style-name="T1">Shut the fuck up.</text:span></text:p>
      <text:p text:style-name="P2">                        <text:span text:style-name="T1">(Beat)</text:span></text:p>
      <text:p text:style-name="P2">                <text:span text:style-name="T1">Hello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?</text:span></text:p>
      <text:p text:style-name="P2">                                <text:span text:style-name="T1">VOICE</text:span></text:p>
      <text:p text:style-name="P2">                <text:span text:style-name="T1">Okay, listen--</text:span></text:p>
      <text:p text:style-name="P1">Walter looks over at the Dude and bellows:</text:p>
      <text:p text:style-name="P2">                                <text:span text:style-name="T1">WALTER</text:span></text:p>
      <text:p text:style-name="P2">                <text:span text:style-name="T1">Dude, are you fucking this up?</text:span></text:p>
      <text:p text:style-name="P2">                                <text:span text:style-name="T1">VOICE</text:span></text:p>
      <text:p text:style-name="P2">                <text:span text:style-name="T1">Who is that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 driver man, I told you--</text:span></text:p>
      <text:p text:style-name="P1">Click.  Dial tone.</text:p>
      <text:p text:style-name="P2">                                <text:span text:style-name="T1">DUDE</text:span></text:p>
      <text:p text:style-name="P2">                <text:span text:style-name="T1">Oh shit.  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 is going on ther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y hung up, Walter!  You fucked it </text:span></text:p>
      <text:p text:style-name="P2"><text:soft-page-break/>                <text:span text:style-name="T1">up!  You fucked it up!  Her life was </text:span></text:p>
      <text:p text:style-name="P2">                <text:span text:style-name="T1">in our hands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Easy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're screwed now!  We don't get </text:span></text:p>
      <text:p text:style-name="P2">                <text:span text:style-name="T1">shit and they're gonna kill her!  </text:span></text:p>
      <text:p text:style-name="P2">                <text:span text:style-name="T1">We're fucked,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, nothing is fucked.  Come on.  </text:span></text:p>
      <text:p text:style-name="P2">                <text:span text:style-name="T1">You're being very unDude.  They'll </text:span></text:p>
      <text:p text:style-name="P2">                <text:span text:style-name="T1">call back.  Look, she kidnapped her--</text:span></text:p>
      <text:p text:style-name="P1">The phone chirps.</text:p>
      <text:p text:style-name="P2">                                <text:span text:style-name="T1">WALTER</text:span></text:p>
      <text:p text:style-name="P2">                <text:span text:style-name="T1">Ya see?  Nothing is fucked up here, </text:span></text:p>
      <text:p text:style-name="P2">                <text:span text:style-name="T1">Dude.  Nothing is fucked.  These  </text:span></text:p>
      <text:p text:style-name="P2">                <text:span text:style-name="T1">guys are fucking amateur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utup, Walter!  Don't fucking say </text:span></text:p>
      <text:p text:style-name="P2">                <text:span text:style-name="T1">peep when I'm doing business here.</text:span></text:p>
      <text:p text:style-name="P2">                                <text:span text:style-name="T1">WALTER</text:span></text:p>
      <text:p text:style-name="P2">                        <text:span text:style-name="T1">(patronizing)</text:span></text:p>
      <text:p text:style-name="P2">                <text:span text:style-name="T1">Okay Dude.  Have it your way.</text:span></text:p>
      <text:p text:style-name="P1">The Dude unclips the phone from the battery pack.</text:p>
      <text:p text:style-name="P2">                                <text:span text:style-name="T1">WALTER</text:span></text:p>
      <text:p text:style-name="P2">                <text:span text:style-name="T1">But they're amateurs.</text:span></text:p>
      <text:p text:style-name="P1">The Dude glares at Walter.  Into the phone:</text:p>
      <text:p text:style-name="P2">                                <text:span text:style-name="T1">DUDE</text:span></text:p>
      <text:p text:style-name="P2">                <text:span text:style-name="T1">Dude here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Okay, vee proceed.  But only if there </text:span></text:p>
      <text:p text:style-name="P2">                <text:span text:style-name="T1">is no funny stuff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So no funny stuff.  Oka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, just tell me where the fuck you </text:span></text:p>
      <text:p text:style-name="P2"><text:soft-page-break/>                <text:span text:style-name="T1">want us to go.</text:span></text:p>
      <text:p text:style-name="P1">A HIGHWAY SIGN:  SIMI VALLEY ROAD</text:p>
      <text:p text:style-name="P1">It flashes by in the headlights of the roaring car.</text:p>
      <text:p text:style-name="P2">                                <text:span text:style-name="T1">DUDE</text:span></text:p>
      <text:p text:style-name="P2">                <text:span text:style-name="T1">That was the sign.</text:span></text:p>
      <text:p text:style-name="P1">Walter wrestles the car onto the two-lane road.</text:p>
      <text:p text:style-name="P2">                                <text:span text:style-name="T1">WALTER</text:span></text:p>
      <text:p text:style-name="P2">                <text:span text:style-name="T1">Yeah.  So as long as we get her back, </text:span></text:p>
      <text:p text:style-name="P2">                <text:span text:style-name="T1">nobody's in a position to complain.  </text:span></text:p>
      <text:p text:style-name="P2">                <text:span text:style-name="T1">And we keep the bakshees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errific, Walter.  But you haven't </text:span></text:p>
      <text:p text:style-name="P2">                <text:span text:style-name="T1">told me how we get her back.  Where </text:span></text:p>
      <text:p text:style-name="P2">                <text:span text:style-name="T1">is sh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's the simple part, Dude.  When  </text:span></text:p>
      <text:p text:style-name="P2">                <text:span text:style-name="T1">we make the handoff, I grab the guy </text:span></text:p>
      <text:p text:style-name="P2">                <text:span text:style-name="T1">and beat  it out of him.</text:span></text:p>
      <text:p text:style-name="P1">He looks at the Dude.</text:p>
      <text:p text:style-name="P2">                                <text:span text:style-name="T1">WALTER</text:span></text:p>
      <text:p text:style-name="P2">                <text:span text:style-name="T1">...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  That's a great plan, Walter.  </text:span></text:p>
      <text:p text:style-name="P2">                <text:span text:style-name="T1">That's fucking ingenious, if I </text:span></text:p>
      <text:p text:style-name="P2">                <text:span text:style-name="T1">understand it correctly.  That's a </text:span></text:p>
      <text:p text:style-name="P2">                <text:span text:style-name="T1">Swiss fucking watc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aat's right, Dude.  The beauty of </text:span></text:p>
      <text:p text:style-name="P2">                <text:span text:style-name="T1">this is its simplicity. If the plan </text:span></text:p>
      <text:p text:style-name="P2">                <text:span text:style-name="T1">gets too complex something always </text:span></text:p>
      <text:p text:style-name="P2">                <text:span text:style-name="T1">goes wrong.  If there's one thing I </text:span></text:p>
      <text:p text:style-name="P2">                <text:span text:style-name="T1">learned in Nam--</text:span></text:p>
      <text:p text:style-name="P1">The phone chirps.</text:p>
      <text:p text:style-name="P2">                                <text:span text:style-name="T1">DUDE</text:span></text:p>
      <text:p text:style-name="P2">                <text:span text:style-name="T1">Dude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You are approaching a vooden britch.  </text:span></text:p>
      <text:p text:style-name="P2">                <text:span text:style-name="T1">When you cross it you srow ze bag </text:span></text:p>
      <text:p text:style-name="P2">                <text:span text:style-name="T1">from ze left vindow of ze moving </text:span></text:p>
      <text:p text:style-name="P2"><text:soft-page-break/>                <text:span text:style-name="T1">kar.  Do not slow down.  Vee vatch </text:span></text:p>
      <text:p text:style-name="P2">                <text:span text:style-name="T1">you.</text:span></text:p>
      <text:p text:style-name="P1">Click.  Dial tone.</text:p>
      <text:p text:style-name="P2">                                <text:span text:style-name="T1">DUDE</text:span></text:p>
      <text:p text:style-name="P2">                <text:span text:style-name="T1">FUCK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'd he say?  Where's the hand-</text:span></text:p>
      <text:p text:style-name="P2">                <text:span text:style-name="T1">off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re is no fucking hand-off, Walter!   </text:span></text:p>
      <text:p text:style-name="P2">                <text:span text:style-name="T1">At a wooden bridge we throw the money </text:span></text:p>
      <text:p text:style-name="P2">                <text:span text:style-name="T1">out  of the ca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 throw the money out of the moving </text:span></text:p>
      <text:p text:style-name="P2">                <text:span text:style-name="T1">car!</text:span></text:p>
      <text:p text:style-name="P1">Walter stares dumbly for a beat.</text:p>
      <text:p text:style-name="P2">                                <text:span text:style-name="T1">WALTER</text:span></text:p>
      <text:p text:style-name="P2">                <text:span text:style-name="T1">We can't do that, Dude.  That fucks </text:span></text:p>
      <text:p text:style-name="P2">                <text:span text:style-name="T1">up our plan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call them up and explain it to </text:span></text:p>
      <text:p text:style-name="P2">                <text:span text:style-name="T1">'em, Walter!  Your plan is so fucking </text:span></text:p>
      <text:p text:style-name="P2">                <text:span text:style-name="T1">simple, I'm sure they'd fucking </text:span></text:p>
      <text:p text:style-name="P2">                <text:span text:style-name="T1">understand it!  That's the beauty of </text:span></text:p>
      <text:p text:style-name="P2">                <text:span text:style-name="T1">it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ooden bridge, 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throwing the money, Walter!  </text:span></text:p>
      <text:p text:style-name="P2">                <text:span text:style-name="T1">We're not fucking around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 bridge is coming up!  Gimme the </text:span></text:p>
      <text:p text:style-name="P2">                <text:span text:style-name="T1">ringer, Dude!  Chop-chop!</text:span></text:p>
      <text:p text:style-name="P2">                                <text:span text:style-name="T1">DUDE</text:span></text:p>
      <text:p text:style-name="P2">                <text:span text:style-name="T1">Fuck that!  I love you, Walter, but </text:span></text:p>
      <text:p text:style-name="P2">                <text:span text:style-name="T1">sooner or later you're gonna have to </text:span></text:p>
      <text:p text:style-name="P2"><text:soft-page-break/>                <text:span text:style-name="T1">face the fact that you're a goddamn </text:span></text:p>
      <text:p text:style-name="P2">                <text:span text:style-name="T1">moron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kay, Dude.  No time to argue.  Here's </text:span></text:p>
      <text:p text:style-name="P2">                <text:span text:style-name="T1">the bridge--</text:span></text:p>
      <text:p text:style-name="P1">There is the bump and new steady of the car on the bridge.  </text:p>
      <text:p text:style-name="P1">The Dude is twisting around to pull the money briefcase from </text:p>
      <text:p text:style-name="P1">the back seat.  Walter reaches one arm across Dude's body to </text:p>
      <text:p text:style-name="P1">grab the laundry.</text:p>
      <text:p text:style-name="P1">And there goes the ringer.</text:p>
      <text:p text:style-name="P1">He flings it out the window.</text:p>
      <text:p text:style-name="P2">                                <text:span text:style-name="T1">DUDE</text:span></text:p>
      <text:p text:style-name="P2">                <text:span text:style-name="T1">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r wheel, Dude!  I'm rolling out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the fuck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r wheel!  At fifteen em-pee-aitch </text:span></text:p>
      <text:p text:style-name="P2">                <text:span text:style-name="T1">I roll out!  I double back, grab one </text:span></text:p>
      <text:p text:style-name="P2">                <text:span text:style-name="T1">of 'em and beat it out of him!  The </text:span></text:p>
      <text:p text:style-name="P2">                <text:span text:style-name="T1">uzi!</text:span></text:p>
      <text:p text:style-name="P2">                                <text:span text:style-name="T1">DUDE</text:span></text:p>
      <text:p text:style-name="P2">                <text:span text:style-name="T1">Uzi?</text:span></text:p>
      <text:p text:style-name="P1">Walter points across the seat at the paper-wrapped bundle.</text:p>
      <text:p text:style-name="P2">                                <text:span text:style-name="T1">WALTER</text:span></text:p>
      <text:p text:style-name="P2">                <text:span text:style-name="T1">You didn't think I was rolling out </text:span></text:p>
      <text:p text:style-name="P2">                <text:span text:style-name="T1">of here naked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please--</text:span></text:p>
      <text:p text:style-name="P1">Walter has flung open his door and is leaning halfway out </text:p>
      <text:p text:style-name="P1">over the road.</text:p>
      <text:p text:style-name="P2">                                <text:span text:style-name="T1">WALTER</text:span></text:p>
      <text:p text:style-name="P2">                <text:span text:style-name="T1">Fifteen!  This is it, Dude!  Let's </text:span></text:p>
      <text:p text:style-name="P2">                <text:span text:style-name="T1">take that hill!</text:span></text:p>
      <text:p text:style-name="P1">Walter rolls out with his parcel, giving a loud grunt as he </text:p>
      <text:p text:style-name="P1">hits the pavement.  The car swerves and lurches and the Dude, </text:p>
      <text:p text:style-name="P1">cursing, takes the wheel.</text:p>
      <text:p text:style-name="P1">OUTSIDE</text:p>
      <text:p text:style-name="P1"><text:soft-page-break/>Walter tumbles onto the shoulder and--RAT-TAT-TAT-TAT!--muzzle </text:p>
      <text:p text:style-name="P1">flashes tear open the wrapping paper.</text:p>
      <text:p text:style-name="P1">INSIDE THE CAR</text:p>
      <text:p text:style-name="P1">The car rocks and the Dude wrestles with the wheel.</text:p>
      <text:p text:style-name="P1">OUTSIDE</text:p>
      <text:p text:style-name="P1">The car clunks and screams around in a skid.</text:p>
      <text:p text:style-name="P1">INSIDE</text:p>
      <text:p text:style-name="P1">The Dude is thrown forward as the car hits something.</text:p>
      <text:p text:style-name="P1">OUTSIDE</text:p>
      <text:p text:style-name="P1">As the Dude struggles out holding the satchel of money. The </text:p>
      <text:p text:style-name="P1">front of his car is crumpled into a tree.  The car body saps </text:p>
      <text:p text:style-name="P1">back to the left, where the rear wheel has been shot out.</text:p>
      <text:p text:style-name="P1">WALTER  is  just  rising  from  the  ground  massaging an  </text:p>
      <text:p text:style-name="P1">injured knee.</text:p>
      <text:p text:style-name="P1">The  Dude  runs  up  the  road  toward  the bridge,  </text:p>
      <text:p text:style-name="P1">frantically waving the satchel in the air.</text:p>
      <text:p text:style-name="P2">                                <text:span text:style-name="T1">DUDE</text:span></text:p>
      <text:p text:style-name="P2">                <text:span text:style-name="T1">WE HAVE IT!  WE HAVE IT!!</text:span></text:p>
      <text:p text:style-name="P1">There is a distant engine roar.  A motorcycle bumps up onto </text:p>
      <text:p text:style-name="P1">the road from the ravine under the bridge and, tires </text:p>
      <text:p text:style-name="P1">squealing, skids around to speed away in the opposite </text:p>
      <text:p text:style-name="P1">direction.  It is closely followed by two more roaring </text:p>
      <text:p text:style-name="P1">motorcycles.</text:p>
      <text:p text:style-name="P2">                                <text:span text:style-name="T1">DUDE</text:span></text:p>
      <text:p text:style-name="P2">                <text:span text:style-name="T1">WE HAVE IT!!. . . We have it!</text:span></text:p>
      <text:p text:style-name="P1">The Dude and Walter stand in the middle of the road, watching </text:p>
      <text:p text:style-name="P1">the three red tail lights fishtail away.</text:p>
      <text:p text:style-name="P1">AFTER A LONG STARING SILENCE:</text:p>
      <text:p text:style-name="P2">                                <text:span text:style-name="T1">WALTER</text:span></text:p>
      <text:p text:style-name="P2">                <text:span text:style-name="T1">Ahh fuck it, let's go bowling.</text:span></text:p>
      <text:p text:style-name="P1">BOWLING LANE</text:p>
      <text:p text:style-name="P1">A ball rumbles in to scatter ten pins.</text:p>
      <text:p text:style-name="P1">WALTER.</text:p>
      <text:p text:style-name="P1">He turns from the lane to where the Dude sits in the nook of </text:p>
      <text:p text:style-name="P1">molded plastic chairs.  The Dude listlessly holds the portable </text:p>
      <text:p text:style-name="P1">phone in his lap.  It is ringing.</text:p>
      <text:p text:style-name="P2">                                <text:span text:style-name="T1">WALTER</text:span></text:p>
      <text:p text:style-name="P2">                <text:span text:style-name="T1">Aitz chaim he, Dude.  As the ex used </text:span></text:p>
      <text:p text:style-name="P2">                <text:span text:style-name="T1">to sa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the fuck is that supposed to </text:span></text:p>
      <text:p text:style-name="P2"><text:soft-page-break/>                <text:span text:style-name="T1">mean?  What the fuck're we gonna </text:span></text:p>
      <text:p text:style-name="P2">                <text:span text:style-name="T1">tell Lebowski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  Oh, him, yeah.  Well I don't </text:span></text:p>
      <text:p text:style-name="P2">                <text:span text:style-name="T1">see, um-- what exactly is the problem?</text:span></text:p>
      <text:p text:style-name="P1">The portable phone stops ringing.</text:p>
      <text:p text:style-name="P2">                                <text:span text:style-name="T1">DUDE</text:span></text:p>
      <text:p text:style-name="P2">                <text:span text:style-name="T1">Huh?  The problem is--what do you </text:span></text:p>
      <text:p text:style-name="P2">                <text:span text:style-name="T1">mean what's the--there's no--we didn't--</text:span></text:p>
      <text:p text:style-name="P2">                <text:span text:style-name="T1">they're gonna kill that poor woman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're you talking about?  </text:span></text:p>
      <text:p text:style-name="P2">                <text:span text:style-name="T1">That poor woman--that poor slut--</text:span></text:p>
      <text:p text:style-name="P2">                <text:span text:style-name="T1">kidnapped herself, Dude.  You said </text:span></text:p>
      <text:p text:style-name="P2">                <text:span text:style-name="T1">so yourself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, Walter!  I said I thought she </text:span></text:p>
      <text:p text:style-name="P2">                <text:span text:style-name="T1">kidnapped herself!  You're the one </text:span></text:p>
      <text:p text:style-name="P2">                <text:span text:style-name="T1">who's so fucking certain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's right, Dude, 1  % certain--</text:span></text:p>
      <text:p text:style-name="P1">Donny is trotting excitedly up.</text:p>
      <text:p text:style-name="P2">                                <text:span text:style-name="T1">DONNY</text:span></text:p>
      <text:p text:style-name="P2">                <text:span text:style-name="T1">They posted the next round of the </text:span></text:p>
      <text:p text:style-name="P2">                <text:span text:style-name="T1">tournamen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onny, shut the f--when do we play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This Saturday.  Quintana and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aturday!  Well they'll have to </text:span></text:p>
      <text:p text:style-name="P2">                <text:span text:style-name="T1">reschedul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what'm I gonna tell Lebowski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 told that fuck down at the league </text:span></text:p>
      <text:p text:style-name="P2">                <text:span text:style-name="T1">office-- who's in charge of </text:span></text:p>
      <text:p text:style-name="P2">                <text:span text:style-name="T1">scheduling?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Walter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Burkh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 told that kraut a fucking thousand </text:span></text:p>
      <text:p text:style-name="P2">                <text:span text:style-name="T1">times I don't roll on shabbas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It's already posted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 THEY CAN FUCKING UN-POST IT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o gives a shit, Walter?  What about </text:span></text:p>
      <text:p text:style-name="P2">                <text:span text:style-name="T1">that poor woman?  What do we tell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C'mon Dude, eventually she'll get </text:span></text:p>
      <text:p text:style-name="P2">                <text:span text:style-name="T1">sick of her little game and, you </text:span></text:p>
      <text:p text:style-name="P2">                <text:span text:style-name="T1">know, wander back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How come you don't roll on Saturday, </text:span></text:p>
      <text:p text:style-name="P2">                <text:span text:style-name="T1">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m shomer shabbas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's that, Walte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and in the meantime what do I </text:span></text:p>
      <text:p text:style-name="P2">                <text:span text:style-name="T1">tell Lebowski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aturday is shabbas.  Jewish day of </text:span></text:p>
      <text:p text:style-name="P2">                <text:span text:style-name="T1">rest.  Means I don't work, I don't </text:span></text:p>
      <text:p text:style-name="P2">                <text:span text:style-name="T1">drive a car, I don't fucking ride in </text:span></text:p>
      <text:p text:style-name="P2">                <text:span text:style-name="T1">a car, I don't handle money, I don't </text:span></text:p>
      <text:p text:style-name="P2">                <text:span text:style-name="T1">turn on the oven, and I sure as shit </text:span></text:p>
      <text:p text:style-name="P2">                <text:span text:style-name="T1">don't fucking roll!</text:span></text:p>
      <text:p text:style-name="P2">                                <text:span text:style-name="T1">DONNY</text:span></text:p>
      <text:p text:style-name="P2">                <text:span text:style-name="T1">Sheesh.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Walter, how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omer shabbas.</text:span></text:p>
      <text:p text:style-name="P1">The Dude gets to his feet with the portable phone.</text:p>
      <text:p text:style-name="P2">                                <text:span text:style-name="T1">DUDE</text:span></text:p>
      <text:p text:style-name="P2">                <text:span text:style-name="T1">That's it.  I'm out of her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or Christ's sake, Dude.</text:span></text:p>
      <text:p text:style-name="P1">Walter and Donny join the Dude as he walks out of the bowling </text:p>
      <text:p text:style-name="P1">alley.</text:p>
      <text:p text:style-name="P1">Hell, you just tell him--well, you tell him, uh, we made the </text:p>
      <text:p text:style-name="P1">hand-off, everything went, uh, you know--</text:p>
      <text:p text:style-name="P2">                                <text:span text:style-name="T1">DONNY</text:span></text:p>
      <text:p text:style-name="P2">                <text:span text:style-name="T1">Oh yeah, how'd it go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nt alright.  Dude's car got a little </text:span></text:p>
      <text:p text:style-name="P2">                <text:span text:style-name="T1">dinged up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t Walter, we didn't make the fucking </text:span></text:p>
      <text:p text:style-name="P2">                <text:span text:style-name="T1">hand- off!  They didn't get, the </text:span></text:p>
      <text:p text:style-name="P2">                <text:span text:style-name="T1">fucking money and they're gonna--</text:span></text:p>
      <text:p text:style-name="P2">                <text:span text:style-name="T1">they're gonna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 yeah, "kill that poor woman."</text:span></text:p>
      <text:p text:style-name="P1">He waves both arms as if conducting a symphony orchestra.</text:p>
      <text:p text:style-name="P2">                                <text:span text:style-name="T1">WALTER</text:span></text:p>
      <text:p text:style-name="P2">                <text:span text:style-name="T1">Kill that poor woman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alter, if you can't ride in a car, </text:span></text:p>
      <text:p text:style-name="P2">                <text:span text:style-name="T1">how d'you get around on Shammas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Really, Dude, you surprise me.  </text:span></text:p>
      <text:p text:style-name="P2">                <text:span text:style-name="T1">They're not gonna kill shit.  They're </text:span></text:p>
      <text:p text:style-name="P2">                <text:span text:style-name="T1">not gonna do shit.  What can they </text:span></text:p>
      <text:p text:style-name="P2">                <text:span text:style-name="T1">do?  Fuckin' amateurs.  And meanwhile, </text:span></text:p>
      <text:p text:style-name="P2">                <text:span text:style-name="T1">look at the bottom line.  Who's </text:span></text:p>
      <text:p text:style-name="P2">                <text:span text:style-name="T1">sitting on a million fucking dollars?  </text:span></text:p>
      <text:p text:style-name="P2">                <text:span text:style-name="T1">Am I wrong?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Walt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o's got a fucking million fucking </text:span></text:p>
      <text:p text:style-name="P2">                <text:span text:style-name="T1">dollars parked in the trunk of our </text:span></text:p>
      <text:p text:style-name="P2">                <text:span text:style-name="T1">car out her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"Our" car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nd what do they got, Dude?  My dirty </text:span></text:p>
      <text:p text:style-name="P2">                <text:span text:style-name="T1">undies.  My fucking whites--Say, </text:span></text:p>
      <text:p text:style-name="P2">                <text:span text:style-name="T1">where is  the car?</text:span></text:p>
      <text:p text:style-name="P1">The three bowlers, stopped at the edge of the lot, stare out </text:p>
      <text:p text:style-name="P1">at an empty parking space.</text:p>
      <text:p text:style-name="P2">                                <text:span text:style-name="T1">DONNY</text:span></text:p>
      <text:p text:style-name="P2">                <text:span text:style-name="T1">Who has your undies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ere's your car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 don't know, Walter?  You seem to </text:span></text:p>
      <text:p text:style-name="P2">                <text:span text:style-name="T1">know the answer to everything else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mm.  Well, we were in a handicapped </text:span></text:p>
      <text:p text:style-name="P2">                <text:span text:style-name="T1">spot.  It, uh, it was probably towed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been stolen, Walter!  You fucking </text:span></text:p>
      <text:p text:style-name="P2">                <text:span text:style-name="T1">know it's been stolen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, certainly that's a possibility, </text:span></text:p>
      <text:p text:style-name="P2">                <text:span text:style-name="T1">Dud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Aw, fuck it.</text:span></text:p>
      <text:p text:style-name="P1">The Dude walks away across the lot.  The portable phone starts </text:p>
      <text:p text:style-name="P1">ringing again.</text:p>
      <text:p text:style-name="P2">                                <text:span text:style-name="T1">DONNY</text:span></text:p>
      <text:p text:style-name="P2">                <text:span text:style-name="T1">Where you going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going home, Donny.</text:span></text:p>
      <text:p text:style-name="P2">                                <text:span text:style-name="T1">DONNY</text:span></text:p>
      <text:p text:style-name="P2"><text:soft-page-break/>                <text:span text:style-name="T1">Your phone's ringing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nk you, Donny.</text:span></text:p>
      <text:p text:style-name="P1">DUDE'S LIVING ROOM</text:p>
      <text:p text:style-name="P1">The Dude is slumped disconsolately back in his easy chair, </text:p>
      <text:p text:style-name="P1">fingers of one hand cupped over his sunglasses.  Facing him </text:p>
      <text:p text:style-name="P1">on the couch are two uniformed policeman, one middle-aged, </text:p>
      <text:p text:style-name="P1">the other a fresh-faced rookie.</text:p>
      <text:p text:style-name="P1">At the cut the portable phone, in the Dude's lap, is chirping.  </text:p>
      <text:p text:style-name="P1">The Dude waits for the rings to end.  When they do:</text:p>
      <text:p text:style-name="P2">                                <text:span text:style-name="T1">DUDE</text:span></text:p>
      <text:p text:style-name="P2">                <text:span text:style-name="T1">1972 Pontiac LeBaron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Colo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Green.  Some brown, or, uh, rust, </text:span></text:p>
      <text:p text:style-name="P2">                <text:span text:style-name="T1">coloration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And was there anything of value in  </text:span></text:p>
      <text:p text:style-name="P2">                <text:span text:style-name="T1">the car?</text:span></text:p>
      <text:p text:style-name="P1">DULLY:</text:p>
      <text:p text:style-name="P2">                                <text:span text:style-name="T1">DUDE</text:span></text:p>
      <text:p text:style-name="P2">                <text:span text:style-name="T1">Huh?  Oh.  Yeah.  Tape deck.  Couple </text:span></text:p>
      <text:p text:style-name="P2">                <text:span text:style-name="T1">of Creedence tapes.  And there was </text:span></text:p>
      <text:p text:style-name="P2">                <text:span text:style-name="T1">a, uh. . . my briefcase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In the briefcas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Papers.  Just papers.  You know, my </text:span></text:p>
      <text:p text:style-name="P2">                <text:span text:style-name="T1">papers.  Business papers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And what do you do, si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unemployed.</text:span></text:p>
      <text:p text:style-name="P2">                                <text:span text:style-name="T1">OLDER COP</text:span></text:p>
      <text:p text:style-name="P2">                <text:span text:style-name="T1">...Most people, we're working nights, </text:span></text:p>
      <text:p text:style-name="P2">                <text:span text:style-name="T1">they offer us coffee.</text:span></text:p>
      <text:p text:style-name="P1">There is silence.  Dude continues to stare at a spot on the </text:p>
      <text:p text:style-name="P1">floor.  The older cop stares at him.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...Me, I don't drink coffee.  But </text:span></text:p>
      <text:p text:style-name="P2">                <text:span text:style-name="T1">it's nice when they offer.</text:span></text:p>
      <text:p text:style-name="P1">AT LENGTH:</text:p>
      <text:p text:style-name="P2">                                <text:span text:style-name="T1">DUDE</text:span></text:p>
      <text:p text:style-name="P2">                <text:span text:style-name="T1">...Also, my rug was stolen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Your rug was in the car.</text:span></text:p>
      <text:p text:style-name="P1">The Dude taps the floor with his foot.</text:p>
      <text:p text:style-name="P2">                                <text:span text:style-name="T1">DUDE</text:span></text:p>
      <text:p text:style-name="P2">                <text:span text:style-name="T1">No.  Here.</text:span></text:p>
      <text:p text:style-name="P2">                                <text:span text:style-name="T1">YOUNGER COP</text:span></text:p>
      <text:p text:style-name="P2">                <text:span text:style-name="T1">Separate incidents?</text:span></text:p>
      <text:p text:style-name="P1">The Dude stares at the floor.</text:p>
      <text:p text:style-name="P1">Silence.</text:p>
      <text:p text:style-name="P2">                                <text:span text:style-name="T1">OLDER COP</text:span></text:p>
      <text:p text:style-name="P2">                <text:span text:style-name="T1">Snap out of it, son.</text:span></text:p>
      <text:p text:style-name="P1">The home phone starts ringing--a ring distinct  from the  </text:p>
      <text:p text:style-name="P1">chirp of the portable.  The Dude makes no move to answer  </text:p>
      <text:p text:style-name="P1">it.   Finally the rings stop as an answering machine kicks </text:p>
      <text:p text:style-name="P1">on.</text:p>
      <text:p text:style-name="P2">                                <text:span text:style-name="T1">DUDE</text:span></text:p>
      <text:p text:style-name="P2">                <text:span text:style-name="T1">You find them much?  Stolen cars?</text:span></text:p>
      <text:p text:style-name="P1">Dude's Voice on Machine The Dude's not in.  Leave a message </text:p>
      <text:p text:style-name="P1">after the beep.  It takes a minute.</text:p>
      <text:p text:style-name="P2">                                <text:span text:style-name="T1">YOUNGER COP</text:span></text:p>
      <text:p text:style-name="P2">                <text:span text:style-name="T1">Sometimes.  I wouldn't hold out much </text:span></text:p>
      <text:p text:style-name="P2">                <text:span text:style-name="T1">hope for the tape deck though.  Or </text:span></text:p>
      <text:p text:style-name="P2">                <text:span text:style-name="T1">the Creedence tape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And the, uh, the briefcase?</text:span></text:p>
      <text:p text:style-name="P1">Beep.</text:p>
      <text:p text:style-name="P2">                                <text:span text:style-name="T1">FEMALE VOICE ON MACHINE</text:span></text:p>
      <text:p text:style-name="P2">                <text:span text:style-name="T1">Mr. Lebowski, I'd like to see you.  </text:span></text:p>
      <text:p text:style-name="P2">                <text:span text:style-name="T1">Call when you get home and I'll send </text:span></text:p>
      <text:p text:style-name="P2">                <text:span text:style-name="T1">a car for you.  My name is Maude </text:span></text:p>
      <text:p text:style-name="P2">                <text:span text:style-name="T1">Lebowski.  I'm the woman who took </text:span></text:p>
      <text:p text:style-name="P2">                <text:span text:style-name="T1">the rug.</text:span></text:p>
      <text:p text:style-name="P1">Beep.  Dial tone.</text:p>
      <text:p text:style-name="P2"><text:soft-page-break/>                                <text:span text:style-name="T1">OLDER COP</text:span></text:p>
      <text:p text:style-name="P2">                <text:span text:style-name="T1">Well, I guess we can close the file </text:span></text:p>
      <text:p text:style-name="P2">                <text:span text:style-name="T1">on that one.</text:span></text:p>
      <text:p text:style-name="P1">TRACKING FORWARD</text:p>
      <text:p text:style-name="P1">We are moving through the open living area of a large downtown </text:p>
      <text:p text:style-name="P1">L.A. loft.  A huge unfinished canvas,  lit by  standing </text:p>
      <text:p text:style-name="P1">industrial lights, dominates one wall.  The furnishings  are </text:p>
      <text:p text:style-name="P1">spare  given the space.  On the floor is the Dude's brilliant </text:p>
      <text:p text:style-name="P1">rug.</text:p>
      <text:p text:style-name="P1">We hear a rumble like an approaching bowling ball.  The Dude, </text:p>
      <text:p text:style-name="P1">standing in the middle of the loft, looks into the murky </text:p>
      <text:p text:style-name="P1">depths of the cavernous space.</text:p>
      <text:p text:style-name="P1">Something huge and white hurtles towards the Dude's head.  </text:p>
      <text:p text:style-name="P1">As it roars overhead he ducks, and spins to watch it pass.</text:p>
      <text:p text:style-name="P1">We see the backside of a naked woman in a sling suspended </text:p>
      <text:p text:style-name="P1">from a ceiling track rumbling over a canvas that lies on the </text:p>
      <text:p text:style-name="P1">floor.  She is holding a paint bucket in one hand and a brush </text:p>
      <text:p text:style-name="P1">in the other, with which she flicks paint down at the canvas.</text:p>
      <text:p text:style-name="P1">The Dude turns again as he hears running footsteps.  Two </text:p>
      <text:p text:style-name="P1">young men in paint-spattered shorts, T-shirts and sneakers </text:p>
      <text:p text:style-name="P1">reach the sling shortly after it reaches the end of its track </text:p>
      <text:p text:style-name="P1">and haul it back for another push.</text:p>
      <text:p text:style-name="P2">                                <text:span text:style-name="T1">VOICE</text:span></text:p>
      <text:p text:style-name="P2">                <text:span text:style-name="T1">I'll be with you in a minute, Mr. </text:span></text:p>
      <text:p text:style-name="P2">                <text:span text:style-name="T1">Lebowski.</text:span></text:p>
      <text:p text:style-name="P1">She rumbles by in another pass.</text:p>
      <text:p text:style-name="P1">All right, we'll do the blue tomorrow.  Elfranco.  Pedro.  </text:p>
      <text:p text:style-name="P1">Help me down.</text:p>
      <text:p text:style-name="P1">The  two  men  help Maude  out of  her sling.   She  is naked  </text:p>
      <text:p text:style-name="P1">except for leather  harness  straps  which  ring  her  breasts  </text:p>
      <text:p text:style-name="P1">and wrap  her thighs and give her something of a dominatrix </text:p>
      <text:p text:style-name="P1">look.</text:p>
      <text:p text:style-name="P1">Does the female form make you uncomfor- table, Mr. Lebowski?</text:p>
      <text:p text:style-name="P2">                                <text:span text:style-name="T1">DUDE</text:span></text:p>
      <text:p text:style-name="P2">                <text:span text:style-name="T1">Is that what that's a picture of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n a sense, yes.  Elfranco, my robe. </text:span></text:p>
      <text:p text:style-name="P2">                <text:span text:style-name="T1">My art has been commended as being </text:span></text:p>
      <text:p text:style-name="P2">                <text:span text:style-name="T1">strongly vaginal.  Which bothers </text:span></text:p>
      <text:p text:style-name="P2">                <text:span text:style-name="T1">some men.  The word itself makes </text:span></text:p>
      <text:p text:style-name="P2"><text:soft-page-break/>                <text:span text:style-name="T1">some men uncomfortable.  Vagina.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 yeah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Yes, they don't like hearing it and </text:span></text:p>
      <text:p text:style-name="P2">                <text:span text:style-name="T1">find it difficult to say.  Whereas </text:span></text:p>
      <text:p text:style-name="P2">                <text:span text:style-name="T1">without batting an eye a man will </text:span></text:p>
      <text:p text:style-name="P2">                <text:span text:style-name="T1">refer to his "dick" or his "rod" or </text:span></text:p>
      <text:p text:style-name="P2">                <text:span text:style-name="T1">his "Johnson".</text:span></text:p>
      <text:p text:style-name="P2">                                <text:span text:style-name="T1">DUDE</text:span></text:p>
      <text:p text:style-name="P2">                <text:span text:style-name="T1">"Johnson"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Thank you.</text:span></text:p>
      <text:p text:style-name="P1">This to Elfranco, who has handed her a robe.</text:p>
      <text:p text:style-name="P1">All right, Mr. Lebowski, let's get down to cases.  My father </text:p>
      <text:p text:style-name="P1">told me he's agreed to let you have the rug, but it was a </text:p>
      <text:p text:style-name="P1">gift from me to my late mother, and so was not his to give.  </text:p>
      <text:p text:style-name="P1">Now.  As for this. . . "kidnapping"--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Yes, I know about it.  And I know </text:span></text:p>
      <text:p text:style-name="P2">                <text:span text:style-name="T1">that you acted as courier.  And let </text:span></text:p>
      <text:p text:style-name="P2">                <text:span text:style-name="T1">me tell you something:  the whole </text:span></text:p>
      <text:p text:style-name="P2">                <text:span text:style-name="T1">thing stinks to high heaven.</text:span></text:p>
      <text:p text:style-name="P2">                                <text:span text:style-name="T1">DUDE</text:span></text:p>
      <text:p text:style-name="P2">                <text:span text:style-name="T1">Right, but let me explain something </text:span></text:p>
      <text:p text:style-name="P2">                <text:span text:style-name="T1">about that rug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Do you like sex, Mr. Lebowski?</text:span></text:p>
      <text:p text:style-name="P2">                                <text:span text:style-name="T1">DUDE</text:span></text:p>
      <text:p text:style-name="P2">                <text:span text:style-name="T1">Excuse me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Sex.  The physical act of love.  </text:span></text:p>
      <text:p text:style-name="P2">                <text:span text:style-name="T1">Coitus.  Do you like it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was talking about my rug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You're not interested in sex?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You mean coitus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 like it too.  It's a male myth </text:span></text:p>
      <text:p text:style-name="P2">                <text:span text:style-name="T1">about feminists that we hate sex.  </text:span></text:p>
      <text:p text:style-name="P2">                <text:span text:style-name="T1">It can be a natural, zesty enterprise. </text:span></text:p>
      <text:p text:style-name="P2">                <text:span text:style-name="T1">But unfortunately there are some </text:span></text:p>
      <text:p text:style-name="P2">                <text:span text:style-name="T1">people--it is called satyriasis in </text:span></text:p>
      <text:p text:style-name="P2">                <text:span text:style-name="T1">men, nymphomania in women--who engage </text:span></text:p>
      <text:p text:style-name="P2">                <text:span text:style-name="T1">in it compulsively and without jo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no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Yes Mr. Lebowski, these unfortunate </text:span></text:p>
      <text:p text:style-name="P2">                <text:span text:style-name="T1">souls cannot love in the true sense </text:span></text:p>
      <text:p text:style-name="P2">                <text:span text:style-name="T1">of the word.  Our mutual acquaintance </text:span></text:p>
      <text:p text:style-name="P2">                <text:span text:style-name="T1">Bunny is one of thes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Listen, Maude, I'm sorry if your </text:span></text:p>
      <text:p text:style-name="P2">                <text:span text:style-name="T1">stepmother is a nympho, but I don't </text:span></text:p>
      <text:p text:style-name="P2">                <text:span text:style-name="T1">see what it has to do with--do you </text:span></text:p>
      <text:p text:style-name="P2">                <text:span text:style-name="T1">have any kalhua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Take a look at this, sir.</text:span></text:p>
      <text:p text:style-name="P1">She is aiming a remote at a projection TV.  The screen </text:p>
      <text:p text:style-name="P1">flickers to life.  A title card:</text:p>
      <text:p text:style-name="P1">JACKIE TREEHORN PRESENTS</text:p>
      <text:p text:style-name="P1">SECOND CARD:</text:p>
      <text:p text:style-name="P1">KARL HUNGUS</text:p>
      <text:p text:style-name="P1">AND</text:p>
      <text:p text:style-name="P1">BUNNY LAJOYA</text:p>
      <text:p text:style-name="P1">IN</text:p>
      <text:p text:style-name="P1">A THIRD CARD:</text:p>
      <text:p text:style-name="P1">LOGJAMMIN'</text:p>
      <text:p text:style-name="P1">The Dude is at the bar, a bottle of kalhua frozen halfway  </text:p>
      <text:p text:style-name="P1">to his glass.</text:p>
      <text:p text:style-name="P1">From the television set we hear a doorbell ring, and then  a </text:p>
      <text:p text:style-name="P1">door opening.</text:p>
      <text:p text:style-name="P1">On the TV screen the door opens to reveal a sallow-faced  </text:p>
      <text:p text:style-name="P1"><text:soft-page-break/>man in blue coyer-alls.  It is Dieter, the floater in  </text:p>
      <text:p text:style-name="P1">Lebowski's pool.</text:p>
      <text:p text:style-name="P2">                                <text:span text:style-name="T1">DIETER</text:span></text:p>
      <text:p text:style-name="P2">                <text:span text:style-name="T1">Hello.  Nein dizbatcher says zere </text:span></text:p>
      <text:p text:style-name="P2">                <text:span text:style-name="T1">iss problem mit deine kabl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it, I know that guy.  He's a </text:span></text:p>
      <text:p text:style-name="P2">                <text:span text:style-name="T1">nihilist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And you recognize her, of course.</text:span></text:p>
      <text:p text:style-name="P1">The girl answering the door is Bunny Lebowski.</text:p>
      <text:p text:style-name="P1">Bunny The TV is in here.</text:p>
      <text:p text:style-name="P2">                                <text:span text:style-name="T1">DIETER</text:span></text:p>
      <text:p text:style-name="P2">                <text:span text:style-name="T1">Za, okay, I bring mein toolz.</text:span></text:p>
      <text:p text:style-name="P1">Bunny This is my friend Shari.  She just came over to use </text:p>
      <text:p text:style-name="P1">the shower.</text:p>
      <text:p text:style-name="P2">                                <text:span text:style-name="T1">MAUDE</text:span></text:p>
      <text:p text:style-name="P2">                        <text:span text:style-name="T1">(grimly)</text:span></text:p>
      <text:p text:style-name="P2">                <text:span text:style-name="T1">The story is ludicrous.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Mein nommen iss Karl.  Is hard to </text:span></text:p>
      <text:p text:style-name="P2">                <text:span text:style-name="T1">verk in zese clozes--</text:span></text:p>
      <text:p text:style-name="P1">Maude switches off the set.</text:p>
      <text:p text:style-name="P2">                                <text:span text:style-name="T1">MAUDE</text:span></text:p>
      <text:p text:style-name="P2">                <text:span text:style-name="T1">Lord.  You can imagine where it goes </text:span></text:p>
      <text:p text:style-name="P2">                <text:span text:style-name="T1">from her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 fixes the cable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Don't be fatuous, Jeffrey.  Little </text:span></text:p>
      <text:p text:style-name="P2">                <text:span text:style-name="T1">matter to me that this woman chose </text:span></text:p>
      <text:p text:style-name="P2">                <text:span text:style-name="T1">to pursue a career</text:span></text:p>
      <text:p text:style-name="P1">in pornography, nor that she has been "banging" Jackie </text:p>
      <text:p text:style-name="P1">Treehorn, to use the parlance of our times.  However.  I am </text:p>
      <text:p text:style-name="P1">one of two trustees of the Lebowski Foundation, the other </text:p>
      <text:p text:style-name="P1">being my father.  The Foundation takes youngsters from Watts </text:p>
      <text:p text:style-name="P1">and--</text:p>
      <text:p text:style-name="P2">                                <text:span text:style-name="T1">DUDE</text:span></text:p>
      <text:p text:style-name="P2">                <text:span text:style-name="T1">Shit yeah, the achievers.</text:span></text:p>
      <text:p text:style-name="P2"><text:soft-page-break/>                                <text:span text:style-name="T1">MAUDE</text:span></text:p>
      <text:p text:style-name="P2">                <text:span text:style-name="T1">Little Lebowski Urban Achievers, </text:span></text:p>
      <text:p text:style-name="P2">                <text:span text:style-name="T1">yes, and proud we are of all of them.  </text:span></text:p>
      <text:p text:style-name="P2">                <text:span text:style-name="T1">I asked my father about his withdrawal </text:span></text:p>
      <text:p text:style-name="P2">                <text:span text:style-name="T1">of a million dollars from the </text:span></text:p>
      <text:p text:style-name="P2">                <text:span text:style-name="T1">Foundation account and he told me </text:span></text:p>
      <text:p text:style-name="P2">                <text:span text:style-name="T1">about this "abduction", but I tell </text:span></text:p>
      <text:p text:style-name="P2">                <text:span text:style-name="T1">you it is preposterous.  This </text:span></text:p>
      <text:p text:style-name="P2">                <text:span text:style-name="T1">compulsive</text:span></text:p>
      <text:p text:style-name="P1">fornicator is taking my father for the proverbial ride.</text:p>
      <text:p text:style-name="P2">                                <text:span text:style-name="T1">DUDE</text:span></text:p>
      <text:p text:style-name="P2">                <text:span text:style-name="T1">Yeah, but my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'm getting to your rug. My  father </text:span></text:p>
      <text:p text:style-name="P2">                <text:span text:style-name="T1">and I don't get along; he doesn't </text:span></text:p>
      <text:p text:style-name="P2">                <text:span text:style-name="T1">approve of my lifestyle and, needless </text:span></text:p>
      <text:p text:style-name="P2">                <text:span text:style-name="T1">to say, I don't approve of his.  </text:span></text:p>
      <text:p text:style-name="P2">                <text:span text:style-name="T1">Still, I hardly wish to make my </text:span></text:p>
      <text:p text:style-name="P2">                <text:span text:style-name="T1">father's embezzlement a police matter, </text:span></text:p>
      <text:p text:style-name="P2">                <text:span text:style-name="T1">so I'm proposing that you try to </text:span></text:p>
      <text:p text:style-name="P2">                <text:span text:style-name="T1">recover the money from the people </text:span></text:p>
      <text:p text:style-name="P2">                <text:span text:style-name="T1">you delivered it to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--sure, I could do tha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f you successfully do so, I will </text:span></text:p>
      <text:p text:style-name="P2">                <text:span text:style-name="T1">compensate you to the tune of 1% of </text:span></text:p>
      <text:p text:style-name="P2">                <text:span text:style-name="T1">the recovered sum.</text:span></text:p>
      <text:p text:style-name="P2">                                <text:span text:style-name="T1">DUDE</text:span></text:p>
      <text:p text:style-name="P2">                <text:span text:style-name="T1">A hundred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Thousand, yes, bones or clams or </text:span></text:p>
      <text:p text:style-name="P2">                <text:span text:style-name="T1">whatever you call them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but what abou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--your rug, yes, well with that money </text:span></text:p>
      <text:p text:style-name="P2">                <text:span text:style-name="T1">you can buy any number of rugs that </text:span></text:p>
      <text:p text:style-name="P2"><text:soft-page-break/>                <text:span text:style-name="T1">don't have sentimental value for me.  </text:span></text:p>
      <text:p text:style-name="P2">                <text:span text:style-name="T1">And I am sorry about that crack on </text:span></text:p>
      <text:p text:style-name="P2">                <text:span text:style-name="T1">the jaw.</text:span></text:p>
      <text:p text:style-name="P1">The Dude fingers his jaw, where the lump from the sap has </text:p>
      <text:p text:style-name="P1">all but disappeared.</text:p>
      <text:p text:style-name="P2">                                <text:span text:style-name="T1">DUDE</text:span></text:p>
      <text:p text:style-name="P2">                <text:span text:style-name="T1">Oh that's okay, I hardly even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Here's the name and number of a doctor </text:span></text:p>
      <text:p text:style-name="P2">                <text:span text:style-name="T1">who will look at it for you.  You </text:span></text:p>
      <text:p text:style-name="P2">                <text:span text:style-name="T1">will receive no bill.  He's a good </text:span></text:p>
      <text:p text:style-name="P2">                <text:span text:style-name="T1">man, and thoroug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t's really thoughtful but I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Please see him, Jeffrey.  He's a </text:span></text:p>
      <text:p text:style-name="P2">                <text:span text:style-name="T1">good man, and thorough.</text:span></text:p>
      <text:p text:style-name="P1">LIMO</text:p>
      <text:p text:style-name="P1">The Dude sits in back holding a White Russian,  listening to </text:p>
      <text:p text:style-name="P1">the chauffeur, a man of about the same age from whose livery </text:p>
      <text:p text:style-name="P1">cap a ponytail emerges.</text:p>
      <text:p text:style-name="P2">                                <text:span text:style-name="T1">DRIVER</text:span></text:p>
      <text:p text:style-name="P2">                <text:span text:style-name="T1">--So he says, "My son can't hold a </text:span></text:p>
      <text:p text:style-name="P2">                <text:span text:style-name="T1">job, my daughter's married to a </text:span></text:p>
      <text:p text:style-name="P2">                <text:span text:style-name="T1">fuckin' loser, and I got a rash on </text:span></text:p>
      <text:p text:style-name="P2">                <text:span text:style-name="T1">my ass so bad I can't hardly siddown.  </text:span></text:p>
      <text:p text:style-name="P2">                <text:span text:style-name="T1">But you know me.  I can't complain."</text:span></text:p>
      <text:p text:style-name="P1">THROUGH RASPING LAUGHTER:</text:p>
      <text:p text:style-name="P2">                                <text:span text:style-name="T1">DUDE</text:span></text:p>
      <text:p text:style-name="P2">                <text:span text:style-name="T1">Fuckin' A, man.  I got a rash.                         </text:span></text:p>
      <text:p text:style-name="P2">                <text:span text:style-name="T1">Fuckin' A, man.  I gotta tell ya </text:span></text:p>
      <text:p text:style-name="P2">                <text:span text:style-name="T1">Tony.</text:span></text:p>
      <text:p text:style-name="P1">He takes a sip of a freshly-mixed White Russian, which leaves </text:p>
      <text:p text:style-name="P1">milk on his mustache.</text:p>
      <text:p text:style-name="P1">I was feeling really shitty earlier in the day, I'd lost  a </text:p>
      <text:p text:style-name="P1">little  money, I  was down in the dumps.</text:p>
      <text:p text:style-name="P2">                                <text:span text:style-name="T1">TONY</text:span></text:p>
      <text:p text:style-name="P2">                <text:span text:style-name="T1">Aw, forget about it.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Yeah, man!  Fuck it!  I can't be </text:span></text:p>
      <text:p text:style-name="P2">                <text:span text:style-name="T1">worrying about that shit.  Life goes </text:span></text:p>
      <text:p text:style-name="P2">                <text:span text:style-name="T1">on!</text:span></text:p>
      <text:p text:style-name="P1">The limo has rolled to a stop.  The Dude gets out, still </text:p>
      <text:p text:style-name="P1">holding his drink.</text:p>
      <text:p text:style-name="P2">                                <text:span text:style-name="T1">TONY</text:span></text:p>
      <text:p text:style-name="P2">                <text:span text:style-name="T1">Home sweet home, Mr. L.  Who's your </text:span></text:p>
      <text:p text:style-name="P2">                <text:span text:style-name="T1">friend in the Volkswagon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1">His eyes on the rearview mirror, Tony jerks a thumb over his </text:p>
      <text:p text:style-name="P1">shoulder.</text:p>
      <text:p text:style-name="P1">He followed us here.</text:p>
      <text:p text:style-name="P1">The Dude turns to look.</text:p>
      <text:p text:style-name="P1">HIS POV</text:p>
      <text:p text:style-name="P1">Halfway up the block a Volkswagon bug has pulled over to the </text:p>
      <text:p text:style-name="P1">curb.  In the driver's seat we see a fat man's shape.</text:p>
      <text:p text:style-name="P1">THE DUDE</text:p>
      <text:p text:style-name="P1">He scowls.</text:p>
      <text:p text:style-name="P2">                                <text:span text:style-name="T1">DUDE</text:span></text:p>
      <text:p text:style-name="P2">                <text:span text:style-name="T1">When did he-</text:span></text:p>
      <text:p text:style-name="P1">The Dude is grabbed from behind and muscled away in a half-</text:p>
      <text:p text:style-name="P1">nelson by another uniformed chauffeur.</text:p>
      <text:p text:style-name="P2">                                <text:span text:style-name="T1">SECOND CHAUFFEUR</text:span></text:p>
      <text:p text:style-name="P2">                <text:span text:style-name="T1">Into the limo, you sonofabitch.  No </text:span></text:p>
      <text:p text:style-name="P2">                <text:span text:style-name="T1">arguments.</text:span></text:p>
      <text:p text:style-name="P1">As he is frog-marched towards another limo the Dude holds </text:p>
      <text:p text:style-name="P1">his drink away from his chest and cups a hand underneath it.</text:p>
      <text:p text:style-name="P2">                                <text:span text:style-name="T1">DUDE</text:span></text:p>
      <text:p text:style-name="P2">                <text:span text:style-name="T1">Fuck, man!  There's a beverage here!</text:span></text:p>
      <text:p text:style-name="P1">The waiting limo's back door is flung open.</text:p>
      <text:p text:style-name="P1">INSIDE</text:p>
      <text:p text:style-name="P1">The Dude is shoved in and awkwardly takes a seat facing the </text:p>
      <text:p text:style-name="P1">rear. The door is slammed behind him.</text:p>
      <text:p text:style-name="P2">                                <text:span text:style-name="T1">LEBOWSKI</text:span></text:p>
      <text:p text:style-name="P2">                <text:span text:style-name="T1">Start talking and talk fast you lousy </text:span></text:p>
      <text:p text:style-name="P2">                <text:span text:style-name="T1">bum!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We've been frantically trying to </text:span></text:p>
      <text:p text:style-name="P2">                <text:span text:style-name="T1">reach you, Dude.</text:span></text:p>
      <text:p text:style-name="P1"><text:soft-page-break/>Brandt sits catty-corner from the Dude; directly across from </text:p>
      <text:p text:style-name="P1">the Dude is the big Lebowski, a comforter across his knees.</text:p>
      <text:p text:style-name="P2">                                <text:span text:style-name="T1">LEBOWSKI</text:span></text:p>
      <text:p text:style-name="P2">                <text:span text:style-name="T1">Where's my goddamn money, you bum?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we--I don't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They did not receive the money, you </text:span></text:p>
      <text:p text:style-name="P2">                <text:span text:style-name="T1">nitwit!  They  did not receive the </text:span></text:p>
      <text:p text:style-name="P2">                <text:span text:style-name="T1">goddamn money.  HER LIFE WAS IN YOUR </text:span></text:p>
      <text:p text:style-name="P2">                <text:span text:style-name="T1">HANDS!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This is our concern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, man, nothing is fucked here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NOTHING IS FUCKED! THE GODDAMN PLANE </text:span></text:p>
      <text:p text:style-name="P2">                <text:span text:style-name="T1">HAS CRASHED INTO THE MOUNTAIN!</text:span></text:p>
      <text:p text:style-name="P1">The Dude takes a hurried sip from his drink.</text:p>
      <text:p text:style-name="P2">                                <text:span text:style-name="T1">DUDE</text:span></text:p>
      <text:p text:style-name="P2">                <text:span text:style-name="T1">C'mon man, who're you gonna believe?  </text:span></text:p>
      <text:p text:style-name="P2">                <text:span text:style-name="T1">Those guys are--we dropped off the </text:span></text:p>
      <text:p text:style-name="P2">                <text:span text:style-name="T1">damn money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WHAT?!</text:span></text:p>
      <text:p text:style-name="P2">                                <text:span text:style-name="T1">DUDE</text:span></text:p>
      <text:p text:style-name="P2">                <text:span text:style-name="T1">I--the royal we, you know, the </text:span></text:p>
      <text:p text:style-name="P2">                <text:span text:style-name="T1">editorial--I dropped off the money, </text:span></text:p>
      <text:p text:style-name="P2">                <text:span text:style-name="T1">exactly as per--Look, I've got certain </text:span></text:p>
      <text:p text:style-name="P2">                <text:span text:style-name="T1">information, certain things have </text:span></text:p>
      <text:p text:style-name="P2">                <text:span text:style-name="T1">come to light, and uh, has it ever </text:span></text:p>
      <text:p text:style-name="P2">                <text:span text:style-name="T1">occurred to you, man, that given the </text:span></text:p>
      <text:p text:style-name="P2">                <text:span text:style-name="T1">nature of all this new shit, that, </text:span></text:p>
      <text:p text:style-name="P2">                <text:span text:style-name="T1">uh, instead of running around blaming </text:span></text:p>
      <text:p text:style-name="P2">                <text:span text:style-name="T1">me, that this whole thing might just </text:span></text:p>
      <text:p text:style-name="P2">                <text:span text:style-name="T1">be, not, you know, not just such a </text:span></text:p>
      <text:p text:style-name="P2">                <text:span text:style-name="T1">simple, but uh--you know?</text:span></text:p>
      <text:p text:style-name="P2">                                <text:span text:style-name="T1">LEBOWSKI</text:span></text:p>
      <text:p text:style-name="P2"><text:soft-page-break/>                <text:span text:style-name="T1">What in God's holy name are you </text:span></text:p>
      <text:p text:style-name="P2">                <text:span text:style-name="T1">blathering about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ll tell you what I'm blathering </text:span></text:p>
      <text:p text:style-name="P2">                <text:span text:style-name="T1">about!  I got information--new shit </text:span></text:p>
      <text:p text:style-name="P2">                <text:span text:style-name="T1">has come to light and--shit, man!  </text:span></text:p>
      <text:p text:style-name="P2">                <text:span text:style-name="T1">She kidnapped herself!</text:span></text:p>
      <text:p text:style-name="P1">Lebowski stares at him, dumbstruck.  The Dude is encouraged.</text:p>
      <text:p text:style-name="P2">                                <text:span text:style-name="T1">DUDE</text:span></text:p>
      <text:p text:style-name="P2">                <text:span text:style-name="T1">Well sure, look at it!  Young trophy </text:span></text:p>
      <text:p text:style-name="P2">                <text:span text:style-name="T1">wife, I mean, in the parlance of our </text:span></text:p>
      <text:p text:style-name="P2">                <text:span text:style-name="T1">times, owes money all over town, </text:span></text:p>
      <text:p text:style-name="P2">                <text:span text:style-name="T1">including to known pornographers--</text:span></text:p>
      <text:p text:style-name="P2">                <text:span text:style-name="T1">and that's cool, that's cool-- but </text:span></text:p>
      <text:p text:style-name="P2">                <text:span text:style-name="T1">I'm saying, she needs money, and of </text:span></text:p>
      <text:p text:style-name="P2">                <text:span text:style-name="T1">course they're gonna say they didn't </text:span></text:p>
      <text:p text:style-name="P2">                <text:span text:style-name="T1">get it 'cause she wants more, man, </text:span></text:p>
      <text:p text:style-name="P2">                <text:span text:style-name="T1">she's gotta feed the monkey, I mean--</text:span></text:p>
      <text:p text:style-name="P2">                <text:span text:style-name="T1">hasn't that ever occurred to you...?  </text:span></text:p>
      <text:p text:style-name="P2">                <text:span text:style-name="T1">Sir?</text:span></text:p>
      <text:p text:style-name="P2">                                <text:span text:style-name="T1">LEBOWSKI</text:span></text:p>
      <text:p text:style-name="P2">                        <text:span text:style-name="T1">(quietly)</text:span></text:p>
      <text:p text:style-name="P2">                <text:span text:style-name="T1">No.  No Mr. Lebowski, that had not </text:span></text:p>
      <text:p text:style-name="P2">                <text:span text:style-name="T1">occurred to me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That had not occurred to us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, okay, you're not privy to all </text:span></text:p>
      <text:p text:style-name="P2">                <text:span text:style-name="T1">the new shit, so uh, you know, but </text:span></text:p>
      <text:p text:style-name="P2">                <text:span text:style-name="T1">that's what you pay me for.  Speaking </text:span></text:p>
      <text:p text:style-name="P2">                <text:span text:style-name="T1">of which, would it be possible for </text:span></text:p>
      <text:p text:style-name="P2">                <text:span text:style-name="T1">me to get my twenty grand in cash?  </text:span></text:p>
      <text:p text:style-name="P2">                <text:span text:style-name="T1">I gotta check this with my accountant </text:span></text:p>
      <text:p text:style-name="P2">                <text:span text:style-name="T1">of course, but my concern is that, </text:span></text:p>
      <text:p text:style-name="P2">                <text:span text:style-name="T1">you know, it could bump me into a </text:span></text:p>
      <text:p text:style-name="P2">                <text:span text:style-name="T1">higher tax--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Brandt, give him the envelope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Well, okay, if you've already made </text:span></text:p>
      <text:p text:style-name="P2">                <text:span text:style-name="T1">out the check.  Brandt is handing </text:span></text:p>
      <text:p text:style-name="P2">                <text:span text:style-name="T1">him a letter-sized envelope which is </text:span></text:p>
      <text:p text:style-name="P2">                <text:span text:style-name="T1">distended by something inside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We received it this morning.</text:span></text:p>
      <text:p text:style-name="P1">The Dude, frowning, untucks its flap, takes out some cotton </text:p>
      <text:p text:style-name="P1">wadding and unrolls it.</text:p>
      <text:p text:style-name="P2">                                <text:span text:style-name="T1">LEBOWSKI</text:span></text:p>
      <text:p text:style-name="P2">                <text:span text:style-name="T1">Since you have failed to achieve, </text:span></text:p>
      <text:p text:style-name="P2">                <text:span text:style-name="T1">even in the modest task that was </text:span></text:p>
      <text:p text:style-name="P2">                <text:span text:style-name="T1">your charge, since you have stolen </text:span></text:p>
      <text:p text:style-name="P2">                <text:span text:style-name="T1">my money, and since you have </text:span></text:p>
      <text:p text:style-name="P2">                <text:span text:style-name="T1">unrepentantly betrayed my trust.</text:span></text:p>
      <text:p text:style-name="P1">The wadding, undone, reveals a smaller wad of gauze taped up </text:p>
      <text:p text:style-name="P1">inside.  The Dude undoes the tape with his fingernails and </text:p>
      <text:p text:style-name="P1">starts to unroll the inner package.</text:p>
      <text:p text:style-name="P2">                                <text:span text:style-name="T1">LEBOWSKI</text:span></text:p>
      <text:p text:style-name="P2">                <text:span text:style-name="T1">I have no choice but to tell these </text:span></text:p>
      <text:p text:style-name="P2">                <text:span text:style-name="T1">bums that they should do whatever is </text:span></text:p>
      <text:p text:style-name="P2">                <text:span text:style-name="T1">necessary to recover their money </text:span></text:p>
      <text:p text:style-name="P2">                <text:span text:style-name="T1">from you, Jeffrey Lebowski.  And </text:span></text:p>
      <text:p text:style-name="P2">                <text:span text:style-name="T1">with Brandt as my witness, tell you </text:span></text:p>
      <text:p text:style-name="P2">                <text:span text:style-name="T1">this:  Any further harm visited upon </text:span></text:p>
      <text:p text:style-name="P2">                <text:span text:style-name="T1">Bunny, shall be visited tenfold upon </text:span></text:p>
      <text:p text:style-name="P2">                <text:span text:style-name="T1">your head.</text:span></text:p>
      <text:p text:style-name="P1">Between thumb and forefinger the Dude holds up the contents </text:p>
      <text:p text:style-name="P1">of the package--a little toe, with emerald green nail polish.</text:p>
      <text:p text:style-name="P2">                                <text:span text:style-name="T1">LEBOWSKI</text:span></text:p>
      <text:p text:style-name="P2">                <text:span text:style-name="T1">...By God sir.  I will not abide </text:span></text:p>
      <text:p text:style-name="P2">                <text:span text:style-name="T1">another toe.</text:span></text:p>
      <text:p text:style-name="P1">COFFEE SHOP</text:p>
      <text:p text:style-name="P1">The Dude and Walter sit at the counter, both staring off </text:p>
      <text:p text:style-name="P1">into space, both absently stirring their coffee with little </text:p>
      <text:p text:style-name="P1">clinking noises.</text:p>
      <text:p text:style-name="P1">AFTER A LONG BEAT:</text:p>
      <text:p text:style-name="P2">                                <text:span text:style-name="T1">WALTER</text:span></text:p>
      <text:p text:style-name="P2">                <text:span text:style-name="T1">That wasn't her toe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Whose toe was it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ow the fuck should I know?  I do </text:span></text:p>
      <text:p text:style-name="P2">                <text:span text:style-name="T1">know that nothing about it indicate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 nail polish, 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ine, Dude.  As if it's impossible </text:span></text:p>
      <text:p text:style-name="P2">                <text:span text:style-name="T1">to get some nail polish, apply it to </text:span></text:p>
      <text:p text:style-name="P2">                <text:span text:style-name="T1">someone else's to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Someone else's--where the fuck are </text:span></text:p>
      <text:p text:style-name="P2">                <text:span text:style-name="T1">they gonna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want a toe?  I can get you a </text:span></text:p>
      <text:p text:style-name="P2">                <text:span text:style-name="T1">toe, believe me.  There are ways, </text:span></text:p>
      <text:p text:style-name="P2">                <text:span text:style-name="T1">Dude.  You don't wanna know about </text:span></text:p>
      <text:p text:style-name="P2">                <text:span text:style-name="T1">it, believe m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t Walt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ll  get  you  a  toe by  this </text:span></text:p>
      <text:p text:style-name="P2">                <text:span text:style-name="T1">afternoon--with nail  polish. These  </text:span></text:p>
      <text:p text:style-name="P2">                <text:span text:style-name="T1">fucking amateurs.   They send us a  </text:span></text:p>
      <text:p text:style-name="P2">                <text:span text:style-name="T1">toe, we're  supposed to  shit our- </text:span></text:p>
      <text:p text:style-name="P2">                <text:span text:style-name="T1">selves with fear.  Jesus Christ. My  </text:span></text:p>
      <text:p text:style-name="P2">                <text:span text:style-name="T1">point i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y're gonna kill her, Walter, and </text:span></text:p>
      <text:p text:style-name="P2">                <text:span text:style-name="T1">then they're gonna kill me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 that's just, that's the stress </text:span></text:p>
      <text:p text:style-name="P2">                <text:span text:style-name="T1">talking, Dude.  So far we have what </text:span></text:p>
      <text:p text:style-name="P2">                <text:span text:style-name="T1">looks to me like a series of </text:span></text:p>
      <text:p text:style-name="P2">                <text:span text:style-name="T1">victimless crime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about the toe?</text:span></text:p>
      <text:p text:style-name="P2"><text:soft-page-break/>                                <text:span text:style-name="T1">WALTER</text:span></text:p>
      <text:p text:style-name="P2">                <text:span text:style-name="T1">FORGET ABOUT THE FUCKING TOE!</text:span></text:p>
      <text:p text:style-name="P1">A waitress enters.</text:p>
      <text:p text:style-name="P2">                                <text:span text:style-name="T1">WAITRESS</text:span></text:p>
      <text:p text:style-name="P2">                <text:span text:style-name="T1">Could you please keep your voices </text:span></text:p>
      <text:p text:style-name="P2">                <text:span text:style-name="T1">down--this is a family restaurant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h, please dear!  I've got news for </text:span></text:p>
      <text:p text:style-name="P2">                <text:span text:style-name="T1">you: the Supreme Court has roundly </text:span></text:p>
      <text:p text:style-name="P2">                <text:span text:style-name="T1">rejected prior restraint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this isn't a First Amendment </text:span></text:p>
      <text:p text:style-name="P2">                <text:span text:style-name="T1">thing.</text:span></text:p>
      <text:p text:style-name="P2">                                <text:span text:style-name="T1">WAITRESS</text:span></text:p>
      <text:p text:style-name="P2">                <text:span text:style-name="T1">Sir, if you don't calm down I'm going </text:span></text:p>
      <text:p text:style-name="P2">                <text:span text:style-name="T1">to have to ask you to leav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Lady, I got buddies who died face-</text:span></text:p>
      <text:p text:style-name="P2">                <text:span text:style-name="T1">down in the muck so you and I could </text:span></text:p>
      <text:p text:style-name="P2">                <text:span text:style-name="T1">enjoy this family restaurant!</text:span></text:p>
      <text:p text:style-name="P1">THE DUDE GETS UP:</text:p>
      <text:p text:style-name="P2">                                <text:span text:style-name="T1">DUDE</text:span></text:p>
      <text:p text:style-name="P2">                <text:span text:style-name="T1">All right, I'm leaving.  I'm sorry </text:span></text:p>
      <text:p text:style-name="P2">                <text:span text:style-name="T1">ma'am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on't run away from this, Dude!  </text:span></text:p>
      <text:p text:style-name="P2">                <text:span text:style-name="T1">Goddamnit, this affects all of us!</text:span></text:p>
      <text:p text:style-name="P1">The Dude has left frame; Walter calls after him:</text:p>
      <text:p text:style-name="P2">                                <text:span text:style-name="T1">WALTER</text:span></text:p>
      <text:p text:style-name="P2">                <text:span text:style-name="T1">Our basic freedoms!</text:span></text:p>
      <text:p text:style-name="P1">He looks defiantly around.</text:p>
      <text:p text:style-name="P2">                                <text:span text:style-name="T1">WALTER</text:span></text:p>
      <text:p text:style-name="P2">                <text:span text:style-name="T1">I'm staying.  Finishing my coffee.</text:span></text:p>
      <text:p text:style-name="P1">He stirs the coffee, bopping his head in time to the Muzak, </text:p>
      <text:p text:style-name="P1">affecting nonchalance.</text:p>
      <text:p text:style-name="P2">                                <text:span text:style-name="T1">WALTER</text:span></text:p>
      <text:p text:style-name="P2">                <text:span text:style-name="T1">Finishing my coffee.</text:span></text:p>
      <text:p text:style-name="P1">DUDE'S BATHROOM</text:p>
      <text:p text:style-name="P1">A dripping noise.</text:p>
      <text:p text:style-name="P1"><text:soft-page-break/>The Dude sits in the bathtub, staring stuporously, a joint </text:p>
      <text:p text:style-name="P1">pinched in one hand, a washcloth draped over his head.</text:p>
      <text:p text:style-name="P1">We hear the phone ringing in the other roam.</text:p>
      <text:p text:style-name="P1">The Dude is staring at his toes, which protrude from the </text:p>
      <text:p text:style-name="P1">soapy water, splayed against the far side of the tub.</text:p>
      <text:p text:style-name="P1">After the Dude's outgoing message we hear:</text:p>
      <text:p text:style-name="P2">                                <text:span text:style-name="T1">VOICE THROUGH MACHINE</text:span></text:p>
      <text:p text:style-name="P2">                <text:span text:style-name="T1">Mr. Lebowski, this is Duty Officer </text:span></text:p>
      <text:p text:style-name="P2">                <text:span text:style-name="T1">Rolvaag of the L.A.P.D.</text:span></text:p>
      <text:p text:style-name="P1">The Dude looks stuporously up, his head swaying.</text:p>
      <text:p text:style-name="P2">                                <text:span text:style-name="T1">VOICE THROUGH MACHINE</text:span></text:p>
      <text:p text:style-name="P2">                <text:span text:style-name="T1">We've recovered your vehicle.  It </text:span></text:p>
      <text:p text:style-name="P2">                <text:span text:style-name="T1">can be claimed at the North Hollywood </text:span></text:p>
      <text:p text:style-name="P2">                <text:span text:style-name="T1">Auto Circus there on Victor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Far out.  Far fuckin' out.</text:span></text:p>
      <text:p text:style-name="P2">                                <text:span text:style-name="T1">MESSAGE</text:span></text:p>
      <text:p text:style-name="P2">                <text:span text:style-name="T1">You'll just need to present a--</text:span></text:p>
      <text:p text:style-name="P1">The message is interrupted by loud smashing sounds, as of </text:p>
      <text:p text:style-name="P1">someone applying a baseball bat to the answering machine.</text:p>
      <text:p text:style-name="P2">                                <text:span text:style-name="T1">DUDE</text:span></text:p>
      <text:p text:style-name="P2">                <text:span text:style-name="T1">Hunh?</text:span></text:p>
      <text:p text:style-name="P1">He looks blearily at the open doorway.</text:p>
      <text:p text:style-name="P1">A tall man dressed in black leather with a cricket paddle is </text:p>
      <text:p text:style-name="P1">striding across the living room towards the bathroom.</text:p>
      <text:p text:style-name="P2">                                <text:span text:style-name="T1">DUDE</text:span></text:p>
      <text:p text:style-name="P2">                <text:span text:style-name="T1">Hey!  This is a private residence, </text:span></text:p>
      <text:p text:style-name="P2">                <text:span text:style-name="T1">man!</text:span></text:p>
      <text:p text:style-name="P1">The man has entered the bathroom and, in stride, swings the </text:p>
      <text:p text:style-name="P1">cricket paddle up to smash the overhead light.  Two other </text:p>
      <text:p text:style-name="P1">men are entering behind him.</text:p>
      <text:p text:style-name="P1">The room is dark now except for spill from the living room; </text:p>
      <text:p text:style-name="P1">the men are backlit shapes.</text:p>
      <text:p text:style-name="P1">One of them holds a string at the other end of which a small </text:p>
      <text:p text:style-name="P1">animal skitters excitedly about the floor.</text:p>
      <text:p text:style-name="P1">The Dude looks curiously at the small, nattering animal.</text:p>
      <text:p text:style-name="P2">                                <text:span text:style-name="T1">DUDE</text:span></text:p>
      <text:p text:style-name="P2">                <text:span text:style-name="T1">Nice marmot.</text:span></text:p>
      <text:p text:style-name="P1">The man with the string scoops up the marmot and tosses it, </text:p>
      <text:p text:style-name="P1">screaming, into the bathtub.</text:p>
      <text:p text:style-name="P1"><text:soft-page-break/>The Dude screams.</text:p>
      <text:p text:style-name="P1">The marmot splashes frantically, biting at the Dude in a </text:p>
      <text:p text:style-name="P1">frenzy of fearful aggression.</text:p>
      <text:p text:style-name="P2">                                <text:span text:style-name="T1">FIRST MAN</text:span></text:p>
      <text:p text:style-name="P2">                <text:span text:style-name="T1">Vee vant zat money, Lebowski.</text:span></text:p>
      <text:p text:style-name="P1">The Dude, screaming, grabs the lip of the tub and starts to </text:p>
      <text:p text:style-name="P1">hoist himself up but the first man lays a palm on top of his </text:p>
      <text:p text:style-name="P1">head and squishes him back into the water.</text:p>
      <text:p text:style-name="P2">                                <text:span text:style-name="T1">SECOND MAN</text:span></text:p>
      <text:p text:style-name="P2">                <text:span text:style-name="T1">You think veer kidding und making </text:span></text:p>
      <text:p text:style-name="P2">                <text:span text:style-name="T1">mit de funny stuff?</text:span></text:p>
      <text:p text:style-name="P2">                                <text:span text:style-name="T1">THIRD MAN</text:span></text:p>
      <text:p text:style-name="P2">                <text:span text:style-name="T1">Vee could do things you only dreamed </text:span></text:p>
      <text:p text:style-name="P2">                <text:span text:style-name="T1">of, Lebowski.</text:span></text:p>
      <text:p text:style-name="P2">                                <text:span text:style-name="T1">SECOND MAN</text:span></text:p>
      <text:p text:style-name="P2">                <text:span text:style-name="T1">Ja, vee could really do it, Lebowski.  </text:span></text:p>
      <text:p text:style-name="P2">                <text:span text:style-name="T1">Vee belief in nossing.</text:span></text:p>
      <text:p text:style-name="P1">He scoops the marmot out of the water.  It shakes itself </text:p>
      <text:p text:style-name="P1">off, spraying the Dude.</text:p>
      <text:p text:style-name="P2">                                <text:span text:style-name="T1">DUDE</text:span></text:p>
      <text:p text:style-name="P2">                <text:span text:style-name="T1">Jesus!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Vee belief in nossing, Lebowski!  </text:span></text:p>
      <text:p text:style-name="P2">                <text:span text:style-name="T1">NOSSING!!</text:span></text:p>
      <text:p text:style-name="P1">The marmot, back on the floor, is skittering around, shaking </text:p>
      <text:p text:style-name="P1">itself and convulsing in little sneezes.</text:p>
      <text:p text:style-name="P2">                                <text:span text:style-name="T1">DUDE</text:span></text:p>
      <text:p text:style-name="P2">                <text:span text:style-name="T1">Jesus Christ!</text:span></text:p>
      <text:p text:style-name="P2">                                <text:span text:style-name="T1">FIRST MAN</text:span></text:p>
      <text:p text:style-name="P2">                <text:span text:style-name="T1">Tomorrow vee come back und cut off </text:span></text:p>
      <text:p text:style-name="P2">                <text:span text:style-name="T1">your chonson.</text:span></text:p>
      <text:p text:style-name="P2">                                <text:span text:style-name="T1">DUDE</text:span></text:p>
      <text:p text:style-name="P2">                <text:span text:style-name="T1">Excuse me?</text:span></text:p>
      <text:p text:style-name="P2">                                <text:span text:style-name="T1">FIRST MAN</text:span></text:p>
      <text:p text:style-name="P2">                <text:span text:style-name="T1">I SAY VEE CUT OFF YOUR CHONSON!</text:span></text:p>
      <text:p text:style-name="P1">The three men turn to leave.  Over their retreating backs:</text:p>
      <text:p text:style-name="P2">                                <text:span text:style-name="T1">SECOND MAN</text:span></text:p>
      <text:p text:style-name="P2">                <text:span text:style-name="T1">Just sink about zat, Lebowski.</text:span></text:p>
      <text:p text:style-name="P2">                                <text:span text:style-name="T1">FIRST MAN</text:span></text:p>
      <text:p text:style-name="P2"><text:soft-page-break/>                <text:span text:style-name="T1">Ja, your viggly penis, Lebowski.</text:span></text:p>
      <text:p text:style-name="P2">                                <text:span text:style-name="T1">SECOND MAN</text:span></text:p>
      <text:p text:style-name="P2">                <text:span text:style-name="T1">Ja, und maybe vee stamp on it und </text:span></text:p>
      <text:p text:style-name="P2">                <text:span text:style-name="T1">skvush it, Lebowski!</text:span></text:p>
      <text:p text:style-name="P1">NORTH HOLLYWOOD AUTO CIRCUS</text:p>
      <text:p text:style-name="P1">A policeman with a clipboard is leading the Dude through a </text:p>
      <text:p text:style-name="P1">large parking lot.</text:p>
      <text:p text:style-name="P2">                                <text:span text:style-name="T1">POLICEMAN</text:span></text:p>
      <text:p text:style-name="P2">                <text:span text:style-name="T1">You're lucky she wasn't chopped, Mr.  </text:span></text:p>
      <text:p text:style-name="P2">                <text:span text:style-name="T1">Lebowski. Must've been a joyride </text:span></text:p>
      <text:p text:style-name="P2">                <text:span text:style-name="T1">situation; they abandoned the car </text:span></text:p>
      <text:p text:style-name="P2">                <text:span text:style-name="T1">once they hit the retaining wall.</text:span></text:p>
      <text:p text:style-name="P1">They have reached the Dude's car.  The  driver's side  </text:p>
      <text:p text:style-name="P1">exterior has been scraped raw.  The policeman hands the Dude  </text:p>
      <text:p text:style-name="P1">a door  handle and an exterior rear-view mirror.</text:p>
      <text:p text:style-name="P2">                                <text:span text:style-name="T1">POLICEMAN</text:span></text:p>
      <text:p text:style-name="P2">                <text:span text:style-name="T1">These were on the road next to the </text:span></text:p>
      <text:p text:style-name="P2">                <text:span text:style-name="T1">car.  You'll have to get in on the </text:span></text:p>
      <text:p text:style-name="P2">                <text:span text:style-name="T1">other side.</text:span></text:p>
      <text:p text:style-name="P1">The Dude climbs in the passenger side.</text:p>
      <text:p text:style-name="P2">                                <text:span text:style-name="T1">DUDE</text:span></text:p>
      <text:p text:style-name="P2">                <text:span text:style-name="T1">My fucking briefcase!  It's not here!</text:span></text:p>
      <text:p text:style-name="P2">                                <text:span text:style-name="T1">POLICEMAN</text:span></text:p>
      <text:p text:style-name="P2">                <text:span text:style-name="T1">Yeah, sorry, I saw that on the report.  </text:span></text:p>
      <text:p text:style-name="P2">                <text:span text:style-name="T1">You're lucky they left the tape deck </text:span></text:p>
      <text:p text:style-name="P2">                <text:span text:style-name="T1">thoug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My fucking briefcase!  Jesus--what's </text:span></text:p>
      <text:p text:style-name="P2">                <text:span text:style-name="T1">that smell?</text:span></text:p>
      <text:p text:style-name="P2">                                <text:span text:style-name="T1">POLICEMAN</text:span></text:p>
      <text:p text:style-name="P2">                <text:span text:style-name="T1">Uh, yeah.  Probably a vagrant, slept </text:span></text:p>
      <text:p text:style-name="P2">                <text:span text:style-name="T1">in the car.  Or perhaps just used it </text:span></text:p>
      <text:p text:style-name="P2">                <text:span text:style-name="T1">as a toilet, and moved on.</text:span></text:p>
      <text:p text:style-name="P1">The Dude tries to roll down the driver's window but it will </text:p>
      <text:p text:style-name="P1">not go; he bellows through the glass:</text:p>
      <text:p text:style-name="P2">                                <text:span text:style-name="T1">DUDE</text:span></text:p>
      <text:p text:style-name="P2">                <text:span text:style-name="T1">When will you find these guys?  I </text:span></text:p>
      <text:p text:style-name="P2">                <text:span text:style-name="T1">mean, do you have any promising leads?</text:span></text:p>
      <text:p text:style-name="P1">The policeman laughs, agreeing broadly.</text:p>
      <text:p text:style-name="P2"><text:soft-page-break/>                                <text:span text:style-name="T1">POLICEMAN</text:span></text:p>
      <text:p text:style-name="P2">                <text:span text:style-name="T1">Leads, yeah.  I'll just check with </text:span></text:p>
      <text:p text:style-name="P2">                <text:span text:style-name="T1">the boys down at the Crime Lab.  </text:span></text:p>
      <text:p text:style-name="P2">                <text:span text:style-name="T1">They've assigned four more detectives </text:span></text:p>
      <text:p text:style-name="P2">                <text:span text:style-name="T1">to the case, got us working in shifts.</text:span></text:p>
      <text:p text:style-name="P1">The Dude looks sadly through his window at the policeman </text:p>
      <text:p text:style-name="P1">rocking back on his heels, his raucous laughter muffled by </text:p>
      <text:p text:style-name="P1">the glass.</text:p>
      <text:p text:style-name="P1">BOWLING ALLEY BAR</text:p>
      <text:p text:style-name="P1">The Dude, Walter and Donny sit at the bar, the Dude with a </text:p>
      <text:p text:style-name="P1">White Russian, Walter with a beer, and Donny eating beer </text:p>
      <text:p text:style-name="P1">nuts.</text:p>
      <text:p text:style-name="P2">                                <text:span text:style-name="T1">DONNY</text:span></text:p>
      <text:p text:style-name="P2">                <text:span text:style-name="T1">And then they're gonna stamp on it?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h for Christ--will you shut the </text:span></text:p>
      <text:p text:style-name="P2">                <text:span text:style-name="T1">fuck up, Donn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figure my only hope is that the </text:span></text:p>
      <text:p text:style-name="P2">                <text:span text:style-name="T1">big Lebowski kills me before the </text:span></text:p>
      <text:p text:style-name="P2">                <text:span text:style-name="T1">Germans can cut my dick off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w that is ridiculous, Dude.  No </text:span></text:p>
      <text:p text:style-name="P2">                <text:span text:style-name="T1">one is going to cut your dick off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nks 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t if I have anything to say about </text:span></text:p>
      <text:p text:style-name="P2">                <text:span text:style-name="T1">it.</text:span></text:p>
      <text:p text:style-name="P2">                                <text:span text:style-name="T1">DUDE</text:span></text:p>
      <text:p text:style-name="P2">                        <text:span text:style-name="T1">(bitterly)</text:span></text:p>
      <text:p text:style-name="P2">                <text:span text:style-name="T1">Yeah, thanks Walter.  That gives me </text:span></text:p>
      <text:p text:style-name="P2">                <text:span text:style-name="T1">a very secure feeling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t makes me feel all warm insid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w Dude--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This whole fucking thing--I  could </text:span></text:p>
      <text:p text:style-name="P2">                <text:span text:style-name="T1">be sitting here with just pee-stains </text:span></text:p>
      <text:p text:style-name="P2">                <text:span text:style-name="T1">on my rug.</text:span></text:p>
      <text:p text:style-name="P1">Walter sadly shakes his head.</text:p>
      <text:p text:style-name="P2">                                <text:span text:style-name="T1">WALTER</text:span></text:p>
      <text:p text:style-name="P2">                <text:span text:style-name="T1">Fucking Germans.  Nothing changes.  </text:span></text:p>
      <text:p text:style-name="P2">                <text:span text:style-name="T1">Fucking Nazis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They were Nazis, Dud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Come on, Donny, they were threatening </text:span></text:p>
      <text:p text:style-name="P2">                <text:span text:style-name="T1">castration!</text:span></text:p>
      <text:p text:style-name="P2">                                <text:span text:style-name="T1">DONNY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re you gonna split hairs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No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m I wrong?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ell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y're nihilists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y kept saying they believe in </text:span></text:p>
      <text:p text:style-name="P2">                <text:span text:style-name="T1">nothing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ihilists!  Jesus.</text:span></text:p>
      <text:p text:style-name="P1">Walter looks haunted.</text:p>
      <text:p text:style-name="P1">Say what you like about the tenets of National Socialism, </text:p>
      <text:p text:style-name="P1">Dude, at least it's an ethos.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And let's also not forget--let's not </text:span></text:p>
      <text:p text:style-name="P2">                <text:span text:style-name="T1">forget, Dude--that keeping wildlife, </text:span></text:p>
      <text:p text:style-name="P2">                <text:span text:style-name="T1">an amphibious rodent, for uh, </text:span></text:p>
      <text:p text:style-name="P2">                <text:span text:style-name="T1">domestic, you know, within the city--</text:span></text:p>
      <text:p text:style-name="P2">                <text:span text:style-name="T1">that isn't legal either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're you, a fucking park ranger </text:span></text:p>
      <text:p text:style-name="P2">                <text:span text:style-name="T1">now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, I'm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o gives a shit about the fucking </text:span></text:p>
      <text:p text:style-name="P2">                <text:span text:style-name="T1">marmot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--We're sympathizing here, Dud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Fuck your sympathy!  I don't need </text:span></text:p>
      <text:p text:style-name="P2">                <text:span text:style-name="T1">your sympathy, man, I need my fucking </text:span></text:p>
      <text:p text:style-name="P2">                <text:span text:style-name="T1">Johnson!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at do you need that for, Dud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gotta buck up, man, you can't go </text:span></text:p>
      <text:p text:style-name="P2">                <text:span text:style-name="T1">into the tournament with this negative </text:span></text:p>
      <text:p text:style-name="P2">                <text:span text:style-name="T1">attitud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Fuck the tournament!  Fuck you, </text:span></text:p>
      <text:p text:style-name="P2">                <text:span text:style-name="T1">Walter!</text:span></text:p>
      <text:p text:style-name="P1">There is a moment of stunned silence.</text:p>
      <text:p text:style-name="P2">                                <text:span text:style-name="T1">WALTER</text:span></text:p>
      <text:p text:style-name="P2">                <text:span text:style-name="T1">Fuck the tournament?!</text:span></text:p>
      <text:p text:style-name="P1">SAD; QUIET:</text:p>
      <text:p text:style-name="P2">                                <text:span text:style-name="T1">WALTER</text:span></text:p>
      <text:p text:style-name="P2">                <text:span text:style-name="T1">Okay Dude.  I can see you don't want </text:span></text:p>
      <text:p text:style-name="P2">                <text:span text:style-name="T1">to be cheered up.  C'mon Donny, let's </text:span></text:p>
      <text:p text:style-name="P2">                <text:span text:style-name="T1">go get a lane.</text:span></text:p>
      <text:p text:style-name="P1">They leave the Dude sitting morosely at the bar.  As he stares</text:p>
      <text:p text:style-name="P1">DOWN INTO HIS EMPTY GLASS: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Another Caucasian, Gary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Right, Dude.</text:span></text:p>
      <text:p text:style-name="P1">STILL STARING DOWN AT THE BAR:</text:p>
      <text:p text:style-name="P2">                                <text:span text:style-name="T1">DUDE</text:span></text:p>
      <text:p text:style-name="P2">                <text:span text:style-name="T1">Friends like these, huh Gary.</text:span></text:p>
      <text:p text:style-name="P2">                                <text:span text:style-name="T1">GARY</text:span></text:p>
      <text:p text:style-name="P2">                <text:span text:style-name="T1">That's right, Dude.</text:span></text:p>
      <text:p text:style-name="P1">The pop song on the jukebox has ended; someone puts on </text:p>
      <text:p text:style-name="P1">"Tumbling Tumbleweeds."</text:p>
      <text:p text:style-name="P1">A man saunters up to the bar to take the stool that Walter </text:p>
      <text:p text:style-name="P1">vacated.  He is middle-aged, amiable, craggily handsome--Sam </text:p>
      <text:p text:style-name="P1">Elliot, perhaps.  He has a large Western-style mustache and </text:p>
      <text:p text:style-name="P1">wears denims, a yoked shirt and a cowboy hat.</text:p>
      <text:p text:style-name="P1">TO THE BARTENDER:</text:p>
      <text:p text:style-name="P2">                                <text:span text:style-name="T1">MAN</text:span></text:p>
      <text:p text:style-name="P2">                <text:span text:style-name="T1">D'ya have a good sarsaparilla?</text:span></text:p>
      <text:p text:style-name="P1">We recognize the voice of The Stranger whose narration opened </text:p>
      <text:p text:style-name="P1">the movie.</text:p>
      <text:p text:style-name="P2">                                <text:span text:style-name="T1">BARTENDER</text:span></text:p>
      <text:p text:style-name="P2">                <text:span text:style-name="T1">Sioux City Sarsaparilla.</text:span></text:p>
      <text:p text:style-name="P1">The Stranger nods.</text:p>
      <text:p text:style-name="P2">                                <text:span text:style-name="T1">THE STRANGER</text:span></text:p>
      <text:p text:style-name="P2">                <text:span text:style-name="T1">That's a good one.</text:span></text:p>
      <text:p text:style-name="P1">Waiting for his drink, he looks amiably around the bar.  His </text:p>
      <text:p text:style-name="P1">crinkled eyes settle on the Dude.</text:p>
      <text:p text:style-name="P2">                                <text:span text:style-name="T1">THE STRANGER</text:span></text:p>
      <text:p text:style-name="P2">                <text:span text:style-name="T1">How ya doin' there, Dude?</text:span></text:p>
      <text:p text:style-name="P1">The Dude, still staring down at his drink, shakes his head.</text:p>
      <text:p text:style-name="P2">                                <text:span text:style-name="T1">DUDE</text:span></text:p>
      <text:p text:style-name="P2">                <text:span text:style-name="T1">Ahh, not so good, man.</text:span></text:p>
      <text:p text:style-name="P2">                                <text:span text:style-name="T1">THE STRANGER</text:span></text:p>
      <text:p text:style-name="P2">                <text:span text:style-name="T1">One a those days, huh.  Wal, a wiser </text:span></text:p>
      <text:p text:style-name="P2">                <text:span text:style-name="T1">fella than m'self once said, sometimes </text:span></text:p>
      <text:p text:style-name="P2">                <text:span text:style-name="T1">you eat the bar and sometimes the </text:span></text:p>
      <text:p text:style-name="P2">                <text:span text:style-name="T1">bar, wal, he eats you.</text:span></text:p>
      <text:p text:style-name="P2">                                <text:span text:style-name="T1">DUDE</text:span></text:p>
      <text:p text:style-name="P2">                        <text:span text:style-name="T1">(absently)</text:span></text:p>
      <text:p text:style-name="P2"><text:soft-page-break/>                <text:span text:style-name="T1">Uh-huh.  That some kind of Eastern </text:span></text:p>
      <text:p text:style-name="P2">                <text:span text:style-name="T1">thing?</text:span></text:p>
      <text:p text:style-name="P2">                                <text:span text:style-name="T1">THE STRANGER</text:span></text:p>
      <text:p text:style-name="P2">                <text:span text:style-name="T1">Far from i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Mm.</text:span></text:p>
      <text:p text:style-name="P1">The bartender puts a brown bottle and a frosted glass on the </text:p>
      <text:p text:style-name="P1">bar in front of The Stranger, who touches his hat brim.</text:p>
      <text:p text:style-name="P2">                                <text:span text:style-name="T1">THE STRANGER</text:span></text:p>
      <text:p text:style-name="P2">                <text:span text:style-name="T1">Much obliged.</text:span></text:p>
      <text:p text:style-name="P1">He looks back at the Dude.</text:p>
      <text:p text:style-name="P2">                                <text:span text:style-name="T1">THE STRANGER</text:span></text:p>
      <text:p text:style-name="P2">                <text:span text:style-name="T1">I like your style, Dude.</text:span></text:p>
      <text:p text:style-name="P1">THE DUDE LOOKS UP, ABSENTLY:</text:p>
      <text:p text:style-name="P2">                                <text:span text:style-name="T1">DUDE</text:span></text:p>
      <text:p text:style-name="P2">                <text:span text:style-name="T1">Well I like your style too, man.  </text:span></text:p>
      <text:p text:style-name="P2">                <text:span text:style-name="T1">Got a whole cowboy thing goin'.</text:span></text:p>
      <text:p text:style-name="P2">                                <text:span text:style-name="T1">THE STRANGER</text:span></text:p>
      <text:p text:style-name="P2">                <text:span text:style-name="T1">Thankie. . . Just one thing, Dude.  </text:span></text:p>
      <text:p text:style-name="P2">                <text:span text:style-name="T1">D'ya have to use s'many cuss words?</text:span></text:p>
      <text:p text:style-name="P1">The Dude looks at The Stranger as if just now noticing how </text:p>
      <text:p text:style-name="P1">out of place the cowpoke is.</text:p>
      <text:p text:style-name="P2">                                <text:span text:style-name="T1">DUDE</text:span></text:p>
      <text:p text:style-name="P2">                <text:span text:style-name="T1">The fuck are you talking about?</text:span></text:p>
      <text:p text:style-name="P1">The Stranger chuckles indulgently and pushes off from the </text:p>
      <text:p text:style-name="P1">bar.</text:p>
      <text:p text:style-name="P2">                                <text:span text:style-name="T1">THE STRANGER</text:span></text:p>
      <text:p text:style-name="P2">                <text:span text:style-name="T1">Okay, have it your way.</text:span></text:p>
      <text:p text:style-name="P1">He brushes his hat brim with a fingertip.</text:p>
      <text:p text:style-name="P2">                                <text:span text:style-name="T1">THE STRANGER</text:span></text:p>
      <text:p text:style-name="P2">                <text:span text:style-name="T1">Take it easy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  Thanks man.</text:span></text:p>
      <text:p text:style-name="P1">He is gone.  "Tumbling Tumbleweeds" is ending as we hear an </text:p>
      <text:p text:style-name="P1">offscreen voice, breaking the spell:</text:p>
      <text:p text:style-name="P2">                                <text:span text:style-name="T1">VOICE</text:span></text:p>
      <text:p text:style-name="P2">                <text:span text:style-name="T1">Dude!  Dude!</text:span></text:p>
      <text:p text:style-name="P1">THE DUDE LOOKS:</text:p>
      <text:p text:style-name="P1">Tony, the unformed limo driver, is at the door of the bar, </text:p>
      <text:p text:style-name="P1"><text:soft-page-break/>beckoning.</text:p>
      <text:p text:style-name="P1">MAUDE'S LOFT</text:p>
      <text:p text:style-name="P1">She strides toward us, naked under a robe which she is just </text:p>
      <text:p text:style-name="P1">cinching shut.  Paint flecks her skin.</text:p>
      <text:p text:style-name="P2">                                <text:span text:style-name="T1">MAUDE</text:span></text:p>
      <text:p text:style-name="P2">                <text:span text:style-name="T1">Jeffrey, you haven't gone to the </text:span></text:p>
      <text:p text:style-name="P2">                <text:span text:style-name="T1">doctor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 it's fine, really, uh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Do you have any news regarding my </text:span></text:p>
      <text:p text:style-name="P2">                <text:span text:style-name="T1">father's mone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, uh... money, yeah, I gotta </text:span></text:p>
      <text:p text:style-name="P2">                <text:span text:style-name="T1">respecfully, 69 you know, tender my </text:span></text:p>
      <text:p text:style-name="P2">                <text:span text:style-name="T1">resignation on that matter, 'cause </text:span></text:p>
      <text:p text:style-name="P2">                <text:span text:style-name="T1">it looks like your mother really was </text:span></text:p>
      <text:p text:style-name="P2">                <text:span text:style-name="T1">kidnapped after all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She most certainly was not!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 man, why don't you fucking listen </text:span></text:p>
      <text:p text:style-name="P2">                <text:span text:style-name="T1">occasionally?  You might learn </text:span></text:p>
      <text:p text:style-name="P2">                <text:span text:style-name="T1">something.  Now I go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And please don't call her my mother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w I go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She is most definitely the perpetrator </text:span></text:p>
      <text:p text:style-name="P2">                <text:span text:style-name="T1">and not the victim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telling you, I got definitive </text:span></text:p>
      <text:p text:style-name="P2">                <text:span text:style-name="T1">evidence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From who?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 main guy, Dieter--</text:span></text:p>
      <text:p text:style-name="P2"><text:soft-page-break/>                                <text:span text:style-name="T1">MAUDE</text:span></text:p>
      <text:p text:style-name="P2">                <text:span text:style-name="T1">Dieter Hauff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--yeah, I guess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Her "co-star" in the beaver pictur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Beaver?  You mean vagina?--I mean, </text:span></text:p>
      <text:p text:style-name="P2">                <text:span text:style-name="T1">you know him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Dieter has been on the fringes of--</text:span></text:p>
      <text:p text:style-name="P2">                <text:span text:style-name="T1">well, of everything in L.A., for </text:span></text:p>
      <text:p text:style-name="P2">                <text:span text:style-name="T1">about twenty years.  Look at my LP's.  </text:span></text:p>
      <text:p text:style-name="P2">                <text:span text:style-name="T1">Under 'Autobahn.'</text:span></text:p>
      <text:p text:style-name="P1">The Dude fingers through the albums filling one bookshelf.</text:p>
      <text:p text:style-name="P2">                                <text:span text:style-name="T1">MAUDE</text:span></text:p>
      <text:p text:style-name="P2">                <text:span text:style-name="T1">That was his group--they released </text:span></text:p>
      <text:p text:style-name="P2">                <text:span text:style-name="T1">one album in the mid-seventies.</text:span></text:p>
      <text:p text:style-name="P1">The Dude stops between two albums.</text:p>
      <text:p text:style-name="P2">                                <text:span text:style-name="T1">DUDE</text:span></text:p>
      <text:p text:style-name="P2">                <text:span text:style-name="T1">Roy Orbison. . . Pink Floyd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Huh?  Autobahn.  A-u-t-o.  Their </text:span></text:p>
      <text:p text:style-name="P2">                <text:span text:style-name="T1">music is a sort of--ugh--techno-pop.</text:span></text:p>
      <text:p text:style-name="P1">The Dude pulls out an album with a worn sleeve.  On it is </text:p>
      <text:p text:style-name="P1">the group's name, Autobahn, the album name, Nagelbett, and a </text:p>
      <text:p text:style-name="P1">picture</text:p>
      <text:p text:style-name="P1">OF THREE YOUNG GERMANS, THEIR FOREHEADS LOOMING BELOW </text:p>
      <text:p text:style-name="P1">SLICKED-</text:p>
      <text:p text:style-name="P1">back hair, gazing upward in thin-lipped epiphany.  They are </text:p>
      <text:p text:style-name="P1">wearing severe but modishly retro suits.  Each has his name </text:p>
      <text:p text:style-name="P1">under his picture--Dieter, Kieffer; and Franz.  A bed of </text:p>
      <text:p text:style-name="P1">nails is the only set dressing on the cyc.</text:p>
      <text:p text:style-name="P2">                                <text:span text:style-name="T1">DUDE</text:span></text:p>
      <text:p text:style-name="P2">                <text:span text:style-name="T1">Jeez.  I miss vinyl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s he pretending to be the abducto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...yeah--</text:span></text:p>
      <text:p text:style-name="P2"><text:soft-page-break/>                                <text:span text:style-name="T1">MAUDE</text:span></text:p>
      <text:p text:style-name="P2">                <text:span text:style-name="T1">Look, Jeffrey, you don't really  </text:span></text:p>
      <text:p text:style-name="P2">                <text:span text:style-name="T1">kidnap someone that you're acquainted </text:span></text:p>
      <text:p text:style-name="P2">                <text:span text:style-name="T1">with.  You can't get away with it if </text:span></text:p>
      <text:p text:style-name="P2">                <text:span text:style-name="T1">the hostage knows who you ar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yeah...I know that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So Dieter has the mone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, no, not exactly.  It's a </text:span></text:p>
      <text:p text:style-name="P2">                <text:span text:style-name="T1">complicated case, Maude.  Lotta ins.  </text:span></text:p>
      <text:p text:style-name="P2">                <text:span text:style-name="T1">Lotta outs.  And a lotta strands to </text:span></text:p>
      <text:p text:style-name="P2">                <text:span text:style-name="T1">keep in my head, man.  Lotta strands </text:span></text:p>
      <text:p text:style-name="P2">                <text:span text:style-name="T1">in old Duder's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Do you still have that doctor's </text:span></text:p>
      <text:p text:style-name="P2">                <text:span text:style-name="T1">number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  No, really, I don't even have </text:span></text:p>
      <text:p text:style-name="P2">                <text:span text:style-name="T1">the bruise any more, I--</text:span></text:p>
      <text:p text:style-name="P1">She is scribbling.</text:p>
      <text:p text:style-name="P2">                                <text:span text:style-name="T1">MAUDE</text:span></text:p>
      <text:p text:style-name="P2">                <text:span text:style-name="T1">Please Jeffrey.  I don't want to be </text:span></text:p>
      <text:p text:style-name="P2">                <text:span text:style-name="T1">responsible for any delayed after-</text:span></text:p>
      <text:p text:style-name="P2">                <text:span text:style-name="T1">effect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Delayed after-eff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 want you to see him immediately.</text:span></text:p>
      <text:p text:style-name="P1">She is picking up a telephone.</text:p>
      <text:p text:style-name="P2">                                <text:span text:style-name="T1">MAUDE</text:span></text:p>
      <text:p text:style-name="P2">                <text:span text:style-name="T1">I'll see if he's available.  He's a </text:span></text:p>
      <text:p text:style-name="P2">                <text:span text:style-name="T1">good man, and thorough.</text:span></text:p>
      <text:p text:style-name="P1">CLOSE SHOT   THE DUDE</text:p>
      <text:p text:style-name="P1">His eyes are closed, a headset on, his shirt off.  Leaking </text:p>
      <text:p text:style-name="P1">tinnily through the headset we hear the opening bars of </text:p>
      <text:p text:style-name="P1">"Comin' Up Around the Bend."</text:p>
      <text:p text:style-name="P1">Behind him, cropped so that we see only a little of his torso, </text:p>
      <text:p text:style-name="P1"><text:soft-page-break/>a white-smocked figure taps at the Dude's back.  After a </text:p>
      <text:p text:style-name="P1">moment the figure circles to one side, out of frame.  His </text:p>
      <text:p text:style-name="P1">hand reaches in to pull one arm of the headset away from the </text:p>
      <text:p text:style-name="P1">Dude's ear, and as he does so the music issues more strongly.</text:p>
      <text:p text:style-name="P2">                                <text:span text:style-name="T1">VOICE</text:span></text:p>
      <text:p text:style-name="P2">                <text:span text:style-name="T1">Could you slide your shorts down </text:span></text:p>
      <text:p text:style-name="P2">                <text:span text:style-name="T1">please, Mr.  Lebowski?</text:span></text:p>
      <text:p text:style-name="P1">The Dude's eyes open.</text:p>
      <text:p text:style-name="P2">                                <text:span text:style-name="T1">DUDE</text:span></text:p>
      <text:p text:style-name="P2">                <text:span text:style-name="T1">Huh?  No, she, she hit me right here.</text:span></text:p>
      <text:p text:style-name="P2">                                <text:span text:style-name="T1">VOICE</text:span></text:p>
      <text:p text:style-name="P2">                <text:span text:style-name="T1">I understand sir.  Could you slide </text:span></text:p>
      <text:p text:style-name="P2">                <text:span text:style-name="T1">your shorts down please?</text:span></text:p>
      <text:p text:style-name="P1">DUDE'S CAR</text:p>
      <text:p text:style-name="P1">The Dude is driving home.  A Creedence tape plays.  The Dude </text:p>
      <text:p text:style-name="P1">is sucking down a joint.  He glances at the rear-view mirror--</text:p>
      <text:p text:style-name="P1">and, noticing something, looks again.</text:p>
      <text:p text:style-name="P1">HIS POV</text:p>
      <text:p text:style-name="P1">A Volkswagon bug is following, a lone fat man driving.</text:p>
      <text:p text:style-name="P1">THE DUDE</text:p>
      <text:p text:style-name="P1">His eyes still on the mirror, he absently takes the joint </text:p>
      <text:p text:style-name="P1">between thumb and forefinger of his right hand and flicks it </text:p>
      <text:p text:style-name="P1">out the driver's window--except that the window is not open.  </text:p>
      <text:p text:style-name="P1">The butt bounces off the glass and around the car, showering </text:p>
      <text:p text:style-name="P1">sparks.</text:p>
      <text:p text:style-name="P1">DUDE'S CROTCH</text:p>
      <text:p text:style-name="P1">The glowing butt rolls down the car seat between his legs. </text:p>
      <text:p text:style-name="P1">The Dude screams.</text:p>
      <text:p text:style-name="P1">THE STREET</text:p>
      <text:p text:style-name="P1">The car careens wildly as the surrounding traffic veers off </text:p>
      <text:p text:style-name="P1">to, make way, horns blaring.  The car finally spins and comes </text:p>
      <text:p text:style-name="P1">to rest with its passenger side wrapped into a telephone </text:p>
      <text:p text:style-name="P1">poll.</text:p>
      <text:p text:style-name="P1">INSIDE THE CAR</text:p>
      <text:p text:style-name="P1">The Dude frantically grabs at his door, which won't open, </text:p>
      <text:p text:style-name="P1">and then slides over to push at the passenger door, which </text:p>
      <text:p text:style-name="P1">also won't open.</text:p>
      <text:p text:style-name="P2">                                <text:span text:style-name="T1">DUDE</text:span></text:p>
      <text:p text:style-name="P2">                <text:span text:style-name="T1">Fuck Me.</text:span></text:p>
      <text:p text:style-name="P1">But he is sitting on the passenger  side now,  away from  </text:p>
      <text:p text:style-name="P1">the lit butt.  He looks around for it.</text:p>
      <text:p text:style-name="P1"><text:soft-page-break/>Smoke is wisping up from between the Driver's seat cushion </text:p>
      <text:p text:style-name="P1">and back cushion.</text:p>
      <text:p text:style-name="P2">                                <text:span text:style-name="T1">DUDE</text:span></text:p>
      <text:p text:style-name="P2">                <text:span text:style-name="T1">Fuckola, man.</text:span></text:p>
      <text:p text:style-name="P1">He takes his beer and pours it in between the cushions.   </text:p>
      <text:p text:style-name="P1">There is a hissing  sound.   But there is a piece of paper </text:p>
      <text:p text:style-name="P1">sticking out from between the cushions.</text:p>
      <text:p text:style-name="P1">The Dude pulls it out.</text:p>
      <text:p text:style-name="P1">It is lined spiral notebook paper, slightly singed and </text:p>
      <text:p text:style-name="P1">dripping beer, covered with handwriting.  In the upper right-</text:p>
      <text:p text:style-name="P1">hand corner is the name Lawrence Sellers, and under that, </text:p>
      <text:p text:style-name="P1">Mrs. Jamtoss 5th Period.  The theme is titled "The Louisiana </text:p>
      <text:p text:style-name="P1">Purchase."  In red ink is a large circled D and some </text:p>
      <text:p text:style-name="P1">handwritten marginal comments; misspelled words are circled </text:p>
      <text:p text:style-name="P1">in red throughout.</text:p>
      <text:p text:style-name="P1">CRANE JACKSON'S FOUNTAIN STREET THEATER</text:p>
      <text:p text:style-name="P1">We are behind Walter, the Dude, and Donny, facing the stage </text:p>
      <text:p text:style-name="P1">in the background where Allan, the Dude's balding landlord, </text:p>
      <text:p text:style-name="P1">is performing a dance moderne.</text:p>
      <text:p text:style-name="P1">As Walter talks to the Dude he leans in to him, his voice </text:p>
      <text:p text:style-name="P1">hushed, so as not to disturb the rest of the very sparse </text:p>
      <text:p text:style-name="P1">audience.</text:p>
      <text:p text:style-name="P2">                                <text:span text:style-name="T1">WALTER</text:span></text:p>
      <text:p text:style-name="P2">                <text:span text:style-name="T1">He lives in North Hollywood on </text:span></text:p>
      <text:p text:style-name="P2">                <text:span text:style-name="T1">Radford, near the In-and-Out Burger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 In-and-Out Burger is on Camros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ear the In-and-Out Burger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Those are good burgers, Wal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ut the fuck up, Donny.  This kid </text:span></text:p>
      <text:p text:style-name="P2">                <text:span text:style-name="T1">is in the ninth grade, Dude, and his </text:span></text:p>
      <text:p text:style-name="P2">                <text:span text:style-name="T1">father is--are you ready for this?--</text:span></text:p>
      <text:p text:style-name="P2">                <text:span text:style-name="T1">Arthur Digby Seller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o the fuck is tha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h?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Who the fuck is Arthur Digby Sellers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o the f--have you ever heard of a </text:span></text:p>
      <text:p text:style-name="P2">                <text:span text:style-name="T1">little show called Branded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ll but one man died?  There at Bitter </text:span></text:p>
      <text:p text:style-name="P2">                <text:span text:style-name="T1">Creek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 yeah, I know the fucking show </text:span></text:p>
      <text:p text:style-name="P2">                <text:span text:style-name="T1">Walter, so what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ucking Arthur Digby Sellers wrote </text:span></text:p>
      <text:p text:style-name="P2">                <text:span text:style-name="T1">156 episodes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e bulk of the serie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t exactly a lightweigh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nd yet his son is a fucking dunc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, go figure.  Well we'll go out </text:span></text:p>
      <text:p text:style-name="P2">                <text:span text:style-name="T1">there after the, uh, the.</text:span></text:p>
      <text:p text:style-name="P1">He waves a hand vaguely toward the stage.</text:p>
      <text:p text:style-name="P2">                                <text:span text:style-name="T1">WALTER</text:span></text:p>
      <text:p text:style-name="P2">                <text:span text:style-name="T1">What have you.  We'll, uh--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e'll be near the In-and-Out Burger.</text:span></text:p>
      <text:p text:style-name="P2"><text:soft-page-break/>                                <text:span text:style-name="T1">WALTER</text:span></text:p>
      <text:p text:style-name="P2">                <text:span text:style-name="T1">Shut the fuck up, Donny.  We'll, uh, </text:span></text:p>
      <text:p text:style-name="P2">                <text:span text:style-name="T1">brace the kid--he'll be a pushover.  </text:span></text:p>
      <text:p text:style-name="P2">                <text:span text:style-name="T1">We'll get that fucking money, if he </text:span></text:p>
      <text:p text:style-name="P2">                <text:span text:style-name="T1">hasn't spent it already.  Million </text:span></text:p>
      <text:p text:style-name="P2">                <text:span text:style-name="T1">fucking clams. And yes, we'll be </text:span></text:p>
      <text:p text:style-name="P2">                <text:span text:style-name="T1">near the, uh--some burgers, some </text:span></text:p>
      <text:p text:style-name="P2">                <text:span text:style-name="T1">beers, a few laughs.  Our fucking </text:span></text:p>
      <text:p text:style-name="P2">                <text:span text:style-name="T1">troubles are over, Dude.</text:span></text:p>
      <text:p text:style-name="P1">RESIDENTIAL AREA</text:p>
      <text:p text:style-name="P1">The Dude and Walter are pulling up in front of a dilapidated </text:p>
      <text:p text:style-name="P1">house sitting on a scrubby lot.  Parked incongruously in </text:p>
      <text:p text:style-name="P1">front of the house is a brand new red Corvette.</text:p>
      <text:p text:style-name="P2">                                <text:span text:style-name="T1">DUDE</text:span></text:p>
      <text:p text:style-name="P2">                <text:span text:style-name="T1">Fuck me, man!  That kid's already </text:span></text:p>
      <text:p text:style-name="P2">                <text:span text:style-name="T1">spent all the money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ardly Dude, a new 'vette?  The kid's </text:span></text:p>
      <text:p text:style-name="P2">                <text:span text:style-name="T1">still got, oh, 96 to 97 thousand, </text:span></text:p>
      <text:p text:style-name="P2">                <text:span text:style-name="T1">depending on the options.  Wait in </text:span></text:p>
      <text:p text:style-name="P2">                <text:span text:style-name="T1">the car, Donny.</text:span></text:p>
      <text:p text:style-name="P1">THE FRONT DOOR</text:p>
      <text:p text:style-name="P1">Walter rings the bell.  It is opened by a matronly Spanish </text:p>
      <text:p text:style-name="P1">woman.</text:p>
      <text:p text:style-name="P2">                                <text:span text:style-name="T1">WOMAN</text:span></text:p>
      <text:p text:style-name="P2">                <text:span text:style-name="T1">Jac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ello, Pilar?  My name is Walter </text:span></text:p>
      <text:p text:style-name="P2">                <text:span text:style-name="T1">Sobchak, we spoke on the phone, this </text:span></text:p>
      <text:p text:style-name="P2">                <text:span text:style-name="T1">is my associate Jeffrey Lebowski.</text:span></text:p>
      <text:p text:style-name="P2">                                <text:span text:style-name="T1">WOMAN</text:span></text:p>
      <text:p text:style-name="P2">                <text:span text:style-name="T1">Jac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May we uh, we wanted to talk about </text:span></text:p>
      <text:p text:style-name="P2">                <text:span text:style-name="T1">little Larry.  May we come in?</text:span></text:p>
      <text:p text:style-name="P2">                                <text:span text:style-name="T1">WOMAN</text:span></text:p>
      <text:p text:style-name="P2">                <text:span text:style-name="T1">Jace.</text:span></text:p>
      <text:p text:style-name="P1">They enter a dim living room and stand, looking about, as </text:p>
      <text:p text:style-name="P1">Pilar</text:p>
      <text:p text:style-name="P1"><text:soft-page-break/>CALLS UP THE STAIRS:</text:p>
      <text:p text:style-name="P2">                                <text:span text:style-name="T1">PILAR</text:span></text:p>
      <text:p text:style-name="P2">                <text:span text:style-name="T1">Larry!  Sweetie!  Dat mang is here!</text:span></text:p>
      <text:p text:style-name="P1">There is a rhythmic compressor sound; Walter places it and </text:p>
      <text:p text:style-name="P1">nudges the Dude.  At the other end of the living room a man </text:p>
      <text:p text:style-name="P1">lies on something that looks like a hospital gurney with its </text:p>
      <text:p text:style-name="P1">midsection enclosed by a motorized stainless-steel bubble.  </text:p>
      <text:p text:style-name="P1">It is an iron lung, artificially breathing with distinct </text:p>
      <text:p text:style-name="P1">hisses in and out.</text:p>
      <text:p text:style-name="P2">                                <text:span text:style-name="T1">WALTER</text:span></text:p>
      <text:p text:style-name="P2">                <text:span text:style-name="T1">That's him, Dude.</text:span></text:p>
      <text:p text:style-name="P2">                                <text:span text:style-name="T1">VIVA VOCE</text:span></text:p>
      <text:p text:style-name="P2">                <text:span text:style-name="T1">And a good day to you, sir.</text:span></text:p>
      <text:p text:style-name="P2">                                <text:span text:style-name="T1">PILAR</text:span></text:p>
      <text:p text:style-name="P2">                <text:span text:style-name="T1">See down, pleas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nk you, ma'am.</text:span></text:p>
      <text:p text:style-name="P1">He and the Dude sit on a sagging green sofa.  In a lowered </text:p>
      <text:p text:style-name="P1">voice, to Pilar:</text:p>
      <text:p text:style-name="P2">                                <text:span text:style-name="T1">WALTER</text:span></text:p>
      <text:p text:style-name="P2">                <text:span text:style-name="T1">Does he, uh. . . Is he still writing?</text:span></text:p>
      <text:p text:style-name="P2">                                <text:span text:style-name="T1">PILAR</text:span></text:p>
      <text:p text:style-name="P2">                <text:span text:style-name="T1">No, no.  He has healt' problems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Uh-huh.</text:span></text:p>
      <text:p text:style-name="P1">HE BELLOWS ACROSS THE ROOM:</text:p>
      <text:p text:style-name="P2">                                <text:span text:style-name="T1">WALTER</text:span></text:p>
      <text:p text:style-name="P2">                <text:span text:style-name="T1">I just want to say, sir, that we're </text:span></text:p>
      <text:p text:style-name="P2">                <text:span text:style-name="T1">both enormous--on a personal level, </text:span></text:p>
      <text:p text:style-name="P2">                <text:span text:style-name="T1">Branded, especially the early </text:span></text:p>
      <text:p text:style-name="P2">                <text:span text:style-name="T1">episodes, has been a source of, uh, </text:span></text:p>
      <text:p text:style-name="P2">                <text:span text:style-name="T1">inspir---</text:span></text:p>
      <text:p text:style-name="P1">There are footsteps on the stairs.  Larry, a fifteen-year-</text:p>
      <text:p text:style-name="P1">old, looks at the two men.</text:p>
      <text:p text:style-name="P2">                                <text:span text:style-name="T1">PILAR</text:span></text:p>
      <text:p text:style-name="P2">                <text:span text:style-name="T1">See down, Sweetie.  These are the </text:span></text:p>
      <text:p text:style-name="P2">                <text:span text:style-name="T1">policeman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 ma'am, I didn't mean to give the </text:span></text:p>
      <text:p text:style-name="P2"><text:soft-page-break/>                <text:span text:style-name="T1">impression that we're police exactly.  </text:span></text:p>
      <text:p text:style-name="P2">                <text:span text:style-name="T1">We're hoping that it will not be </text:span></text:p>
      <text:p text:style-name="P2">                <text:span text:style-name="T1">necessary to call the police.</text:span></text:p>
      <text:p text:style-name="P1">He adopts his command voice in turning to Larry:</text:p>
      <text:p text:style-name="P2">                                <text:span text:style-name="T1">WALTER</text:span></text:p>
      <text:p text:style-name="P2">                <text:span text:style-name="T1">But that is up to little Larry here.  </text:span></text:p>
      <text:p text:style-name="P2">                <text:span text:style-name="T1">Isn't it, Larry?</text:span></text:p>
      <text:p text:style-name="P1">Walter pops the latches on his attache case and takes out </text:p>
      <text:p text:style-name="P1">the homework, which is now in a ziploc bag.  He holds it out </text:p>
      <text:p text:style-name="P1">at arm's length, displaying it to Larry.</text:p>
      <text:p text:style-name="P2">                                <text:span text:style-name="T1">WALTER</text:span></text:p>
      <text:p text:style-name="P2">                <text:span text:style-name="T1">Is this your homework, Larry?</text:span></text:p>
      <text:p text:style-name="P1">Larry does not respond.</text:p>
      <text:p text:style-name="P2">                                <text:span text:style-name="T1">WALTER</text:span></text:p>
      <text:p text:style-name="P2">                <text:span text:style-name="T1">Is this your homework, Larr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Look, man, did you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, please!. . .  Is this your </text:span></text:p>
      <text:p text:style-name="P2">                <text:span text:style-name="T1">homework, Larr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Just ask him if he--ask him about </text:span></text:p>
      <text:p text:style-name="P2">                <text:span text:style-name="T1">the car, man!</text:span></text:p>
      <text:p text:style-name="P1">Walter is still holding out the homework.</text:p>
      <text:p text:style-name="P2">                                <text:span text:style-name="T1">WALTER</text:span></text:p>
      <text:p text:style-name="P2">                <text:span text:style-name="T1">Is this yours, Larry?  Is this your </text:span></text:p>
      <text:p text:style-name="P2">                <text:span text:style-name="T1">homework, Larr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s the car out front yours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s this your homework, Larr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 know it's his fucking homework, </text:span></text:p>
      <text:p text:style-name="P2">                <text:span text:style-name="T1">Walter!  Where's the fucking money, </text:span></text:p>
      <text:p text:style-name="P2">                <text:span text:style-name="T1">you little brat?</text:span></text:p>
      <text:p text:style-name="P1">Throughout Walter has been staring at Larry with the homework </text:p>
      <text:p text:style-name="P1">extended towards him.</text:p>
      <text:p text:style-name="P2">                                <text:span text:style-name="T1">WALTER</text:span></text:p>
      <text:p text:style-name="P2">                <text:span text:style-name="T1">Look, Larry. . . Have you ever heard </text:span></text:p>
      <text:p text:style-name="P2"><text:soft-page-break/>                <text:span text:style-name="T1">of Vietnam?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for Christ's sake,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're going to enter a world of </text:span></text:p>
      <text:p text:style-name="P2">                <text:span text:style-name="T1">pain, son.  We know that this is </text:span></text:p>
      <text:p text:style-name="P2">                <text:span text:style-name="T1">your homework.  We know you stole a </text:span></text:p>
      <text:p text:style-name="P2">                <text:span text:style-name="T1">car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And the fucking money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nd the fucking money.  And we know </text:span></text:p>
      <text:p text:style-name="P2">                <text:span text:style-name="T1">that this is your homework, Larry.</text:span></text:p>
      <text:p text:style-name="P1">No answer.</text:p>
      <text:p text:style-name="P2">                                <text:span text:style-name="T1">WALTER</text:span></text:p>
      <text:p text:style-name="P2">                <text:span text:style-name="T1">You're gonna KILL your FATHER, Larry!.</text:span></text:p>
      <text:p text:style-name="P1">FINALLY, IN DISGUST:</text:p>
      <text:p text:style-name="P2">                                <text:span text:style-name="T1">WALTER</text:span></text:p>
      <text:p text:style-name="P2">                <text:span text:style-name="T1">Ah, this is pointless.</text:span></text:p>
      <text:p text:style-name="P1">As he shoves the homework back in the attache case:</text:p>
      <text:p text:style-name="P2">                                <text:span text:style-name="T1">WALTER</text:span></text:p>
      <text:p text:style-name="P2">                <text:span text:style-name="T1">All right, Plan B.  You might want </text:span></text:p>
      <text:p text:style-name="P2">                <text:span text:style-name="T1">to watch out the front window there, </text:span></text:p>
      <text:p text:style-name="P2">                <text:span text:style-name="T1">Larry.</text:span></text:p>
      <text:p text:style-name="P1">He is heading for the door.  The Dude, puzzled, rises to </text:p>
      <text:p text:style-name="P1">follow him.</text:p>
      <text:p text:style-name="P2">                                <text:span text:style-name="T1">WALTER</text:span></text:p>
      <text:p text:style-name="P2">                <text:span text:style-name="T1">This is what happens when you FUCK a </text:span></text:p>
      <text:p text:style-name="P2">                <text:span text:style-name="T1">STRANGER in the ASS, Larry.</text:span></text:p>
      <text:p text:style-name="P1">OUTSIDE</text:p>
      <text:p text:style-name="P1">Walter is striding down the lawn with his attache case like </text:p>
      <text:p text:style-name="P1">an enraged encyclopedia salesman.  Without looking back at, </text:p>
      <text:p text:style-name="P1">the Dude, who follows:</text:p>
      <text:p text:style-name="P2">                                <text:span text:style-name="T1">WALTER</text:span></text:p>
      <text:p text:style-name="P2">                <text:span text:style-name="T1">Fucking language problem, Dude.</text:span></text:p>
      <text:p text:style-name="P1">He pops the Dude's trunk, flings in the briefcase and takes </text:p>
      <text:p text:style-name="P1">out a tire iron.</text:p>
      <text:p text:style-name="P2">                                <text:span text:style-name="T1">WALTER</text:span></text:p>
      <text:p text:style-name="P2">                <text:span text:style-name="T1">Maybe he'll understand this.</text:span></text:p>
      <text:p text:style-name="P1"><text:soft-page-break/>He is walking over to the Corvette.</text:p>
      <text:p text:style-name="P2">                                <text:span text:style-name="T1">WALTER</text:span></text:p>
      <text:p text:style-name="P2">                <text:span text:style-name="T1">YOU SEE WHAT HAPPENS, LARRY!</text:span></text:p>
      <text:p text:style-name="P1">CRASH!  He swings the crowbar into the windshield, which </text:p>
      <text:p text:style-name="P1">shatters.</text:p>
      <text:p text:style-name="P2">                                <text:span text:style-name="T1">WALTER</text:span></text:p>
      <text:p text:style-name="P2">                <text:span text:style-name="T1">YOU SEE WHAT HAPPENS?!</text:span></text:p>
      <text:p text:style-name="P1">CRASH!  He takes out the driver's window.</text:p>
      <text:p text:style-name="P2">                                <text:span text:style-name="T1">WALTER</text:span></text:p>
      <text:p text:style-name="P2">                <text:span text:style-name="T1">THIS IS WHAT HAPPENS WHEN YOU FUCK A </text:span></text:p>
      <text:p text:style-name="P2">                <text:span text:style-name="T1">STRANGER IN THE ASS!</text:span></text:p>
      <text:p text:style-name="P1">Lights are going on in houses down the street.  Distant dogs </text:p>
      <text:p text:style-name="P1">bark.</text:p>
      <text:p text:style-name="P2">                                <text:span text:style-name="T1">WALTER</text:span></text:p>
      <text:p text:style-name="P2">                <text:span text:style-name="T1">HERE'S WHAT HAPPENS, LARRY!</text:span></text:p>
      <text:p text:style-name="P1">CRASH!</text:p>
      <text:p text:style-name="P2">                                <text:span text:style-name="T1">WALTER</text:span></text:p>
      <text:p text:style-name="P2">                <text:span text:style-name="T1">HERE'S WHAT HAPPENS!  FUCK A STRANGER </text:span></text:p>
      <text:p text:style-name="P2">                <text:span text:style-name="T1">IN THE ASS!</text:span></text:p>
      <text:p text:style-name="P1">CRASH!</text:p>
      <text:p text:style-name="P1">A man in a sleeveless T-shirt and boxer shorts has run over </text:p>
      <text:p text:style-name="P1">behind Walter and grabbed him from behind on a backswing of </text:p>
      <text:p text:style-name="P1">the crowbar.</text:p>
      <text:p text:style-name="P2">                                <text:span text:style-name="T1">MAN</text:span></text:p>
      <text:p text:style-name="P2">                <text:span text:style-name="T1">WHAT THE FUCK JOO DOING, MANG?!</text:span></text:p>
      <text:p text:style-name="P1">He wrestles the crowbar away from the startled Walter.</text:p>
      <text:p text:style-name="P2">                                <text:span text:style-name="T1">MAN</text:span></text:p>
      <text:p text:style-name="P2">                <text:span text:style-name="T1">I JUS' BAWDEEZ FUCKEEN CAR LASS WEEK!</text:span></text:p>
      <text:p text:style-name="P1">Walter cringes before the enraged Mexican.</text:p>
      <text:p text:style-name="P2">                                <text:span text:style-name="T1">WALTER</text:span></text:p>
      <text:p text:style-name="P2">                <text:span text:style-name="T1">Hunh?</text:span></text:p>
      <text:p text:style-name="P1">The man looks about, wildly.</text:p>
      <text:p text:style-name="P2">                                <text:span text:style-name="T1">MAN</text:span></text:p>
      <text:p text:style-name="P2">                <text:span text:style-name="T1">I KILL JOO, MANG!  I--I KILL JOR </text:span></text:p>
      <text:p text:style-name="P2">                <text:span text:style-name="T1">FUCKEEN CAR!</text:span></text:p>
      <text:p text:style-name="P1">He runs over to the Dude's car.</text:p>
      <text:p text:style-name="P2">                                <text:span text:style-name="T1">DUDE</text:span></text:p>
      <text:p text:style-name="P2">                <text:span text:style-name="T1">No!  No!  NO!  THAT'S NOT--</text:span></text:p>
      <text:p text:style-name="P1">CRASH!  CRASH!</text:p>
      <text:p text:style-name="P2"><text:soft-page-break/>                                <text:span text:style-name="T1">MAN</text:span></text:p>
      <text:p text:style-name="P2">                <text:span text:style-name="T1">I FUCKEEN KILL JOR FUCKEEN CAR!</text:span></text:p>
      <text:p text:style-name="P1">CRASH!</text:p>
      <text:p text:style-name="P2">                                <text:span text:style-name="T1">MAN</text:span></text:p>
      <text:p text:style-name="P2">                <text:span text:style-name="T1">I KILL JOR FUCKEEN CAR!</text:span></text:p>
      <text:p text:style-name="P1">INSIDE THE CAR</text:p>
      <text:p text:style-name="P1">Glass rains in on a terrified, cringing, Donny.</text:p>
      <text:p text:style-name="P2">                                <text:span text:style-name="T1">MAN</text:span></text:p>
      <text:p text:style-name="P2">                <text:span text:style-name="T1">I KILL JOR FUCKEEN CAR!</text:span></text:p>
      <text:p text:style-name="P2">                                          <text:span text:style-name="T1">ON A DEAFENING CRASH WE CUT TO:</text:span></text:p>
      <text:p text:style-name="P1">THE DUDE'S CAR</text:p>
      <text:p text:style-name="P1">We are looking into the car through the broken windshield as </text:p>
      <text:p text:style-name="P1">it rattles down the freeway.  Wind whistles through the caved-</text:p>
      <text:p text:style-name="P1">in windows.</text:p>
      <text:p text:style-name="P1">The Dude drives, his jaw clenched, staring grimly out at the</text:p>
      <text:p text:style-name="P1">road.  Walter, beside him, and Donny in the back seat, munch </text:p>
      <text:p text:style-name="P1">'on In-and-Out Burgers.</text:p>
      <text:p text:style-name="P1">Creedence music plays above the bluster of wind.</text:p>
      <text:p text:style-name="P1">DUDE'S BUNGALOW</text:p>
      <text:p text:style-name="P1">As the Dude talks on the phone he is hammering a two-by-four </text:p>
      <text:p text:style-name="P1">into the floor just inside, and parallel to, the front door.</text:p>
      <text:p text:style-name="P2">                                <text:span text:style-name="T1">DUDE</text:span></text:p>
      <text:p text:style-name="P2">                <text:span text:style-name="T1">I accept your apology. . . No I, I </text:span></text:p>
      <text:p text:style-name="P2">                <text:span text:style-name="T1">just want to handle it myself from </text:span></text:p>
      <text:p text:style-name="P2">                <text:span text:style-name="T1">now on. . . No.  That has nothing to </text:span></text:p>
      <text:p text:style-name="P2">                <text:span text:style-name="T1">do with it. . . .Yes, it made it </text:span></text:p>
      <text:p text:style-name="P2">                <text:span text:style-name="T1">home, I'm calling from home.  No, </text:span></text:p>
      <text:p text:style-name="P2">                <text:span text:style-name="T1">Walter, it didn't look like Larry </text:span></text:p>
      <text:p text:style-name="P2">                <text:span text:style-name="T1">was about to crack.</text:span></text:p>
      <text:p text:style-name="P1">He finishes hammering, rises and grabs a straightbacked chair </text:p>
      <text:p text:style-name="P1">that stands nearby.</text:p>
      <text:p text:style-name="P2">                                <text:span text:style-name="T1">DUDE</text:span></text:p>
      <text:p text:style-name="P2">                <text:span text:style-name="T1">Well that's your perception. . . </text:span></text:p>
      <text:p text:style-name="P2">                <text:span text:style-name="T1">Well you're right, Walter, and the </text:span></text:p>
      <text:p text:style-name="P2">                <text:span text:style-name="T1">unspoken Message is FUCK YOU AND </text:span></text:p>
      <text:p text:style-name="P2">                <text:span text:style-name="T1">LEAVE ME THE FUCK ALONE. . . Yeah, </text:span></text:p>
      <text:p text:style-name="P2">                <text:span text:style-name="T1">I'll be at practice.</text:span></text:p>
      <text:p text:style-name="P1">He hangs up and has just finished sliding the chair into </text:p>
      <text:p text:style-name="P1">place with its top under the doorknob and its legs braced </text:p>
      <text:p text:style-name="P1">against the two-by-four, thus wedging the door closed, when </text:p>
      <text:p text:style-name="P1"><text:soft-page-break/>the door is opened--outwards.  The chair clatters to the </text:p>
      <text:p text:style-name="P1">floor.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1">Woo and the blond man who earlier peed on the rug stride in, </text:p>
      <text:p text:style-name="P1">kicking the chair away.</text:p>
      <text:p text:style-name="P2">                                <text:span text:style-name="T1">WOO</text:span></text:p>
      <text:p text:style-name="P2">                <text:span text:style-name="T1">Pin your diapers on, Lebowski.  Jackie</text:span></text:p>
      <text:p text:style-name="P2">                <text:span text:style-name="T1">Treehorn wants to see you.</text:span></text:p>
      <text:p text:style-name="P2">                                <text:span text:style-name="T1">BLOND MAN</text:span></text:p>
      <text:p text:style-name="P2">                <text:span text:style-name="T1">And we know which Lebowski you are, </text:span></text:p>
      <text:p text:style-name="P2">                <text:span text:style-name="T1">Lebowski.</text:span></text:p>
      <text:p text:style-name="P2">                                <text:span text:style-name="T1">WOO</text:span></text:p>
      <text:p text:style-name="P2">                <text:span text:style-name="T1">Yeah.  Jackie Treehorn wants to talk </text:span></text:p>
      <text:p text:style-name="P2">                <text:span text:style-name="T1">to the deadbeat Lebowski.</text:span></text:p>
      <text:p text:style-name="P2">                                <text:span text:style-name="T1">BLOND MAN</text:span></text:p>
      <text:p text:style-name="P2">                <text:span text:style-name="T1">You're not dealing with morons here.</text:span></text:p>
      <text:p text:style-name="P1">BLACKNESS</text:p>
      <text:p text:style-name="P1">Out of the blackness something is falling toward us.  It is </text:p>
      <text:p text:style-name="P1">a woman, falling in slow motion, her limbs flailing, her </text:p>
      <text:p text:style-name="P1">mouth contorted by either fear or ecstasy.  She is topless.  </text:p>
      <text:p text:style-name="P1">She falls past the camera, leaving blackness, then after a </text:p>
      <text:p text:style-name="P1">beat reappears, rising into the night sky.</text:p>
      <text:p text:style-name="P1">MALIBU BEACH</text:p>
      <text:p text:style-name="P1">A crowd of mostly tanned middle-aged men with blow-dried </text:p>
      <text:p text:style-name="P1">hair, wearing jogging outfits and other expensively casual </text:p>
      <text:p text:style-name="P1">attire, are blanket-tossing the squealing young woman in </text:p>
      <text:p text:style-name="P1">nightmarish slow motion.</text:p>
      <text:p text:style-name="P1">WIDER</text:p>
      <text:p text:style-name="P1">It is a party, lit by festive beach lights and standing </text:p>
      <text:p text:style-name="P1">kerosene heaters.  1960's mainstream jazz, of the Mancini-</text:p>
      <text:p text:style-name="P1">Brubeck school, has been piped down to speakers on the beach'.</text:p>
      <text:p text:style-name="P1">In long shot now the woman rises, squealing, disappears  </text:p>
      <text:p text:style-name="P1">into darkness, descends into light, rises again.</text:p>
      <text:p text:style-name="P1">A man walks towards the camera through the pools of beach </text:p>
      <text:p text:style-name="P1">light.  He is handsome, fiftyish, wearing cotton twill pants </text:p>
      <text:p text:style-name="P1">and a Turnbull &amp; Asher shirt with a foulard knotted at the </text:p>
      <text:p text:style-name="P1">neck.  Behind him, the woman rises and falls, appears and </text:p>
      <text:p text:style-name="P1">disappears.</text:p>
      <text:p text:style-name="P2">                                <text:span text:style-name="T1">MAN</text:span></text:p>
      <text:p text:style-name="P2"><text:soft-page-break/>                <text:span text:style-name="T1">Hello Dude, thanks for coming.  I'm </text:span></text:p>
      <text:p text:style-name="P2">                <text:span text:style-name="T1">Jackie Treehorn.</text:span></text:p>
      <text:p text:style-name="P1">INSIDE THE BEACH HOUSE</text:p>
      <text:p text:style-name="P1">The Dude is looking around at the '60's modern decor.</text:p>
      <text:p text:style-name="P2">                                <text:span text:style-name="T1">DUDE</text:span></text:p>
      <text:p text:style-name="P2">                <text:span text:style-name="T1">This is quite a pad you got here, </text:span></text:p>
      <text:p text:style-name="P2">                <text:span text:style-name="T1">man.  Completely unspoiled.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What's your drink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ite Russian, thanks.  How's the </text:span></text:p>
      <text:p text:style-name="P2">                <text:span text:style-name="T1">smut business, Jackie?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I wouldn't know, Dude.  I deal in </text:span></text:p>
      <text:p text:style-name="P2">                <text:span text:style-name="T1">publishing, entertainment, political </text:span></text:p>
      <text:p text:style-name="P2">                <text:span text:style-name="T1">advocacy, and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ich one was Logjammin'?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Regrettably, it's true, standards </text:span></text:p>
      <text:p text:style-name="P2">                <text:span text:style-name="T1">have fallen in adult entertainment.  </text:span></text:p>
      <text:p text:style-name="P2">                <text:span text:style-name="T1">It's video, Dude.  Now that we're </text:span></text:p>
      <text:p text:style-name="P2">                <text:span text:style-name="T1">competing with the amateurs, we can't </text:span></text:p>
      <text:p text:style-name="P2">                <text:span text:style-name="T1">afford to invest that little extra </text:span></text:p>
      <text:p text:style-name="P2">                <text:span text:style-name="T1">in story, production value, feeling.</text:span></text:p>
      <text:p text:style-name="P1">He taps his forehead with one finger.</text:p>
      <text:p text:style-name="P2">                                <text:span text:style-name="T1">TREEHORN</text:span></text:p>
      <text:p text:style-name="P2">                <text:span text:style-name="T1">People forget that the brain is the </text:span></text:p>
      <text:p text:style-name="P2">                <text:span text:style-name="T1">biggest erogenous zon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On you, maybe.</text:span></text:p>
      <text:p text:style-name="P1">He hands him the drink.</text:p>
      <text:p text:style-name="P2">                                <text:span text:style-name="T1">TREEHORN</text:span></text:p>
      <text:p text:style-name="P2">                <text:span text:style-name="T1">Of course, you do get the good with </text:span></text:p>
      <text:p text:style-name="P2">                <text:span text:style-name="T1">the bad.  The new technology permits </text:span></text:p>
      <text:p text:style-name="P2">                <text:span text:style-name="T1">us to do exciting things with </text:span></text:p>
      <text:p text:style-name="P2">                <text:span text:style-name="T1">interactive erotic software.  Wave </text:span></text:p>
      <text:p text:style-name="P2">                <text:span text:style-name="T1">of the future, Dude.  100% electronic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Uh-huh.  Well, I still jerk off </text:span></text:p>
      <text:p text:style-name="P2">                <text:span text:style-name="T1">manually.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Of course you do.  I can see you're </text:span></text:p>
      <text:p text:style-name="P2">                <text:span text:style-name="T1">anxious for me to get to the point.  </text:span></text:p>
      <text:p text:style-name="P2">                <text:span text:style-name="T1">Well Dude, here it is.  Where's Bunn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thought you might know, man.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Me?  How would I know?  The only </text:span></text:p>
      <text:p text:style-name="P2">                <text:span text:style-name="T1">reason she ran off was to get away </text:span></text:p>
      <text:p text:style-name="P2">                <text:span text:style-name="T1">from her rather sizable debt to m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t she hasn't run off, she's been--</text:span></text:p>
      <text:p text:style-name="P1">Treehorn waves this off.</text:p>
      <text:p text:style-name="P2">                                <text:span text:style-name="T1">TREEHORN</text:span></text:p>
      <text:p text:style-name="P2">                <text:span text:style-name="T1">I've heard the kidnapping story, so </text:span></text:p>
      <text:p text:style-name="P2">                <text:span text:style-name="T1">save it.  I know you're mixed up in </text:span></text:p>
      <text:p text:style-name="P2">                <text:span text:style-name="T1">all this, Dude, and I don't care </text:span></text:p>
      <text:p text:style-name="P2">                <text:span text:style-name="T1">what you're trying to take off her </text:span></text:p>
      <text:p text:style-name="P2">                <text:span text:style-name="T1">husband.  That's your business.  All </text:span></text:p>
      <text:p text:style-name="P2">                <text:span text:style-name="T1">I'm saying is, I want min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well, right man, there are </text:span></text:p>
      <text:p text:style-name="P2">                <text:span text:style-name="T1">many facets to this, uh, you know, </text:span></text:p>
      <text:p text:style-name="P2">                <text:span text:style-name="T1">many interested parties.  If I can </text:span></text:p>
      <text:p text:style-name="P2">                <text:span text:style-name="T1">find your money, man-- what's in it </text:span></text:p>
      <text:p text:style-name="P2">                <text:span text:style-name="T1">for the Dude?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Of course, there's that to discuss.  </text:span></text:p>
      <text:p text:style-name="P2">                <text:span text:style-name="T1">Refill?</text:span></text:p>
      <text:p text:style-name="P2">                                <text:span text:style-name="T1">DUDE</text:span></text:p>
      <text:p text:style-name="P2">                <text:span text:style-name="T1">Does the Pope shit in the woods?</text:span></text:p>
      <text:p text:style-name="P2">                                <text:span text:style-name="T1">TREEHORN</text:span></text:p>
      <text:p text:style-name="P2">                <text:span text:style-name="T1">Let's say a 10% finder's fe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Okay, Jackie, done.  I like the way </text:span></text:p>
      <text:p text:style-name="P2"><text:soft-page-break/>                <text:span text:style-name="T1">you do business.  Your money is being </text:span></text:p>
      <text:p text:style-name="P2">                <text:span text:style-name="T1">held by a kid named Larry Sellers.  </text:span></text:p>
      <text:p text:style-name="P2">                <text:span text:style-name="T1">He lives in North Hollywood, on </text:span></text:p>
      <text:p text:style-name="P2">                <text:span text:style-name="T1">Radford, near the In-and-Out Burger.  </text:span></text:p>
      <text:p text:style-name="P2">                <text:span text:style-name="T1">A real fuckin' brat, but I'm sure </text:span></text:p>
      <text:p text:style-name="P2">                <text:span text:style-name="T1">your goons'll be able to get it off </text:span></text:p>
      <text:p text:style-name="P2">                <text:span text:style-name="T1">him, mean he's only fifteen and he's </text:span></text:p>
      <text:p text:style-name="P2">                <text:span text:style-name="T1">flunking social studies.  So if you'll </text:span></text:p>
      <text:p text:style-name="P2">                <text:span text:style-name="T1">just write me a check for my ten per </text:span></text:p>
      <text:p text:style-name="P2">                <text:span text:style-name="T1">cent. . . of half a million. . . </text:span></text:p>
      <text:p text:style-name="P2">                <text:span text:style-name="T1">fifty grand.</text:span></text:p>
      <text:p text:style-name="P1">He is getting to his feet, but sways woozily.</text:p>
      <text:p text:style-name="P2">                                <text:span text:style-name="T1">DUDE</text:span></text:p>
      <text:p text:style-name="P2">                <text:span text:style-name="T1">I'll go out and mingle.--Jesus, you </text:span></text:p>
      <text:p text:style-name="P2">                <text:span text:style-name="T1">mix a hell of a Caucasian, Jackie.</text:span></text:p>
      <text:p text:style-name="P1">The Dude shakes his head, tries to focus.</text:p>
      <text:p text:style-name="P2">                                <text:span text:style-name="T1">TREEHORN</text:span></text:p>
      <text:p text:style-name="P2">                <text:span text:style-name="T1">A fifteen-year-old?  Is this your </text:span></text:p>
      <text:p text:style-name="P2">                <text:span text:style-name="T1">idea of a joke?</text:span></text:p>
      <text:p text:style-name="P1">Jackie Treehorn's image starts to swim.  He is joined on </text:p>
      <text:p text:style-name="P1">either side by Woo and the blond man, all three men looking </text:p>
      <text:p text:style-name="P1">grimly down at the Dude.</text:p>
      <text:p text:style-name="P2">                                <text:span text:style-name="T1">DUDE</text:span></text:p>
      <text:p text:style-name="P2">                <text:span text:style-name="T1">No funny stuff, Jackie. . . the kid's </text:span></text:p>
      <text:p text:style-name="P2">                <text:span text:style-name="T1">got it.  Hiya, fellas. . . kid just </text:span></text:p>
      <text:p text:style-name="P2">                <text:span text:style-name="T1">wanted a car.  All the Dude ever </text:span></text:p>
      <text:p text:style-name="P2">                <text:span text:style-name="T1">wanted. . . was his rug back. . . </text:span></text:p>
      <text:p text:style-name="P2">                <text:span text:style-name="T1">not greedy. . . it really.</text:span></text:p>
      <text:p text:style-name="P1">He squints at Jackie Treehorn, who swims in and out of focus.  </text:p>
      <text:p text:style-name="P1">Tied the room together.</text:p>
      <text:p text:style-name="P1">He tips forward, spilling his drink off the table.</text:p>
      <text:p text:style-name="P1">FROM UNDER THE GLASS COFFEE TABLE</text:p>
      <text:p text:style-name="P1">Looking up at the Dude as his face hits the glass and </text:p>
      <text:p text:style-name="P1">squishes.</text:p>
      <text:p text:style-name="P1">FAST FADE OUT</text:p>
      <text:p text:style-name="P1">BLACK</text:p>
      <text:p text:style-name="P2">                                <text:span text:style-name="T1">THE STRANGER'S VOICE</text:span></text:p>
      <text:p text:style-name="P2">                <text:span text:style-name="T1">Darkness warshed over the Dude--</text:span></text:p>
      <text:p text:style-name="P2">                <text:span text:style-name="T1">darker'n a black steer's tookus on a </text:span></text:p>
      <text:p text:style-name="P2"><text:soft-page-break/>                <text:span text:style-name="T1">moonless prairie night.  There was </text:span></text:p>
      <text:p text:style-name="P2">                <text:span text:style-name="T1">no bottom.</text:span></text:p>
      <text:p text:style-name="P1">We hear a thundering bass.</text:p>
      <text:p text:style-name="P1">SCRATCHY WHITE TITLE CARD:</text:p>
      <text:p text:style-name="P1">JACKIE TREEHORN PRESENTS</text:p>
      <text:p text:style-name="P1">ANOTHER TITLE CARD:</text:p>
      <text:p text:style-name="P1">THE DUDE</text:p>
      <text:p text:style-name="P1">AND</text:p>
      <text:p text:style-name="P1">MAUDE LEBOWSKI</text:p>
      <text:p text:style-name="P1">IN</text:p>
      <text:p text:style-name="P1">THIRD TITLE CARD:</text:p>
      <text:p text:style-name="P1">GUTTERBALLS</text:p>
      <text:p text:style-name="P1">The title logo is a suggestively upright bowling pin flanked </text:p>
      <text:p text:style-name="P1">by a pair of  bowling balls.   The  bending bass sound turns  </text:p>
      <text:p text:style-name="P1">into the lead-in to Kenny Rogers and the First Edition's  </text:p>
      <text:p text:style-name="P1">"Just Dropped In."</text:p>
      <text:p text:style-name="P1">The Dude is walking down a long corridor dressed as a cable </text:p>
      <text:p text:style-name="P1">repairman.  The Dude's face is washed with a brilliant light </text:p>
      <text:p text:style-name="P1">as the corridor opens onto a gleaming bowling alley.</text:p>
      <text:p text:style-name="P1">In the center of the alley stands Maude Lebowski, singing </text:p>
      <text:p text:style-name="P1">operatic harmony to the Kenny Rogers song.  She wears an </text:p>
      <text:p text:style-name="P1">armored breastplate and Norse headgear, has braided pigtails, </text:p>
      <text:p text:style-name="P1">and holds a trident.</text:p>
      <text:p text:style-name="P1">The Dude stands behind her and, pressed up against her, helps </text:p>
      <text:p text:style-name="P1">her with her follow-through as she releases a bowling ball.</text:p>
      <text:p text:style-name="P1">The lane is straddled by a line of chorines in spangly mini- </text:p>
      <text:p text:style-name="P1">skirts, their arms akimbo, Busby-Berkley style, their legs </text:p>
      <text:p text:style-name="P1">turning the lane into a tunnel leading to the pins at the </text:p>
      <text:p text:style-name="P1">end.</text:p>
      <text:p text:style-name="P1">But it is no longer a bowling ball rolling between their </text:p>
      <text:p text:style-name="P1">legs--it is the Dude himself, levitating inches off the lane, </text:p>
      <text:p text:style-name="P1">the tools from his utility belt swinging free.  He is face </text:p>
      <text:p text:style-name="P1">down, his arms, torpedolike, pressed against his sides.</text:p>
      <text:p text:style-name="P1">His point of view shows the lane rushing by below, the little </text:p>
      <text:p text:style-name="P1">ball-guide arrows zipping by.</text:p>
      <text:p text:style-name="P1">The Dude twists his body around, performing a barrel-roll so </text:p>
      <text:p text:style-name="P1">that he is now gliding along the lane face-up.</text:p>
      <text:p text:style-name="P1">Now his point of view looks up the dresses of the passing </text:p>
      <text:p text:style-name="P1">chorines.</text:p>
      <text:p text:style-name="P1">The Dude smiles dreamily and does a backstroke motion so </text:p>
      <text:p text:style-name="P1">that he is once again gliding face-down.  He looks forward </text:p>
      <text:p text:style-name="P1"><text:soft-page-break/>and his forward momentum blows back his hair.</text:p>
      <text:p text:style-name="P1">Coming at us, as we go through the last few pairs of legs, </text:p>
      <text:p text:style-name="P1">are the approaching pins.  We hit the pins, scattering them,  </text:p>
      <text:p text:style-name="P1">and rush on into black.</text:p>
      <text:p text:style-name="P1">A body drops down into the blackness in slow motion--a topless </text:p>
      <text:p text:style-name="P1">woman, squealing, her legs kicking.</text:p>
      <text:p text:style-name="P1">As she drops out of frame, leaving blackness again, three </text:p>
      <text:p text:style-name="P1">men are entering from the background, emerging into a pool </text:p>
      <text:p text:style-name="P1">of light.  It is the Germans, advancing ominously, wielding </text:p>
      <text:p text:style-name="P1">oversized shears which they menacingly scissor.</text:p>
      <text:p text:style-name="P1">The Dude, now standing in a field of black, reacts to the </text:p>
      <text:p text:style-name="P1">advancing Germans.  He turns and runs, fists pumping.</text:p>
      <text:p text:style-name="P1">The scissoring sound of the shears turns into the whoosh of </text:p>
      <text:p text:style-name="P1">car-bys.  The field of black is punctured by headlights.  </text:p>
      <text:p text:style-name="P1">The Dude is running blearily down the middle of the Pacific </text:p>
      <text:p text:style-name="P1">Coast Highway. Cars rush by on either side, horns blaring.</text:p>
      <text:p text:style-name="P1">With the BLOO-WHUP of a short siren blast, a squad car with </text:p>
      <text:p text:style-name="P1">flashing gumballs pulls up.</text:p>
      <text:p text:style-name="P1">SQUAD CAR</text:p>
      <text:p text:style-name="P1">The Dude sits in the back seat, his head lolling with the </text:p>
      <text:p text:style-name="P1">motion of the car as he blearily sings the theme of Branded:</text:p>
      <text:p text:style-name="P2">                                <text:span text:style-name="T1">DUDE</text:span></text:p>
      <text:p text:style-name="P2">                <text:span text:style-name="T1">He was innocent.  Not a charge was </text:span></text:p>
      <text:p text:style-name="P2">                <text:span text:style-name="T1">true.  And they say he ran awaaaaaay.</text:span></text:p>
      <text:p text:style-name="P1">CHIEF'S OFFICE</text:p>
      <text:p text:style-name="P1">The Dude is hurled against the chief's desk, which he bounces </text:p>
      <text:p text:style-name="P1">off of, to come to rest more or less seated in a facing chair.</text:p>
      <text:p text:style-name="P1">His wallet is tossed onto the desk.</text:p>
      <text:p text:style-name="P1">The chief leans forward, takes the wallet and sorts through </text:p>
      <text:p text:style-name="P1">it with disgusted incredulity.</text:p>
      <text:p text:style-name="P2">                                <text:span text:style-name="T1">CHIEF</text:span></text:p>
      <text:p text:style-name="P2">                <text:span text:style-name="T1">This is your only I.D.?</text:span></text:p>
      <text:p text:style-name="P1">He is looking at the Ralph's Shopper's Club card.</text:p>
      <text:p text:style-name="P2">                                <text:span text:style-name="T1">DUDE</text:span></text:p>
      <text:p text:style-name="P2">                <text:span text:style-name="T1">I know my rights.</text:span></text:p>
      <text:p text:style-name="P2">                                <text:span text:style-name="T1">CHIEF</text:span></text:p>
      <text:p text:style-name="P2">                <text:span text:style-name="T1">You don't know shit, Lebowski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 want a fucking lawyer, man.  I </text:span></text:p>
      <text:p text:style-name="P2">                <text:span text:style-name="T1">want Bill Kunstler.</text:span></text:p>
      <text:p text:style-name="P2"><text:soft-page-break/>                                <text:span text:style-name="T1">CHIEF</text:span></text:p>
      <text:p text:style-name="P2">                <text:span text:style-name="T1">What are you, some kind of sad-assed </text:span></text:p>
      <text:p text:style-name="P2">                <text:span text:style-name="T1">refugee from the fucking sixties?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CHIEF</text:span></text:p>
      <text:p text:style-name="P2">                <text:span text:style-name="T1">Mr. Treehorn tells us that he had to </text:span></text:p>
      <text:p text:style-name="P2">                <text:span text:style-name="T1">eject you from his garden party, </text:span></text:p>
      <text:p text:style-name="P2">                <text:span text:style-name="T1">that you were drunk and abusiv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t guy treats women like objects, </text:span></text:p>
      <text:p text:style-name="P2">                <text:span text:style-name="T1">man.</text:span></text:p>
      <text:p text:style-name="P2">                                <text:span text:style-name="T1">CHIEF</text:span></text:p>
      <text:p text:style-name="P2">                <text:span text:style-name="T1">Mr. Treehorn draws a lot of water in </text:span></text:p>
      <text:p text:style-name="P2">                <text:span text:style-name="T1">this town, Lebowski.  You don't draw </text:span></text:p>
      <text:p text:style-name="P2">                <text:span text:style-name="T1">shit.  We got a nice quiet beach </text:span></text:p>
      <text:p text:style-name="P2">                <text:span text:style-name="T1">community here, and I aim to keep it </text:span></text:p>
      <text:p text:style-name="P2">                <text:span text:style-name="T1">nice and quiet.  So let me make </text:span></text:p>
      <text:p text:style-name="P2">                <text:span text:style-name="T1">something plain.  I don't like you </text:span></text:p>
      <text:p text:style-name="P2">                <text:span text:style-name="T1">sucking around bothering our citizens, </text:span></text:p>
      <text:p text:style-name="P2">                <text:span text:style-name="T1">Lebowski.  I don't like your jerk-</text:span></text:p>
      <text:p text:style-name="P2">                <text:span text:style-name="T1">off name, I don't like your jerk-off </text:span></text:p>
      <text:p text:style-name="P2">                <text:span text:style-name="T1">face, I don't like your jerk- off </text:span></text:p>
      <text:p text:style-name="P2">                <text:span text:style-name="T1">behavior, and I don't like you, jerk-</text:span></text:p>
      <text:p text:style-name="P2">                <text:span text:style-name="T1">off --do I make myself clear?</text:span></text:p>
      <text:p text:style-name="P1">The Dude stares.</text:p>
      <text:p text:style-name="P2">                                <text:span text:style-name="T1">DUDE</text:span></text:p>
      <text:p text:style-name="P2">                <text:span text:style-name="T1">I'm sorry, I wasn't listening.</text:span></text:p>
      <text:p text:style-name="P1">The Chief hurls his steaming mug of coffee at the Dude.  It </text:p>
      <text:p text:style-name="P1">hits him in the forehead with a thud, the scalding coffee </text:p>
      <text:p text:style-name="P1">splashing everywhere.</text:p>
      <text:p text:style-name="P1">The Chief is already up off his chair, rounding the desk.</text:p>
      <text:p text:style-name="P2">                                <text:span text:style-name="T1">DUDE</text:span></text:p>
      <text:p text:style-name="P2">                <text:span text:style-name="T1">--Ow!  Fucking fascist!</text:span></text:p>
      <text:p text:style-name="P1">The Chief slaps him twice.</text:p>
      <text:p text:style-name="P2">                                <text:span text:style-name="T1">CHIEF</text:span></text:p>
      <text:p text:style-name="P2">                <text:span text:style-name="T1">Stay out of Malibu, Lebowski!</text:span></text:p>
      <text:p text:style-name="P1">He kicks the chair out from under the Dude, and then starts </text:p>
      <text:p text:style-name="P1">kicking at him.</text:p>
      <text:p text:style-name="P2"><text:soft-page-break/>                                <text:span text:style-name="T1">CHIEF</text:span></text:p>
      <text:p text:style-name="P2">                <text:span text:style-name="T1">Stay out of Malibu, deadbeat!  Keep </text:span></text:p>
      <text:p text:style-name="P2">                <text:span text:style-name="T1">your ugly fucking goldbricking ass </text:span></text:p>
      <text:p text:style-name="P2">                <text:span text:style-name="T1">out of my beach community!</text:span></text:p>
      <text:p text:style-name="P1">CAB</text:p>
      <text:p text:style-name="P1">The Dude, in the back seat of a taxicab that rocks and squeaks </text:p>
      <text:p text:style-name="P1">with every bump, is gingerly touching at sore spots on his </text:p>
      <text:p text:style-name="P1">face and scalp.</text:p>
      <text:p text:style-name="P1">"Peaceful Easy Feeling" is on the radio.</text:p>
      <text:p text:style-name="P1">DUDE'S POV</text:p>
      <text:p text:style-name="P1">The back of the driver, a large black man with rasta dreds </text:p>
      <text:p text:style-name="P1">under a knit cap.</text:p>
      <text:p text:style-name="P2">                                <text:span text:style-name="T1">DUDE</text:span></text:p>
      <text:p text:style-name="P2">                <text:span text:style-name="T1">Jesus, man, can you change the </text:span></text:p>
      <text:p text:style-name="P2">                <text:span text:style-name="T1">station?</text:span></text:p>
      <text:p text:style-name="P2">                                <text:span text:style-name="T1">DRIVER</text:span></text:p>
      <text:p text:style-name="P2">                <text:span text:style-name="T1">Fuck you man!  You don't like my </text:span></text:p>
      <text:p text:style-name="P2">                <text:span text:style-name="T1">fucking music, get your own fucking </text:span></text:p>
      <text:p text:style-name="P2">                <text:span text:style-name="T1">cab!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ve had a--</text:span></text:p>
      <text:p text:style-name="P2">                                <text:span text:style-name="T1">DRIVER</text:span></text:p>
      <text:p text:style-name="P2">                <text:span text:style-name="T1">I pull over and kick your ass out, </text:span></text:p>
      <text:p text:style-name="P2">                <text:span text:style-name="T1">man!</text:span></text:p>
      <text:p text:style-name="P2">                                <text:span text:style-name="T1">DUDE</text:span></text:p>
      <text:p text:style-name="P2">                <text:span text:style-name="T1">--had a rough night, and I hate the </text:span></text:p>
      <text:p text:style-name="P2">                <text:span text:style-name="T1">fucking Eagles, man--</text:span></text:p>
      <text:p text:style-name="P2">                                <text:span text:style-name="T1">DRIVER</text:span></text:p>
      <text:p text:style-name="P2">                <text:span text:style-name="T1">That's it!  Outta this fucking cab!</text:span></text:p>
      <text:p text:style-name="P1">THE STREET</text:p>
      <text:p text:style-name="P1">The cab screeches over towards the curb.  Another car, </text:p>
      <text:p text:style-name="P1">oncoming, its radio blaring Metallica, speeds by.</text:p>
      <text:p text:style-name="P1">INSIDE THE OTHER CAR</text:p>
      <text:p text:style-name="P1">It is a red convertible.  The driver, singing loudly and </text:p>
      <text:p text:style-name="P1">badly along with the radio, her hair blowing in the wind, a </text:p>
      <text:p text:style-name="P1">dreamy smile on her face as she speeds along, higher than a </text:p>
      <text:p text:style-name="P1">kite, is Bunny Lebowski.</text:p>
      <text:p text:style-name="P1">THE FOOTWELL</text:p>
      <text:p text:style-name="P1">On the accelerator her right foot, in an open-toed bright </text:p>
      <text:p text:style-name="P1">red high-heeled shoe, has five painted toes.</text:p>
      <text:p text:style-name="P1"><text:soft-page-break/>When she downshifts her left foot enters to engage the clutch.</text:p>
      <text:p text:style-name="P1">Five more toes.</text:p>
      <text:p text:style-name="P1">DUDE'S BUNGALOW</text:p>
      <text:p text:style-name="P1">The Dude staggers in the open front door, one hand pressed </text:p>
      <text:p text:style-name="P1">to a lump on his forehead, and looks around.</text:p>
      <text:p text:style-name="P2">                                <text:span text:style-name="T1">DUDE</text:span></text:p>
      <text:p text:style-name="P2">                <text:span text:style-name="T1">Jesus.</text:span></text:p>
      <text:p text:style-name="P1">The place is a wreck.  Furniture has been overturned, </text:p>
      <text:p text:style-name="P1">upholstery slashed, drawers dumped.</text:p>
      <text:p text:style-name="P1">Quiet.</text:p>
      <text:p text:style-name="P1">The door to the bedroom starts to creak open.</text:p>
      <text:p text:style-name="P1">The Dude cringes.</text:p>
      <text:p text:style-name="P1">Maude emerges from the bedroom.  She is wearing a bathrobe.</text:p>
      <text:p text:style-name="P2">                                <text:span text:style-name="T1">MAUDE</text:span></text:p>
      <text:p text:style-name="P2">                <text:span text:style-name="T1">Jeffre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Maude?</text:span></text:p>
      <text:p text:style-name="P1">She pulls open the bathrobe as she approaches.</text:p>
      <text:p text:style-name="P2">                                <text:span text:style-name="T1">MAUDE</text:span></text:p>
      <text:p text:style-name="P2">                <text:span text:style-name="T1">Love me.</text:span></text:p>
      <text:p text:style-name="P1">The Dude is stupefied.</text:p>
      <text:p text:style-name="P2">                                <text:span text:style-name="T1">DUDE</text:span></text:p>
      <text:p text:style-name="P2">                <text:span text:style-name="T1">That's my robe.</text:span></text:p>
      <text:p text:style-name="P2">                                         <text:span text:style-name="T1">THOOMP!  ON THE EMBRACE WE CUT TO:</text:span></text:p>
      <text:p text:style-name="P1">BLACK</text:p>
      <text:p text:style-name="P1">After a beat, a long sigh, and then a voice from the </text:p>
      <text:p text:style-name="P1">blackness:</text:p>
      <text:p text:style-name="P2">                                <text:span text:style-name="T1">MAUDE</text:span></text:p>
      <text:p text:style-name="P2">                <text:span text:style-name="T1">Tell me a little about yourself, </text:span></text:p>
      <text:p text:style-name="P2">                <text:span text:style-name="T1">Jeffre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, uh. . . Not much to tell.</text:span></text:p>
      <text:p text:style-name="P1">A match is dragged across a headboard; the Dude is lighting </text:p>
      <text:p text:style-name="P1">himself a joint.  He shakes the match out to restore blackness </text:p>
      <text:p text:style-name="P1">except for the glowing tip of the joint.</text:p>
      <text:p text:style-name="P2">                                <text:span text:style-name="T1">DUDE</text:span></text:p>
      <text:p text:style-name="P2">                <text:span text:style-name="T1">I was, uh, one of the authors of the </text:span></text:p>
      <text:p text:style-name="P2">                <text:span text:style-name="T1">Port Huron Statement.--The original </text:span></text:p>
      <text:p text:style-name="P2">                <text:span text:style-name="T1">Port Huron Statement.</text:span></text:p>
      <text:p text:style-name="P2">                                <text:span text:style-name="T1">MAUDE</text:span></text:p>
      <text:p text:style-name="P2"><text:soft-page-break/>                <text:span text:style-name="T1">Uh-hu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t the compromised second draft.  </text:span></text:p>
      <text:p text:style-name="P2">                <text:span text:style-name="T1">And then I, uh. . . Ever hear of the </text:span></text:p>
      <text:p text:style-name="P2">                <text:span text:style-name="T1">Seattle Seven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Mmnun.</text:span></text:p>
      <text:p text:style-name="P1">Click--the Dude turns on a bedside lamp.  He and Maude lie </text:p>
      <text:p text:style-name="P1">next to each other in bed.</text:p>
      <text:p text:style-name="P2">                                <text:span text:style-name="T1">DUDE</text:span></text:p>
      <text:p text:style-name="P2">                <text:span text:style-name="T1">And then. . . let's see, I uh--music </text:span></text:p>
      <text:p text:style-name="P2">                <text:span text:style-name="T1">business briefly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O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  Roadie for Metallica.  Speed </text:span></text:p>
      <text:p text:style-name="P2">                <text:span text:style-name="T1">of Sound Tour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nch of assholes.  And then, you </text:span></text:p>
      <text:p text:style-name="P2">                <text:span text:style-name="T1">know, little of this, little of that. </text:span></text:p>
      <text:p text:style-name="P2">                <text:span text:style-name="T1">My career's, uh, slowed down a bit </text:span></text:p>
      <text:p text:style-name="P2">                <text:span text:style-name="T1">lately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What do you do for fun?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you know, the usual.  Bowl.  </text:span></text:p>
      <text:p text:style-name="P2">                <text:span text:style-name="T1">Drive around.  The occasional acid </text:span></text:p>
      <text:p text:style-name="P2">                <text:span text:style-name="T1">flashback.</text:span></text:p>
      <text:p text:style-name="P1">He climbs out of bed but Maude remains in it.  She wedges a </text:p>
      <text:p text:style-name="P1">pillow into the small of her back and clasps a hand on each </text:p>
      <text:p text:style-name="P1">kneecap.  She pulls her knees in toward her chest to keep </text:p>
      <text:p text:style-name="P1">her pelvis raised.</text:p>
      <text:p text:style-name="P2">                                <text:span text:style-name="T1">MAUDE</text:span></text:p>
      <text:p text:style-name="P2">                <text:span text:style-name="T1">What happened to your hous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Jackie Treehorn trashed the place.  </text:span></text:p>
      <text:p text:style-name="P2">                <text:span text:style-name="T1">Wanted to save the finder's fee.</text:span></text:p>
      <text:p text:style-name="P2"><text:soft-page-break/>                                <text:span text:style-name="T1">MAUDE</text:span></text:p>
      <text:p text:style-name="P2">                <text:span text:style-name="T1">Finder's fe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 thought I had your father's money, </text:span></text:p>
      <text:p text:style-name="P2">                <text:span text:style-name="T1">so he got me out of the way while he </text:span></text:p>
      <text:p text:style-name="P2">                <text:span text:style-name="T1">looked for it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t's not my father's money, it's the </text:span></text:p>
      <text:p text:style-name="P2">                <text:span text:style-name="T1">Foundation's.  Why did he think you </text:span></text:p>
      <text:p text:style-name="P2">                <text:span text:style-name="T1">had it?  And who does?</text:span></text:p>
      <text:p text:style-name="P2">                                <text:span text:style-name="T1">DUDE</text:span></text:p>
      <text:p text:style-name="P2">                <text:span text:style-name="T1">Larry Sellers, a high-school kid.  </text:span></text:p>
      <text:p text:style-name="P2">                <text:span text:style-name="T1">Real fucking brat.</text:span></text:p>
      <text:p text:style-name="P1">He picks a White Russian off the bedside table.</text:p>
      <text:p text:style-name="P2">                                <text:span text:style-name="T1">MAUDE</text:span></text:p>
      <text:p text:style-name="P2">                <text:span text:style-name="T1">Jeffre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a complicated case, Maude.  </text:span></text:p>
      <text:p text:style-name="P2">                <text:span text:style-name="T1">Lotta ins, lotta outs.  Fortunately </text:span></text:p>
      <text:p text:style-name="P2">                <text:span text:style-name="T1">I've been adhering to a pretty strict, </text:span></text:p>
      <text:p text:style-name="P2">                <text:span text:style-name="T1">uh, drug regimen to keep my mind, </text:span></text:p>
      <text:p text:style-name="P2">                <text:span text:style-name="T1">you know, limber.  I'm real fucking </text:span></text:p>
      <text:p text:style-name="P2">                <text:span text:style-name="T1">close to your father's money, real </text:span></text:p>
      <text:p text:style-name="P2">                <text:span text:style-name="T1">fucking close.  It's jus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 keep telling you, it's the </text:span></text:p>
      <text:p text:style-name="P2">                <text:span text:style-name="T1">Foundation's money.  Father doesn't </text:span></text:p>
      <text:p text:style-name="P2">                <text:span text:style-name="T1">have an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  He's fucking loaded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No no, the wealth was all Mother'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t your father--he runs stuff, he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We did let Father run one of the </text:span></text:p>
      <text:p text:style-name="P2">                <text:span text:style-name="T1">companies, briefly, but he didn't do </text:span></text:p>
      <text:p text:style-name="P2">                <text:span text:style-name="T1">very well at it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But he's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He helps administer the charities </text:span></text:p>
      <text:p text:style-name="P2">                <text:span text:style-name="T1">now, and I give him a reasonable </text:span></text:p>
      <text:p text:style-name="P2">                <text:span text:style-name="T1">allowance.  He has no money of his </text:span></text:p>
      <text:p text:style-name="P2">                <text:span text:style-name="T1">own.  I know how he likes to present </text:span></text:p>
      <text:p text:style-name="P2">                <text:span text:style-name="T1">himself; Father's weakness is vanity.  </text:span></text:p>
      <text:p text:style-name="P2">                <text:span text:style-name="T1">Hence the slut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.  Jeez.  Well, so, did he--is </text:span></text:p>
      <text:p text:style-name="P2">                <text:span text:style-name="T1">that yoga?</text:span></text:p>
      <text:p text:style-name="P1">Throughout, Maude has been lying on her back with her knees </text:p>
      <text:p text:style-name="P1">pulled in.</text:p>
      <text:p text:style-name="P2">                                <text:span text:style-name="T1">MAUDE</text:span></text:p>
      <text:p text:style-name="P2">                <text:span text:style-name="T1">It increases the chances of </text:span></text:p>
      <text:p text:style-name="P2">                <text:span text:style-name="T1">conception.</text:span></text:p>
      <text:p text:style-name="P1">The Dude spits some White Russian.</text:p>
      <text:p text:style-name="P2">                                <text:span text:style-name="T1">DUDE</text:span></text:p>
      <text:p text:style-name="P2">                <text:span text:style-name="T1">Increases?</text:span></text:p>
      <text:p text:style-name="P2">                                <text:span text:style-name="T1">MAUDE</text:span></text:p>
      <text:p text:style-name="P2">                <text:span text:style-name="T1">Well yes, what did you think this </text:span></text:p>
      <text:p text:style-name="P2">                <text:span text:style-name="T1">was all about?  Fun and games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...no, of course not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I want a child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okay, but see, the Dude--</text:span></text:p>
      <text:p text:style-name="P2">                                <text:span text:style-name="T1">MAUDE</text:span></text:p>
      <text:p text:style-name="P2">                <text:span text:style-name="T1">Look, Jeffrey, I don't want a partner.  </text:span></text:p>
      <text:p text:style-name="P2">                <text:span text:style-name="T1">In fact I don't want the father to </text:span></text:p>
      <text:p text:style-name="P2">                <text:span text:style-name="T1">be someone I have to see socially, </text:span></text:p>
      <text:p text:style-name="P2">                <text:span text:style-name="T1">or who'll have any interest in rearing </text:span></text:p>
      <text:p text:style-name="P2">                <text:span text:style-name="T1">the child himself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...</text:span></text:p>
      <text:p text:style-name="P1">Something occurs to him.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So...that doctor.</text:span></text:p>
      <text:p text:style-name="P2">                                <text:span text:style-name="T1">MAUDE</text:span></text:p>
      <text:p text:style-name="P2">                <text:span text:style-name="T1">Exactly.  What happened to your face?  </text:span></text:p>
      <text:p text:style-name="P2">                <text:span text:style-name="T1">Did Jackie Treehorn do that as well?</text:span></text:p>
      <text:p text:style-name="P1">The Dude is staring off into space, thinking.  His answer is </text:p>
      <text:p text:style-name="P1">absent.</text:p>
      <text:p text:style-name="P2">                                <text:span text:style-name="T1">DUDE</text:span></text:p>
      <text:p text:style-name="P2">                <text:span text:style-name="T1">No, the, uh, police chief of Malibu.  </text:span></text:p>
      <text:p text:style-name="P2">                <text:span text:style-name="T1">A real reactionary. . . So your </text:span></text:p>
      <text:p text:style-name="P2">                <text:span text:style-name="T1">father. . . Oh man, I get it!</text:span></text:p>
      <text:p text:style-name="P2">                                <text:span text:style-name="T1">MAUDE</text:span></text:p>
      <text:p text:style-name="P2">                <text:span text:style-name="T1">What?</text:span></text:p>
      <text:p text:style-name="P1">The Dude is leaving the bedroom.</text:p>
      <text:p text:style-name="P2">                                <text:span text:style-name="T1">DUDE</text:span></text:p>
      <text:p text:style-name="P2">                <text:span text:style-name="T1">Yeah, my thinking about the case, </text:span></text:p>
      <text:p text:style-name="P2">                <text:span text:style-name="T1">man, it had become uptight.  Yeah.  </text:span></text:p>
      <text:p text:style-name="P2">                <text:span text:style-name="T1">Your father--</text:span></text:p>
      <text:p text:style-name="P1">LIVING ROOM</text:p>
      <text:p text:style-name="P1">The Dude finishes punching a number into the phone.</text:p>
      <text:p text:style-name="P2">                                <text:span text:style-name="T1">PHONE VOICE</text:span></text:p>
      <text:p text:style-name="P2">                <text:span text:style-name="T1">This is Walter Sobchak.  I'm not in; </text:span></text:p>
      <text:p text:style-name="P2">                <text:span text:style-name="T1">leave a message after the beep.</text:span></text:p>
      <text:p text:style-name="P1">FROM THE BEDROOM:</text:p>
      <text:p text:style-name="P2">                                <text:span text:style-name="T1">MAUDE'S VOICE</text:span></text:p>
      <text:p text:style-name="P2">                <text:span text:style-name="T1">What're you talking about?</text:span></text:p>
      <text:p text:style-name="P1">Beep.</text:p>
      <text:p text:style-name="P2">                                <text:span text:style-name="T1">DUDE</text:span></text:p>
      <text:p text:style-name="P2">                <text:span text:style-name="T1">Walter, if you're there, pick up the </text:span></text:p>
      <text:p text:style-name="P2">                <text:span text:style-name="T1">fucking phone.  Pick it up, Walter, </text:span></text:p>
      <text:p text:style-name="P2">                <text:span text:style-name="T1">this is an emergency.  I'm not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listen, I'm at my place, I </text:span></text:p>
      <text:p text:style-name="P2">                <text:span text:style-name="T1">need you to come pick me up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 can't drive, Dude, it's erev </text:span></text:p>
      <text:p text:style-name="P2">                <text:span text:style-name="T1">shabbas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Erev shabbas.  I can't drive.  I'm </text:span></text:p>
      <text:p text:style-name="P2">                <text:span text:style-name="T1">not even supposed to pick up the </text:span></text:p>
      <text:p text:style-name="P2">                <text:span text:style-name="T1">phone, unless it's an emergenc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 is a fucking emergency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 understand.  That's why I picked </text:span></text:p>
      <text:p text:style-name="P2">                <text:span text:style-name="T1">up the phon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N WHY CAN'T YOU--fuck, never mind, </text:span></text:p>
      <text:p text:style-name="P2">                <text:span text:style-name="T1">just call Donny then, and ask him to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, I'm not supposed to make calls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YOU FUCKING ASSHOLE, WE GOTTA </text:span></text:p>
      <text:p text:style-name="P2">                <text:span text:style-name="T1">GO TO PASADENA!  COME  PICK ME UP OR </text:span></text:p>
      <text:p text:style-name="P2">                <text:span text:style-name="T1">I'M OFF THE FUCKING BOWLING TEAM!</text:span></text:p>
      <text:p text:style-name="P2">                                <text:span text:style-name="T1">MAUDE'S VOICE</text:span></text:p>
      <text:p text:style-name="P2">                <text:span text:style-name="T1">Jeffrey?</text:span></text:p>
      <text:p text:style-name="P1">THE DUDE</text:p>
      <text:p text:style-name="P1">He emerges on his front stoop, pulling on a shirt. His </text:p>
      <text:p text:style-name="P1">attention is caught by something down the street.</text:p>
      <text:p text:style-name="P1">HIS POV</text:p>
      <text:p text:style-name="P1">A car is  parked halfway down the block.  We can see the </text:p>
      <text:p text:style-name="P1">shape of a fat man in the driver's seat.</text:p>
      <text:p text:style-name="P1">THE DUDE</text:p>
      <text:p text:style-name="P1">Striding purposefully down the street.</text:p>
      <text:p text:style-name="P1">HIS POV</text:p>
      <text:p text:style-name="P1">The fat man leans forward and we hear the sound of the car's </text:p>
      <text:p text:style-name="P1">ignition coughing, but the engine will not turn over.  More </text:p>
      <text:p text:style-name="P1">whines and coughs; no start.</text:p>
      <text:p text:style-name="P1">The man hurriedly fumbles in front of him.  He brings up a </text:p>
      <text:p text:style-name="P1">newspaper, which he holds before his face.</text:p>
      <text:p text:style-name="P1">THE DUDE</text:p>
      <text:p text:style-name="P1">As he gets to the car.  He reaches through the open driver's </text:p>
      <text:p text:style-name="P1">window and grabs the newspaper and hurls it to the ground.  </text:p>
      <text:p text:style-name="P1">He is revved with nervous energy.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Get out of that fucking car, man!</text:span></text:p>
      <text:p text:style-name="P1">The man nervously complies.  The Dude flinches at the man's </text:p>
      <text:p text:style-name="P1">movement as he gets out.</text:p>
      <text:p text:style-name="P1">The man cringes, reacting to the Dude's flinch.</text:p>
      <text:p text:style-name="P1">He is wearing a cheap blue serge suit.  He is bald with a </text:p>
      <text:p text:style-name="P1">short fringe and a mustache.</text:p>
      <text:p text:style-name="P1">The Dude shouts to cover his fear:</text:p>
      <text:p text:style-name="P2">                                <text:span text:style-name="T1">DUDE</text:span></text:p>
      <text:p text:style-name="P2">                <text:span text:style-name="T1">Who the fuck are you, man!  Come on, </text:span></text:p>
      <text:p text:style-name="P2">                <text:span text:style-name="T1">man!</text:span></text:p>
      <text:p text:style-name="P2">                                <text:span text:style-name="T1">MAN</text:span></text:p>
      <text:p text:style-name="P2">                <text:span text:style-name="T1">Relax, man!  No physical harm </text:span></text:p>
      <text:p text:style-name="P2">                <text:span text:style-name="T1">intended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o the fuck are you?  Why've you </text:span></text:p>
      <text:p text:style-name="P2">                <text:span text:style-name="T1">been following me?  Come on, fuckhead!</text:span></text:p>
      <text:p text:style-name="P2">                                <text:span text:style-name="T1">MAN</text:span></text:p>
      <text:p text:style-name="P2">                <text:span text:style-name="T1">Hey, relax man, I'm a brother shamus.</text:span></text:p>
      <text:p text:style-name="P1">The Dude is stunned.</text:p>
      <text:p text:style-name="P2">                                <text:span text:style-name="T1">DUDE</text:span></text:p>
      <text:p text:style-name="P2">                <text:span text:style-name="T1">Brother Shamus?  Like an Irish monk?</text:span></text:p>
      <text:p text:style-name="P2">                                <text:span text:style-name="T1">MAN</text:span></text:p>
      <text:p text:style-name="P2">                <text:span text:style-name="T1">Irish m--What the fuck are you talking </text:span></text:p>
      <text:p text:style-name="P2">                <text:span text:style-name="T1">about?  My name's Da Fino!  I'm a </text:span></text:p>
      <text:p text:style-name="P2">                <text:span text:style-name="T1">private snoop!  Like you, man!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A dick, man!  And let me tell you </text:span></text:p>
      <text:p text:style-name="P2">                <text:span text:style-name="T1">something: I dig your work. Playing </text:span></text:p>
      <text:p text:style-name="P2">                <text:span text:style-name="T1">one side against the other--in bed </text:span></text:p>
      <text:p text:style-name="P2">                <text:span text:style-name="T1">with everybody--fabulous stuff, man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not a--ah, fuck it, just stay </text:span></text:p>
      <text:p text:style-name="P2">                <text:span text:style-name="T1">away from my fucking lady friend, </text:span></text:p>
      <text:p text:style-name="P2">                <text:span text:style-name="T1">man.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Hey hey, I'm not messing with your </text:span></text:p>
      <text:p text:style-name="P2"><text:soft-page-break/>                <text:span text:style-name="T1">special lad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e's not my special lady, she's my </text:span></text:p>
      <text:p text:style-name="P2">                <text:span text:style-name="T1">fucking lady friend.  I'm just helping </text:span></text:p>
      <text:p text:style-name="P2">                <text:span text:style-name="T1">her conceive, man!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Hey, man, I'm not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o're you working for?  Lebowski?  </text:span></text:p>
      <text:p text:style-name="P2">                <text:span text:style-name="T1">Jackie Treehorn?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The Gunderson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?  Who the fff--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The Gundersons.  It's a wandering </text:span></text:p>
      <text:p text:style-name="P2">                <text:span text:style-name="T1">daughter job.  Bunny Lebowski, man.  </text:span></text:p>
      <text:p text:style-name="P2">                <text:span text:style-name="T1">Her real name is Fawn Gunderson.  </text:span></text:p>
      <text:p text:style-name="P2">                <text:span text:style-name="T1">Her parents want her back.</text:span></text:p>
      <text:p text:style-name="P1">He is fumbling in his wallet.</text:p>
      <text:p text:style-name="P2">                                <text:span text:style-name="T1">DA FINO</text:span></text:p>
      <text:p text:style-name="P2">                <text:span text:style-name="T1">See?</text:span></text:p>
      <text:p text:style-name="P1">The Dude looks at the picture.</text:p>
      <text:p text:style-name="P1">It is probably a school portrait, unmistakably Bunny, but </text:p>
      <text:p text:style-name="P1">fresh-faced, much younger looking, with a corn-fed smile and </text:p>
      <text:p text:style-name="P1">straight Partridge Family hair and bangs.</text:p>
      <text:p text:style-name="P2">                                <text:span text:style-name="T1">DUDE</text:span></text:p>
      <text:p text:style-name="P2">                <text:span text:style-name="T1">Jesus fucking Christ.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Crazy, huh?  Ran away a year ago.</text:span></text:p>
      <text:p text:style-name="P1">He is holding out another picture.</text:p>
      <text:p text:style-name="P1">The Gundersons told me to show her this when I found her.  </text:p>
      <text:p text:style-name="P1">The family farm.</text:p>
      <text:p text:style-name="P1">A bleak farmhouse and silo are the only features on a flat </text:p>
      <text:p text:style-name="P1">snow-swept landscape.</text:p>
      <text:p text:style-name="P1">Outside of Moorhead, Minnesota.  They think it'll make her </text:p>
      <text:p text:style-name="P1">homesick.</text:p>
      <text:p text:style-name="P2">                                <text:span text:style-name="T1">DUDE</text:span></text:p>
      <text:p text:style-name="P2">                <text:span text:style-name="T1">Boy.  How ya gonna keep 'em down on </text:span></text:p>
      <text:p text:style-name="P2"><text:soft-page-break/>                <text:span text:style-name="T1">the farm once they seen Karl Hungus.</text:span></text:p>
      <text:p text:style-name="P1">He hands back the picture.</text:p>
      <text:p text:style-name="P1">She's been kidnapped, Da Fino.  Or maybe not, but she's </text:p>
      <text:p text:style-name="P1">definitely not around.</text:p>
      <text:p text:style-name="P2">                                <text:span text:style-name="T1">DA FINO</text:span></text:p>
      <text:p text:style-name="P2">                <text:span text:style-name="T1">Fuck, man!  That's terrible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it sucks.</text:span></text:p>
      <text:p text:style-name="P2">                                <text:span text:style-name="T1">DA FINO</text:span></text:p>
      <text:p text:style-name="P2">                <text:span text:style-name="T1">Well maybe you and me could pool our </text:span></text:p>
      <text:p text:style-name="P2">                <text:span text:style-name="T1">resources--trade information--</text:span></text:p>
      <text:p text:style-name="P2">                <text:span text:style-name="T1">professional courtesy--compeers, you </text:span></text:p>
      <text:p text:style-name="P2">                <text:span text:style-name="T1">know--</text:span></text:p>
      <text:p text:style-name="P1">We hear distant yapping, growing louder with the hum of an </text:p>
      <text:p text:style-name="P1">approaching car.</text:p>
      <text:p text:style-name="P2">                                <text:span text:style-name="T1">DUDE</text:span></text:p>
      <text:p text:style-name="P2">                <text:span text:style-name="T1">Yeah, I get it.  Fuck off, Da Fino.  </text:span></text:p>
      <text:p text:style-name="P2">                <text:span text:style-name="T1">And stay away from my special la--</text:span></text:p>
      <text:p text:style-name="P2">                <text:span text:style-name="T1">from my fucking lady friend.</text:span></text:p>
      <text:p text:style-name="P1">The Dude steps out to meet Walter's car as it pulls up, its </text:p>
      <text:p text:style-name="P1">passenger window open and the pomeranian leaning out and </text:p>
      <text:p text:style-name="P1">yapping.</text:p>
      <text:p text:style-name="P1">DENNY'S</text:p>
      <text:p text:style-name="P1">Four people sit at a booth:  Dieter, Kieffer, Franz, all in </text:p>
      <text:p text:style-name="P1">black leather, and a young woman with long stringy blonde </text:p>
      <text:p text:style-name="P1">hair, wearing torn and patched jeans and a ribbed sleeveless </text:p>
      <text:p text:style-name="P1">tee-shirt, worn thin with age.  She is apparently braless, </text:p>
      <text:p text:style-name="P1">and is teutonically pale with birthmarks on her face and </text:p>
      <text:p text:style-name="P1">arms.</text:p>
      <text:p text:style-name="P1">Notable  is  her  camera-side  leg,  which  ends in  a bandage-</text:p>
      <text:p text:style-name="P1">swaddled foot.  Dried rust-colored blood stains the tip of </text:p>
      <text:p text:style-name="P1">the bandage. The  four  are  arguing,  loudly,  in  German.   </text:p>
      <text:p text:style-name="P1">They seem  very unhappy. A waitress enters with a checkpad </text:p>
      <text:p text:style-name="P1">and pen.</text:p>
      <text:p text:style-name="P2">                                <text:span text:style-name="T1">WAITRESS</text:span></text:p>
      <text:p text:style-name="P2">                <text:span text:style-name="T1">You folks ready?</text:span></text:p>
      <text:p text:style-name="P1">The German shouting stops.  Dieter looks sourly up.</text:p>
      <text:p text:style-name="P2">                                <text:span text:style-name="T1">DIETER</text:span></text:p>
      <text:p text:style-name="P2">                <text:span text:style-name="T1">I haff lingenberry pancakes.</text:span></text:p>
      <text:p text:style-name="P2">                                <text:span text:style-name="T1">KIEFFER</text:span></text:p>
      <text:p text:style-name="P2"><text:soft-page-break/>                <text:span text:style-name="T1">Lingenberry pancakes.</text:span></text:p>
      <text:p text:style-name="P2">                                <text:span text:style-name="T1">FRANZ</text:span></text:p>
      <text:p text:style-name="P2">                <text:span text:style-name="T1">Sree picks in blanket.</text:span></text:p>
      <text:p text:style-name="P1">The woman speaks to Dieter in German.  He nods.</text:p>
      <text:p text:style-name="P2">                                <text:span text:style-name="T1">DIETER</text:span></text:p>
      <text:p text:style-name="P2">                <text:span text:style-name="T1">Lingenberry pancakes.</text:span></text:p>
      <text:p text:style-name="P1">WALTER'S CAR</text:p>
      <text:p text:style-name="P1">Walter's eyes are on the road as he listens, driving, to the </text:p>
      <text:p text:style-name="P1">Dude, whose speech is occasionally punctuated by yaps from </text:p>
      <text:p text:style-name="P1">the back seat.</text:p>
      <text:p text:style-name="P2">                                <text:span text:style-name="T1">DUDE</text:span></text:p>
      <text:p text:style-name="P2">                <text:span text:style-name="T1">I mean we totally fucked it up, man.  </text:span></text:p>
      <text:p text:style-name="P2">                <text:span text:style-name="T1">We fucked up his pay-off.  And got </text:span></text:p>
      <text:p text:style-name="P2">                <text:span text:style-name="T1">the kidnappers all pissed off, and </text:span></text:p>
      <text:p text:style-name="P2">                <text:span text:style-name="T1">the big Lebowski yelled at me a lot, </text:span></text:p>
      <text:p text:style-name="P2">                <text:span text:style-name="T1">but he didn't do anything.  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ll it's, sometimes the cathartic, </text:span></text:p>
      <text:p text:style-name="P2">                <text:span text:style-name="T1">uh.</text:span></text:p>
      <text:p text:style-name="P2">                                <text:span text:style-name="T1">DUDE</text:span></text:p>
      <text:p text:style-name="P2">                <text:span text:style-name="T1">I'm saying if he knows I'm a fuck-</text:span></text:p>
      <text:p text:style-name="P2">                <text:span text:style-name="T1">up, then why does he still leave me </text:span></text:p>
      <text:p text:style-name="P2">                <text:span text:style-name="T1">in charge of getting back his wife?  </text:span></text:p>
      <text:p text:style-name="P2">                <text:span text:style-name="T1">Because he fucking doesn't want her </text:span></text:p>
      <text:p text:style-name="P2">                <text:span text:style-name="T1">back, man!  He's had enough!  He no </text:span></text:p>
      <text:p text:style-name="P2">                <text:span text:style-name="T1">longer digs her!  It's all a show!  </text:span></text:p>
      <text:p text:style-name="P2">                <text:span text:style-name="T1">But then, why didn't he give a shit </text:span></text:p>
      <text:p text:style-name="P2">                <text:span text:style-name="T1">about his million bucks?  I mean, he </text:span></text:p>
      <text:p text:style-name="P2">                <text:span text:style-name="T1">knew we didn't hand off his briefcase, </text:span></text:p>
      <text:p text:style-name="P2">                <text:span text:style-name="T1">but he never asked for it back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's your point, Dud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is million bucks was never in it, </text:span></text:p>
      <text:p text:style-name="P2">                <text:span text:style-name="T1">man!  There was no money in that </text:span></text:p>
      <text:p text:style-name="P2">                <text:span text:style-name="T1">briefcase!  He was hoping they'd </text:span></text:p>
      <text:p text:style-name="P2">                <text:span text:style-name="T1">kill her!  You throw out a ringer </text:span></text:p>
      <text:p text:style-name="P2">                <text:span text:style-name="T1">for a ringer!</text:span>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Yeah?</text:span></text:p>
      <text:p text:style-name="P2">                                <text:span text:style-name="T1">DUDE</text:span></text:p>
      <text:p text:style-name="P2">                <text:span text:style-name="T1">Shit yeah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Okay, but how does all this add up </text:span></text:p>
      <text:p text:style-name="P2">                <text:span text:style-name="T1">to an emergency?</text:span></text:p>
      <text:p text:style-name="P2">                                <text:span text:style-name="T1">DUDE</text:span></text:p>
      <text:p text:style-name="P2">                <text:span text:style-name="T1">Huh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m saying, I see what you're getting </text:span></text:p>
      <text:p text:style-name="P2">                <text:span text:style-name="T1">at, Dude, he kept the money, but my </text:span></text:p>
      <text:p text:style-name="P2">                <text:span text:style-name="T1">point is, here we are, it's shabbas, </text:span></text:p>
      <text:p text:style-name="P2">                <text:span text:style-name="T1">the sabbath, which I'm allowed to </text:span></text:p>
      <text:p text:style-name="P2">                <text:span text:style-name="T1">break only if it's a matter of life </text:span></text:p>
      <text:p text:style-name="P2">                <text:span text:style-name="T1">and death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come off it.  You're not </text:span></text:p>
      <text:p text:style-name="P2">                <text:span text:style-name="T1">even fucking Jewish, you're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 are you talking about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're fucking Polish Catholic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at the fuck are you talking about?  </text:span></text:p>
      <text:p text:style-name="P2">                <text:span text:style-name="T1">I converted when I married Cynthia!  </text:span></text:p>
      <text:p text:style-name="P2">                <text:span text:style-name="T1">Come on, Dude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, and you were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ou know this!</text:span></text:p>
      <text:p text:style-name="P2">                                <text:span text:style-name="T1">DUDE</text:span></text:p>
      <text:p text:style-name="P2">                <text:span text:style-name="T1">And you were divorced five fucking </text:span></text:p>
      <text:p text:style-name="P2">                <text:span text:style-name="T1">years ago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?  What do you think happens </text:span></text:p>
      <text:p text:style-name="P2">                <text:span text:style-name="T1">when you get divorced?  You turn in </text:span></text:p>
      <text:p text:style-name="P2">                <text:span text:style-name="T1">your library card?  Get a new driver's </text:span></text:p>
      <text:p text:style-name="P2">                <text:span text:style-name="T1">license?  Stop being Jewish?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This driveway.</text:span></text:p>
      <text:p text:style-name="P1">AS HE TURNS:</text:p>
      <text:p text:style-name="P2">                                <text:span text:style-name="T1">WALTER</text:span></text:p>
      <text:p text:style-name="P2">                <text:span text:style-name="T1">I'm as Jewish as fucking Tevye</text:span></text:p>
      <text:p text:style-name="P2">                                <text:span text:style-name="T1">DUDE</text:span></text:p>
      <text:p text:style-name="P2">                <text:span text:style-name="T1">It's just part of your whole sick </text:span></text:p>
      <text:p text:style-name="P2">                <text:span text:style-name="T1">Cynthia thing.  Taking care of her </text:span></text:p>
      <text:p text:style-name="P2">                <text:span text:style-name="T1">fucking dog.  Going to her fucking </text:span></text:p>
      <text:p text:style-name="P2">                <text:span text:style-name="T1">synagogue.  You're living in the </text:span></text:p>
      <text:p text:style-name="P2">                <text:span text:style-name="T1">fucking past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ree thousand years of beautiful </text:span></text:p>
      <text:p text:style-name="P2">                <text:span text:style-name="T1">tradition, from Moses to Sandy Koufax--</text:span></text:p>
      <text:p text:style-name="P2">                <text:span text:style-name="T1">YOU'RE GODDAMN RIGHT I LIVE IN THE </text:span></text:p>
      <text:p text:style-name="P2">                <text:span text:style-name="T1">PAST!   I--Jesus.  What the hell </text:span></text:p>
      <text:p text:style-name="P2">                <text:span text:style-name="T1">happened?</text:span></text:p>
      <text:p text:style-name="P1">He is looking off as the car slows.  The Dude looks where </text:p>
      <text:p text:style-name="P1">Walter is looking.</text:p>
      <text:p text:style-name="P1">THE LEBOWSKI MANSION</text:p>
      <text:p text:style-name="P1">Walter's car pulls up the drive into the foreground and he </text:p>
      <text:p text:style-name="P1">and the Dude get out.</text:p>
      <text:p text:style-name="P1">Both are gaping off at the front lawn.</text:p>
      <text:p text:style-name="P2">                                <text:span text:style-name="T1">WALTER</text:span></text:p>
      <text:p text:style-name="P2">                <text:span text:style-name="T1">Jesus Christ.</text:span></text:p>
      <text:p text:style-name="P1">THEIR POV</text:p>
      <text:p text:style-name="P1">Tire treads lead across the manicured front lawn to where a </text:p>
      <text:p text:style-name="P1">little red sports car rests with its hood crumpled into a </text:p>
      <text:p text:style-name="P1">palm trunk.</text:p>
      <text:p text:style-name="P1">TRACKING DOWN THE GREAT HALLWAY</text:p>
      <text:p text:style-name="P1">Through the French doors at its far end we can see Bunny, </text:p>
      <text:p text:style-name="P1">naked, briefly bouncing on the diving board before splashing </text:p>
      <text:p text:style-name="P1">into the illuminated pool outside.  Heavy metal music filters </text:p>
      <text:p text:style-name="P1">in from a boom box by the pool.</text:p>
      <text:p text:style-name="P1">Brandt, approaching, stoops and straightens, stoops and </text:p>
      <text:p text:style-name="P1">straightens, picking up the discarded clothes that run the </text:p>
      <text:p text:style-name="P1">length of the hall.</text:p>
      <text:p text:style-name="P2">                                <text:span text:style-name="T1">BRANDT</text:span></text:p>
      <text:p text:style-name="P2">                <text:span text:style-name="T1">He can't see you, Dude.</text:span></text:p>
      <text:p text:style-name="P1">We pull the Dude and Walter as they approach the doors to </text:p>
      <text:p text:style-name="P1"><text:soft-page-break/>the great study.  Walter's dog follows, stiffly waving its </text:p>
      <text:p text:style-name="P1">tail.</text:p>
      <text:p text:style-name="P2">                                <text:span text:style-name="T1">DUDE</text:span></text:p>
      <text:p text:style-name="P2">                <text:span text:style-name="T1">Where'd she been?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Visiting friends of hers in Palm </text:span></text:p>
      <text:p text:style-name="P2">                <text:span text:style-name="T1">Springs.  Just picked up and left, </text:span></text:p>
      <text:p text:style-name="P2">                <text:span text:style-name="T1">never bothered to tell u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But I guess she told Dieter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Jesus, Dude!  He never even kidnapped </text:span></text:p>
      <text:p text:style-name="P2">                <text:span text:style-name="T1">her.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Who's this gentleman, Dud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ho'm I?  I'm a fucking VETERAN!</text:span></text:p>
      <text:p text:style-name="P2">                                <text:span text:style-name="T1">BRANDT</text:span></text:p>
      <text:p text:style-name="P2">                <text:span text:style-name="T1">You shouldn't go in there, Dude!  </text:span></text:p>
      <text:p text:style-name="P2">                <text:span text:style-name="T1">He's very angry!</text:span></text:p>
      <text:p text:style-name="P1">BANG--the Dude and Walter push through the double doors into--</text:p>
      <text:p text:style-name="P1">THE GREAT ROOM</text:p>
      <text:p text:style-name="P1">The big Lebowski turns at the sound of the door.  His </text:p>
      <text:p text:style-name="P1">wheelchair hums as he spins it around.</text:p>
      <text:p text:style-name="P2">                                <text:span text:style-name="T1">LEBOWSKI</text:span></text:p>
      <text:p text:style-name="P2">                        <text:span text:style-name="T1">(bitterly)</text:span></text:p>
      <text:p text:style-name="P2">                <text:span text:style-name="T1">Well, she's back.  No thanks to you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ere's the money, Lebowski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 MILLION BUCKS FROM FUCKING NEEDY </text:span></text:p>
      <text:p text:style-name="P2">                <text:span text:style-name="T1">LITTLE URBAN ACHIEVERS!  YOU ARE </text:span></text:p>
      <text:p text:style-name="P2">                <text:span text:style-name="T1">SCUM, MAN!</text:span></text:p>
      <text:p text:style-name="P1">The dog yaps.</text:p>
      <text:p text:style-name="P2">                                <text:span text:style-name="T1">LEBOWSKI</text:span></text:p>
      <text:p text:style-name="P2">                <text:span text:style-name="T1">Who the hell is he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'll tell you who I am!  I'm the guy </text:span></text:p>
      <text:p text:style-name="P2">                <text:span text:style-name="T1">who's gonna KICK YOUR PHONY </text:span></text:p>
      <text:p text:style-name="P2"><text:soft-page-break/>                <text:span text:style-name="T1">GOLDBRICKING ASS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 know the briefcase was empty, </text:span></text:p>
      <text:p text:style-name="P2">                <text:span text:style-name="T1">man.  We know you kept the million  </text:span></text:p>
      <text:p text:style-name="P2">                <text:span text:style-name="T1">bucks yourself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Well, you have your story, I have </text:span></text:p>
      <text:p text:style-name="P2">                <text:span text:style-name="T1">mine.  I say I entrusted the money </text:span></text:p>
      <text:p text:style-name="P2">                <text:span text:style-name="T1">to you, and you stole it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S IF WE WOULD EVER DREAM OF TAKING </text:span></text:p>
      <text:p text:style-name="P2">                <text:span text:style-name="T1">YOUR BULLSHIT MONEY!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 thought Bunny'd been kidnapped </text:span></text:p>
      <text:p text:style-name="P2">                <text:span text:style-name="T1">and you could use it as a pretext to </text:span></text:p>
      <text:p text:style-name="P2">                <text:span text:style-name="T1">make some money disappear.  All you </text:span></text:p>
      <text:p text:style-name="P2">                <text:span text:style-name="T1">needed was a sap to pin it on, and </text:span></text:p>
      <text:p text:style-name="P2">                <text:span text:style-name="T1">you'd just met me.  You thought, </text:span></text:p>
      <text:p text:style-name="P2">                <text:span text:style-name="T1">hey, a deadbeat, a loser, someone </text:span></text:p>
      <text:p text:style-name="P2">                <text:span text:style-name="T1">the square community won't give a </text:span></text:p>
      <text:p text:style-name="P2">                <text:span text:style-name="T1">shit about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Well?  Aren't you?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. . . yeah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All right, get out.  Both of you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Look at that fucking phony, Dude!  </text:span></text:p>
      <text:p text:style-name="P2">                <text:span text:style-name="T1">Pretending to be a fucking </text:span></text:p>
      <text:p text:style-name="P2">                <text:span text:style-name="T1">millionaire!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I said out.  Now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Let me tell you something else.  </text:span></text:p>
      <text:p text:style-name="P2">                <text:span text:style-name="T1">I've seen a lot of spinals, Dude, </text:span></text:p>
      <text:p text:style-name="P2">                <text:span text:style-name="T1">and this guy is a fake.  A fucking </text:span></text:p>
      <text:p text:style-name="P2">                <text:span text:style-name="T1">goldbricker.</text:span></text:p>
      <text:p text:style-name="P1"><text:soft-page-break/>He is crossing to Lebowski.</text:p>
      <text:p text:style-name="P2">                                <text:span text:style-name="T1">WALTER</text:span></text:p>
      <text:p text:style-name="P2">                <text:span text:style-name="T1">This guy fucking walks.  I've never </text:span></text:p>
      <text:p text:style-name="P2">                <text:span text:style-name="T1">been more certain of anything in my </text:span></text:p>
      <text:p text:style-name="P2">                <text:span text:style-name="T1">life!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Stay away from me, mister!</text:span></text:p>
      <text:p text:style-name="P1">Walter reaches around from behind and hoists the big Lebowski </text:p>
      <text:p text:style-name="P1">out of the wheelchair by his armpits.</text:p>
      <text:p text:style-name="P2">                                <text:span text:style-name="T1">WALTER</text:span></text:p>
      <text:p text:style-name="P2">                <text:span text:style-name="T1">Walk, you fucking phony!</text:span></text:p>
      <text:p text:style-name="P1">The big Lebowski waggles helplessly, his rubbery feet grazing </text:p>
      <text:p text:style-name="P1">the floor like a Raggedy Ann's.  The pomeranian gaily leaps </text:p>
      <text:p text:style-name="P1">and yaps.</text:p>
      <text:p text:style-name="P2">                                <text:span text:style-name="T1">LEBOWSKI</text:span></text:p>
      <text:p text:style-name="P2">                <text:span text:style-name="T1">Put me down, you son of a bitch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t's all over, man!  We call your </text:span></text:p>
      <text:p text:style-name="P2">                <text:span text:style-name="T1">fucking bluff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FOR CHRIST'S SAKE!  HE'S </text:span></text:p>
      <text:p text:style-name="P2">                <text:span text:style-name="T1">CRIPPLED!  PUT HIM DOWN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ure, I'll put him down, Dude.  RAUSS!</text:span></text:p>
      <text:p text:style-name="P2">                <text:span text:style-name="T1">ACHTUNG, BABY!!</text:span></text:p>
      <text:p text:style-name="P1">He shoves the big Lebowski forward and he crumples to the </text:p>
      <text:p text:style-name="P1">floor, weeping.</text:p>
      <text:p text:style-name="P2">                                <text:span text:style-name="T1">WALTER</text:span></text:p>
      <text:p text:style-name="P2">                <text:span text:style-name="T1">Oh, shit.</text:span></text:p>
      <text:p text:style-name="P2">                                <text:span text:style-name="T1">LEBOWSKI</text:span></text:p>
      <text:p text:style-name="P2">                        <text:span text:style-name="T1">(sobbing)</text:span></text:p>
      <text:p text:style-name="P2">                <text:span text:style-name="T1">You're bullies!  Cowards, both of </text:span></text:p>
      <text:p text:style-name="P2">                <text:span text:style-name="T1">you!</text:span></text:p>
      <text:p text:style-name="P1">Walter is abashed.  The Big Lebowski flails about on the </text:p>
      <text:p text:style-name="P1">floor.</text:p>
      <text:p text:style-name="P2">                                <text:span text:style-name="T1">WALTER</text:span></text:p>
      <text:p text:style-name="P2">                <text:span text:style-name="T1">Oh, shit.</text:span>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He can't walk,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, I can see that, Dude.</text:span></text:p>
      <text:p text:style-name="P2">                                <text:span text:style-name="T1">LEBOWSKI</text:span></text:p>
      <text:p text:style-name="P2">                <text:span text:style-name="T1">You monsters!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lp me put him back in his chair.</text:span></text:p>
      <text:p text:style-name="P1">Walter moves to comply.</text:p>
      <text:p text:style-name="P2">                                <text:span text:style-name="T1">WALTER</text:span></text:p>
      <text:p text:style-name="P2">                <text:span text:style-name="T1">Shit, sorry man.</text:span></text:p>
      <text:p text:style-name="P1">THROUGH HIS TEARS:</text:p>
      <text:p text:style-name="P2">                                <text:span text:style-name="T1">LEBOWSKI</text:span></text:p>
      <text:p text:style-name="P2">                <text:span text:style-name="T1">Stay away from me!  You bullies!  </text:span></text:p>
      <text:p text:style-name="P2">                <text:span text:style-name="T1">You and these women!  You won't leave </text:span></text:p>
      <text:p text:style-name="P2">                <text:span text:style-name="T1">a man his fucking balls!</text:span></text:p>
      <text:p text:style-name="P2">                                <text:span text:style-name="T1">DUDE</text:span></text:p>
      <text:p text:style-name="P2">                <text:span text:style-name="T1">Walter, you fuck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it, Dude, I didn't know.  I </text:span></text:p>
      <text:p text:style-name="P2">                <text:span text:style-name="T1">wouldn't've done it if I knew he was </text:span></text:p>
      <text:p text:style-name="P2">                <text:span text:style-name="T1">a fucking crybab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're sorry, man.  We're really sorry.</text:span></text:p>
      <text:p text:style-name="P1">The Dude has picked up the Big Lebowski's plaid lap warmer </text:p>
      <text:p text:style-name="P1">and is frantically tucking it back in around his waist and </text:p>
      <text:p text:style-name="P1">batting the dog away.</text:p>
      <text:p text:style-name="P2">                                <text:span text:style-name="T1">DUDE</text:span></text:p>
      <text:p text:style-name="P2">                <text:span text:style-name="T1">There ya go.  Sorry man.</text:span></text:p>
      <text:p text:style-name="P1">Walter, puzzled, hands on hips, stands over the big Lebowski.</text:p>
      <text:p text:style-name="P2">                                <text:span text:style-name="T1">WALTER</text:span></text:p>
      <text:p text:style-name="P2">                <text:span text:style-name="T1">Shit.  He didn't look like a spinal.</text:span></text:p>
      <text:p text:style-name="P1">TEN PINS</text:p>
      <text:p text:style-name="P1">Scattered at the cut.</text:p>
      <text:p text:style-name="P1">DUDE AND WALTER</text:p>
      <text:p text:style-name="P1">Each with a beer at the scoring table.</text:p>
      <text:p text:style-name="P2">                                <text:span text:style-name="T1">WALTER</text:span></text:p>
      <text:p text:style-name="P2">                <text:span text:style-name="T1">Sure you'll see some tank battles.  </text:span></text:p>
      <text:p text:style-name="P2">                <text:span text:style-name="T1">But fighting in desert is very </text:span></text:p>
      <text:p text:style-name="P2"><text:soft-page-break/>                <text:span text:style-name="T1">different from fighting in canopy </text:span></text:p>
      <text:p text:style-name="P2">                <text:span text:style-name="T1">jungl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Uh-hu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 mean 'Nam was a foot soldier's war </text:span></text:p>
      <text:p text:style-name="P2">                <text:span text:style-name="T1">whereas, uh, this thing should be a </text:span></text:p>
      <text:p text:style-name="P2">                <text:span text:style-name="T1">fucking cakewalk.  I mean I had an </text:span></text:p>
      <text:p text:style-name="P2">                <text:span text:style-name="T1">M16, Jacko, not an Abrams fucking </text:span></text:p>
      <text:p text:style-name="P2">                <text:span text:style-name="T1">tank.  Just me and Charlie, man, </text:span></text:p>
      <text:p text:style-name="P2">                <text:span text:style-name="T1">eyeball to eyeball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at's fuckin' combat.  The man in </text:span></text:p>
      <text:p text:style-name="P2">                <text:span text:style-name="T1">the black pyjamas, Dude.  Worthy </text:span></text:p>
      <text:p text:style-name="P2">                <text:span text:style-name="T1">fuckin' adversary.</text:span></text:p>
      <text:p text:style-name="P2">                                <text:span text:style-name="T1">DONNY</text:span></text:p>
      <text:p text:style-name="P2">                <text:span text:style-name="T1">Who's in pyjamas, Walter?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ut the fuck up, Donny.  Not a bunch </text:span></text:p>
      <text:p text:style-name="P2">                <text:span text:style-name="T1">of fig-eaters with towels on their </text:span></text:p>
      <text:p text:style-name="P2">                <text:span text:style-name="T1">heads tryin' to find reverse on a </text:span></text:p>
      <text:p text:style-name="P2">                <text:span text:style-name="T1">Soviet tank.  This is not a worthy--</text:span></text:p>
      <text:p text:style-name="P2">                                <text:span text:style-name="T1">VOICE</text:span></text:p>
      <text:p text:style-name="P2">                <text:span text:style-name="T1">HEY!</text:span></text:p>
      <text:p text:style-name="P1">The Dude and Walter look.</text:p>
      <text:p text:style-name="P1">Quintana is bellowing from the lip of the lane, and is </text:p>
      <text:p text:style-name="P1">restrained by O'Brien.</text:p>
      <text:p text:style-name="P2">                                <text:span text:style-name="T1">QUINTANA</text:span></text:p>
      <text:p text:style-name="P2">                <text:span text:style-name="T1">What's this "day of rest" shit, man?!</text:span></text:p>
      <text:p text:style-name="P1">Walter looks at him innocently.</text:p>
      <text:p text:style-name="P2">                                <text:span text:style-name="T1">QUINTANA</text:span></text:p>
      <text:p text:style-name="P2">                <text:span text:style-name="T1">What is this bullshit, man?  I don't </text:span></text:p>
      <text:p text:style-name="P2">                <text:span text:style-name="T1">fucking care!  It don't matter to </text:span></text:p>
      <text:p text:style-name="P2">                <text:span text:style-name="T1">Jesus!  But you're not fooling me!  </text:span></text:p>
      <text:p text:style-name="P2">                <text:span text:style-name="T1">You might fool the fucks in the league </text:span></text:p>
      <text:p text:style-name="P2">                <text:span text:style-name="T1">office, but you don't fool Jesus!  </text:span></text:p>
      <text:p text:style-name="P2"><text:soft-page-break/>                <text:span text:style-name="T1">It's bush league psych-out stuff!  </text:span></text:p>
      <text:p text:style-name="P2">                <text:span text:style-name="T1">Laughable, man!  I would've fucked </text:span></text:p>
      <text:p text:style-name="P2">                <text:span text:style-name="T1">you in the ass Saturday, I'll fuck </text:span></text:p>
      <text:p text:style-name="P2">                <text:span text:style-name="T1">you in the ass next Wednesday instead!</text:span></text:p>
      <text:p text:style-name="P2">                                <text:span text:style-name="T1">QUINTANA</text:span></text:p>
      <text:p text:style-name="P1">He makes hip-grinding coital motions as O'Brien leads him </text:p>
      <text:p text:style-name="P1">away.</text:p>
      <text:p text:style-name="P2">                                <text:span text:style-name="T1">QUINTANA</text:span></text:p>
      <text:p text:style-name="P2">                <text:span text:style-name="T1">You got a date Wednesday, man!</text:span></text:p>
      <text:p text:style-name="P1">Walter, his head cocked, and the Dude, peeking over his </text:p>
      <text:p text:style-name="P1">shades, watch him go.</text:p>
      <text:p text:style-name="P2">                                <text:span text:style-name="T1">WALTER</text:span></text:p>
      <text:p text:style-name="P2">                <text:span text:style-name="T1">He's cracking.</text:span></text:p>
      <text:p text:style-name="P1">BOWLING ALLEY PARKING LOT</text:p>
      <text:p text:style-name="P1">Donny, Walter and the Dude emerge from the alley, each holding </text:p>
      <text:p text:style-name="P1">his leatherette ball satchel.</text:p>
      <text:p text:style-name="P2">                                <text:span text:style-name="T1">WALTER</text:span></text:p>
      <text:p text:style-name="P2">                <text:span text:style-name="T1">A tree of life, Dude.  To all who </text:span></text:p>
      <text:p text:style-name="P2">                <text:span text:style-name="T1">cling to it.</text:span></text:p>
      <text:p text:style-name="P1">They react to the droning synthesizer-based technopop coming </text:p>
      <text:p text:style-name="P1">from a boom box.</text:p>
      <text:p text:style-name="P1">REVERSE</text:p>
      <text:p text:style-name="P1">Dieter, Kieffer and Franz, in shiny black leather, stand in </text:p>
      <text:p text:style-name="P1">a line facing them in the all-but-deserted lot.  Behind them </text:p>
      <text:p text:style-name="P1">orange flames lick gently at the Dude's car, which has been </text:p>
      <text:p text:style-name="P1">put to the torch.  The orange flames glow on the men's </text:p>
      <text:p text:style-name="P1">creaking leather.  Next to the car are three motorcycles, </text:p>
      <text:p text:style-name="P1">parked in a neat row.  The Dude looks sadly at the burning </text:p>
      <text:p text:style-name="P1">car.</text:p>
      <text:p text:style-name="P2">                                <text:span text:style-name="T1">DUDE</text:span></text:p>
      <text:p text:style-name="P2">                <text:span text:style-name="T1">They finally did it.  They killed my </text:span></text:p>
      <text:p text:style-name="P2">                <text:span text:style-name="T1">fucking car.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Vee vant zat money, Lebowski.</text:span></text:p>
      <text:p text:style-name="P2">                                <text:span text:style-name="T1">KIEFFER</text:span></text:p>
      <text:p text:style-name="P2">                <text:span text:style-name="T1">Ja, uzzervize vee kill ze girl.</text:span></text:p>
      <text:p text:style-name="P2">                                <text:span text:style-name="T1">FRANZ</text:span></text:p>
      <text:p text:style-name="P2">                <text:span text:style-name="T1">Ja, it seems you forgot our little </text:span></text:p>
      <text:p text:style-name="P2">                <text:span text:style-name="T1">deal, Lebowski.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You don't have the fucking girl, </text:span></text:p>
      <text:p text:style-name="P2">                <text:span text:style-name="T1">dipshits.  We know you never did.  </text:span></text:p>
      <text:p text:style-name="P2">                <text:span text:style-name="T1">So you've got nothin' on my Johnson.</text:span></text:p>
      <text:p text:style-name="P2">                                <text:span text:style-name="T1">DUDE</text:span></text:p>
      <text:p text:style-name="P1">The men in black, stunned, confer amongst themselves in </text:p>
      <text:p text:style-name="P1">German.  Under his breath:</text:p>
      <text:p text:style-name="P2">                                <text:span text:style-name="T1">DONNY</text:span></text:p>
      <text:p text:style-name="P2">                <text:span text:style-name="T1">Are these the Nazis, Walter?</text:span></text:p>
      <text:p text:style-name="P1">Walter answers, also sotto voce, his eyes still on the three </text:p>
      <text:p text:style-name="P1">men:</text:p>
      <text:p text:style-name="P2">                                <text:span text:style-name="T1">WALTER</text:span></text:p>
      <text:p text:style-name="P2">                <text:span text:style-name="T1">They're nihilists, Donny, nothing to </text:span></text:p>
      <text:p text:style-name="P2">                <text:span text:style-name="T1">be afraid of.</text:span></text:p>
      <text:p text:style-name="P1">The Germans stop conferring.</text:p>
      <text:p text:style-name="P2">                                <text:span text:style-name="T1">DIETER</text:span></text:p>
      <text:p text:style-name="P2">                <text:span text:style-name="T1">Vee don't care.  Vee still vant zat </text:span></text:p>
      <text:p text:style-name="P2">                <text:span text:style-name="T1">money or vee fuck you up.</text:span></text:p>
      <text:p text:style-name="P2">                                <text:span text:style-name="T1">KIEFFER</text:span></text:p>
      <text:p text:style-name="P2">                <text:span text:style-name="T1">Ja, vee still vant ze money.  Vee </text:span></text:p>
      <text:p text:style-name="P2">                <text:span text:style-name="T1">sreaten you.</text:span></text:p>
      <text:p text:style-name="P1">He pulls an uzi from under his coat.  It glints in the </text:p>
      <text:p text:style-name="P1">firelight.</text:p>
      <text:p text:style-name="P2">                                <text:span text:style-name="T1">WALTER</text:span></text:p>
      <text:p text:style-name="P2">                <text:span text:style-name="T1">Fuck you.  Fuck the three of you.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, cool it Walter.</text:span></text:p>
      <text:p text:style-name="P1">Walter ignores the Dude, addresses the Germans:</text:p>
      <text:p text:style-name="P2">                                <text:span text:style-name="T1">WALTER</text:span></text:p>
      <text:p text:style-name="P2">                <text:span text:style-name="T1">There's no ransom if you don't have </text:span></text:p>
      <text:p text:style-name="P2">                <text:span text:style-name="T1">a fucking hostage.  That's what ransom </text:span></text:p>
      <text:p text:style-name="P2">                <text:span text:style-name="T1">is.  Those are the fucking rules.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Zere ARE no ROOLZ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 RULES!  YOU CABBAGE-EATING SONS-</text:span></text:p>
      <text:p text:style-name="P2">                <text:span text:style-name="T1">OF- BITCHES--</text:span></text:p>
      <text:p text:style-name="P2">                                <text:span text:style-name="T1">KIEFFER</text:span></text:p>
      <text:p text:style-name="P2">                <text:span text:style-name="T1">His girlfriend gafe up her toe!  She </text:span></text:p>
      <text:p text:style-name="P2">                <text:span text:style-name="T1">sought we'd be getting million </text:span></text:p>
      <text:p text:style-name="P2"><text:soft-page-break/>                <text:span text:style-name="T1">dollars!  Iss not fai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air!  WHO'S THE FUCKING NIHILIST </text:span></text:p>
      <text:p text:style-name="P2">                <text:span text:style-name="T1">HERE!  WHAT ARE YOU, A BUNCH OF </text:span></text:p>
      <text:p text:style-name="P2">                <text:span text:style-name="T1">FUCKING CRYBABIES?!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, cool it Walter.  Listen, pal, </text:span></text:p>
      <text:p text:style-name="P2">                <text:span text:style-name="T1">there never was any money.  The big </text:span></text:p>
      <text:p text:style-name="P2">                <text:span text:style-name="T1">Lebowski gave me an empty briefcase, </text:span></text:p>
      <text:p text:style-name="P2">                <text:span text:style-name="T1">man, so take it up with him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ND I'D LIKE MY UNDIES BACK!</text:span></text:p>
      <text:p text:style-name="P1">The Germans confer again, in German.</text:p>
      <text:p text:style-name="P1">Donny is visibly frightened.</text:p>
      <text:p text:style-name="P2">                                <text:span text:style-name="T1">DONNY</text:span></text:p>
      <text:p text:style-name="P2">                <text:span text:style-name="T1">Are they gonna hurt us, Walter?</text:span></text:p>
      <text:p text:style-name="P1">WALTER 'S TONE IS GENTLE:</text:p>
      <text:p text:style-name="P2">                                <text:span text:style-name="T1">WALTER</text:span></text:p>
      <text:p text:style-name="P2">                <text:span text:style-name="T1">They won't hurt us, Donny.  These </text:span></text:p>
      <text:p text:style-name="P2">                <text:span text:style-name="T1">men are cowards.</text:span></text:p>
      <text:p text:style-name="P1">THE CONFERENCE ENDS:</text:p>
      <text:p text:style-name="P2">                                <text:span text:style-name="T1">DIETER</text:span></text:p>
      <text:p text:style-name="P2">                <text:span text:style-name="T1">Okay.  Vee take ze money you haf on </text:span></text:p>
      <text:p text:style-name="P2">                <text:span text:style-name="T1">you und vee call it eefen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Fuck you.</text:span></text:p>
      <text:p text:style-name="P1">The Dude is digging into his pocket.</text:p>
      <text:p text:style-name="P2">                                <text:span text:style-name="T1">DUDE</text:span></text:p>
      <text:p text:style-name="P2">                <text:span text:style-name="T1">Come on, Walter, we're ending this </text:span></text:p>
      <text:p text:style-name="P2">                <text:span text:style-name="T1">thing cheap.</text:span></text:p>
      <text:p text:style-name="P1">Walter's eyes, burning with hatred, are locked on Dieter's.</text:p>
      <text:p text:style-name="P2">                                <text:span text:style-name="T1">WALTER</text:span></text:p>
      <text:p text:style-name="P2">                <text:span text:style-name="T1">What's mine is min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Come on, Walter!.</text:span></text:p>
      <text:p text:style-name="P1">Louder, to the Germans, as he looks in his wallet:</text:p>
      <text:p text:style-name="P2">                                <text:span text:style-name="T1">DUDE</text:span></text:p>
      <text:p text:style-name="P2">                <text:span text:style-name="T1">Four dollars here!</text:span></text:p>
      <text:p text:style-name="P1">He inspects the change in his palm.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Almost five!</text:span></text:p>
      <text:p text:style-name="P2">                                <text:span text:style-name="T1">DONNY</text:span></text:p>
      <text:p text:style-name="P2">                        <text:span text:style-name="T1">(tremulously)</text:span></text:p>
      <text:p text:style-name="P2">                <text:span text:style-name="T1">I got eighteen dollars, Dude.</text:span></text:p>
      <text:p text:style-name="P2">                                <text:span text:style-name="T1">WALTER</text:span></text:p>
      <text:p text:style-name="P2">                        <text:span text:style-name="T1">(grimly)</text:span></text:p>
      <text:p text:style-name="P2">                <text:span text:style-name="T1">What's mine is mine.</text:span></text:p>
      <text:p text:style-name="P1">With a ring of steel, Dieter produces a glinting saber.</text:p>
      <text:p text:style-name="P2">                                <text:span text:style-name="T1">DIETER</text:span></text:p>
      <text:p text:style-name="P2">                <text:span text:style-name="T1">VEE FUCK YOU UP, MAN!  VEE TAKE YOUR </text:span></text:p>
      <text:p text:style-name="P2">                <text:span text:style-name="T1">MONEY!</text:span></text:p>
      <text:p text:style-name="P2">                                <text:span text:style-name="T1">WALTER</text:span></text:p>
      <text:p text:style-name="P2">                        <text:span text:style-name="T1">(coolly)</text:span></text:p>
      <text:p text:style-name="P2">                <text:span text:style-name="T1">Come and get it.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VEE FUCK YOU UP, MAN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Come and get it.  Fucking nihilist.</text:span></text:p>
      <text:p text:style-name="P2">                                <text:span text:style-name="T1">DIETER</text:span></text:p>
      <text:p text:style-name="P2">                <text:span text:style-name="T1">I FUCK YOU!  I FUCK YOU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Show me what you got.  Nihilist.  </text:span></text:p>
      <text:p text:style-name="P2">                <text:span text:style-name="T1">Dipshit with a nine-toed woman.</text:span></text:p>
      <text:p text:style-name="P1">In a rage, Dieter charges.</text:p>
      <text:p text:style-name="P2">                                <text:span text:style-name="T1">DIETER</text:span></text:p>
      <text:p text:style-name="P2">                <text:span text:style-name="T1">I FUCK YOU!  I FUCK YOU!</text:span></text:p>
      <text:p text:style-name="P1">WALTER</text:p>
      <text:p text:style-name="P1">hurls his leather satchel.</text:p>
      <text:p text:style-name="P1">KIEFFER</text:p>
      <text:p text:style-name="P1">Watching Dieter's charge, is caught off-guard.  The bowling </text:p>
      <text:p text:style-name="P1">ball thuds into his chest and lifts him off his feet.</text:p>
      <text:p text:style-name="P1">He falls back, his uzi clattering away.</text:p>
      <text:p text:style-name="P1">WALTER</text:p>
      <text:p text:style-name="P1">twists away as Dieter reaches him; grabs Dieter's head in </text:p>
      <text:p text:style-name="P1">both hands; draws Dieter's head up to his mouth, which closes </text:p>
      <text:p text:style-name="P1">on Dieter's ear.</text:p>
      <text:p text:style-name="P1">DUDE</text:p>
      <text:p text:style-name="P1">He rushes Franz but draws up short as Franz sends out karate </text:p>
      <text:p text:style-name="P1"><text:soft-page-break/>kicks, his leather pants squeaking and popping.  Franz gives </text:p>
      <text:p text:style-name="P1">a loud cry with each kick; the Dude leans back, throwing his </text:p>
      <text:p text:style-name="P1">arms up, evading the kicks.</text:p>
      <text:p text:style-name="P1">WALTER</text:p>
      <text:p text:style-name="P1">His jaw is still clamped on Dieter's ear.  Dieter draws his </text:p>
      <text:p text:style-name="P1">saber against Walter's side, drawing blood.</text:p>
      <text:p text:style-name="P1">Walter doesn't react to the wound.  Growling as Dieter </text:p>
      <text:p text:style-name="P1">screams, he worries his ear, waggling his head with his jaws </text:p>
      <text:p text:style-name="P1">clamped.</text:p>
      <text:p text:style-name="P1">THE SABER</text:p>
      <text:p text:style-name="P1">Dieter drops it.</text:p>
      <text:p text:style-name="P1">DUDE</text:p>
      <text:p text:style-name="P1">Awkwardly circling, evading Franz's kicks.</text:p>
      <text:p text:style-name="P1">WALTER</text:p>
      <text:p text:style-name="P1">still worrying the ear.  With a tearing sound his head and </text:p>
      <text:p text:style-name="P1">Dieter's separate.</text:p>
      <text:p text:style-name="P1">DIETER, EARLESS, SCREAMS:</text:p>
      <text:p text:style-name="P2">                                <text:span text:style-name="T1">DIETER</text:span></text:p>
      <text:p text:style-name="P2">                <text:span text:style-name="T1">I FUCK YOU!  YOU CANNOT HURT ME!  I </text:span></text:p>
      <text:p text:style-name="P2">                <text:span text:style-name="T1">BELIEF IN NUSSING!</text:span></text:p>
      <text:p text:style-name="P1">Walter spits his ear into his face.</text:p>
      <text:p text:style-name="P1">DUDE</text:p>
      <text:p text:style-name="P1">The Dude and Franz, both now panting heavily, have yet to </text:p>
      <text:p text:style-name="P1">establish body contact.  Franz continues to kick.</text:p>
      <text:p text:style-name="P2">                                <text:span text:style-name="T1">FRANZ</text:span></text:p>
      <text:p text:style-name="P2">                <text:span text:style-name="T1">VEAKLING!</text:span></text:p>
      <text:p text:style-name="P1">WALTER</text:p>
      <text:p text:style-name="P1">draws back his fist.</text:p>
      <text:p text:style-name="P2">                                <text:span text:style-name="T1">DIETER</text:span></text:p>
      <text:p text:style-name="P2">                <text:span text:style-name="T1">NUSSING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NTI-SEMITE!</text:span></text:p>
      <text:p text:style-name="P1">Bam!--A powerhouse blow to the middle of his face drops Dieter </text:p>
      <text:p text:style-name="P1">for the count.</text:p>
      <text:p text:style-name="P1">DUDE AND FRANZ</text:p>
      <text:p text:style-name="P1">With a piercing shriek Franz finally summons the nerve to </text:p>
      <text:p text:style-name="P1">charge the Dude, hands raised to deliver karate blows.</text:p>
      <text:p text:style-name="P1">As he reaches the Dude--WHHAP--the  boom box swings into  </text:p>
      <text:p text:style-name="P1">frame to smash him in the face.  Its volume shoots up.</text:p>
      <text:p text:style-name="P1">Walter bashes him a few more times over the head.  The music </text:p>
      <text:p text:style-name="P1">screeches to static, then quiet.  Laid out now, Franz too is </text:p>
      <text:p text:style-name="P1"><text:soft-page-break/>quiet.</text:p>
      <text:p text:style-name="P1">All quiet.</text:p>
      <text:p text:style-name="P1">Walter, panting, looks around.</text:p>
      <text:p text:style-name="P2">                                <text:span text:style-name="T1">WALTER</text:span></text:p>
      <text:p text:style-name="P2">                <text:span text:style-name="T1">We've got a man down, Dude.</text:span></text:p>
      <text:p text:style-name="P1">With a hand pressed to his bleeding side he trots over to </text:p>
      <text:p text:style-name="P1">Donny, who lies gasping on the ground.</text:p>
      <text:p text:style-name="P1">The Dude, also panting, rises and trots over.</text:p>
      <text:p text:style-name="P2">                                <text:span text:style-name="T1">DUDE</text:span></text:p>
      <text:p text:style-name="P2">                <text:span text:style-name="T1">Hy God!  They shot him, Walter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No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y shot Donny!</text:span></text:p>
      <text:p text:style-name="P1">Donny gasps for air.  His eyes, wide, go from the Dude to </text:p>
      <text:p text:style-name="P1">Walter.  One hand still clutches his eighteen dollars.</text:p>
      <text:p text:style-name="P2">                                <text:span text:style-name="T1">WALTER</text:span></text:p>
      <text:p text:style-name="P2">                <text:span text:style-name="T1">There weren't any shots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n what's..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It's a heart attack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Call the medics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. . . Donny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Hurry Dude.  I'd go but I'm pumping </text:span></text:p>
      <text:p text:style-name="P2">                <text:span text:style-name="T1">blood.  Might pass out.</text:span></text:p>
      <text:p text:style-name="P1">The Dude runs into the lanes.  Walter lays a reassuring hand </text:p>
      <text:p text:style-name="P1">on Donny's shoulder.</text:p>
      <text:p text:style-name="P2">                                <text:span text:style-name="T1">WALTER</text:span></text:p>
      <text:p text:style-name="P2">                <text:span text:style-name="T1">Rest easy, good buddy, you're doing </text:span></text:p>
      <text:p text:style-name="P2">                <text:span text:style-name="T1">fine.  We got help choppering in.</text:span></text:p>
      <text:p text:style-name="P1">FADE OUT</text:p>
      <text:p text:style-name="P1">HOLD IN BLACK</text:p>
      <text:p text:style-name="P1">THE DUDE AND WALTER</text:p>
      <text:p text:style-name="P1"><text:soft-page-break/>---</text:p>
      <text:p text:style-name="P1">They sit side by side, forearms on knees, in a nondescript </text:p>
      <text:p text:style-name="P1">waiting area.  Walter bounces the fingertips of one hand off </text:p>
      <text:p text:style-name="P1">those of the other.  They sit.  They wait.</text:p>
      <text:p text:style-name="P1">A tall thin man in a conservative black suit enters.  He </text:p>
      <text:p text:style-name="P1">eyes the Dude's bowling attire and sunglasses and Walter's </text:p>
      <text:p text:style-name="P1">army surplus, but doesn't make an issue of it.</text:p>
      <text:p text:style-name="P2">                                <text:span text:style-name="T1">MAN</text:span></text:p>
      <text:p text:style-name="P2">                <text:span text:style-name="T1">Hello, gentlemen.  You are the </text:span></text:p>
      <text:p text:style-name="P2">                <text:span text:style-name="T1">bereaved?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 man.</text:span></text:p>
      <text:p text:style-name="P2">                                <text:span text:style-name="T1">MAN</text:span></text:p>
      <text:p text:style-name="P2">                <text:span text:style-name="T1">Francis Donnelly.  Pleased to meet </text:span></text:p>
      <text:p text:style-name="P2">                <text:span text:style-name="T1">you.</text:span></text:p>
      <text:p text:style-name="P2">                                <text:span text:style-name="T1">DUDE</text:span></text:p>
      <text:p text:style-name="P2">                <text:span text:style-name="T1">Jeffrey Lebowski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alter Sobchak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e Dude, actually.  Is what, uh.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Excuse me?</text:span></text:p>
      <text:p text:style-name="P2">                                <text:span text:style-name="T1">DUDE</text:span></text:p>
      <text:p text:style-name="P2">                <text:span text:style-name="T1">Nothing.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Yes.  I understand you're taking </text:span></text:p>
      <text:p text:style-name="P2">                <text:span text:style-name="T1">away the remains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.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We have the urn.</text:span></text:p>
      <text:p text:style-name="P1">He nods through a door.  Another man in a black suit enters </text:p>
      <text:p text:style-name="P1">to carefully deposit a large silver urn on the desktop.</text:p>
      <text:p text:style-name="P2">                                <text:span text:style-name="T1">DONNELLY</text:span></text:p>
      <text:p text:style-name="P2">                <text:span text:style-name="T1">And I assume this is credit card?</text:span></text:p>
      <text:p text:style-name="P1">He is vaguely handing a large leather folder across the desk </text:p>
      <text:p text:style-name="P1">to whomever wants to take it.</text:p>
      <text:p text:style-name="P2">                                <text:span text:style-name="T1">WALTER</text:span></text:p>
      <text:p text:style-name="P2"><text:soft-page-break/>                <text:span text:style-name="T1">Yeah.</text:span></text:p>
      <text:p text:style-name="P1">He takes it, opens it, puts on reading glasses that sit </text:p>
      <text:p text:style-name="P1">halfway down his nose, and inspects the bill with his head </text:p>
      <text:p text:style-name="P1">pulled back for focus and cocked for concentration.  Silence.  </text:p>
      <text:p text:style-name="P1">The Dude smiles at Donnelly.  Donnelly gives back a </text:p>
      <text:p text:style-name="P1">mortician's smile.  At length Walter holds the bill towards </text:p>
      <text:p text:style-name="P1">Donnelly, pointing.</text:p>
      <text:p text:style-name="P2">                                <text:span text:style-name="T1">WALTER</text:span></text:p>
      <text:p text:style-name="P2">                <text:span text:style-name="T1">What's this?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That is for the urn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on't need it.  We're scattering the </text:span></text:p>
      <text:p text:style-name="P2">                <text:span text:style-name="T1">ashes.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Yes, so we were informed.  However, </text:span></text:p>
      <text:p text:style-name="P2">                <text:span text:style-name="T1">we must of course transmit the remains </text:span></text:p>
      <text:p text:style-name="P2">                <text:span text:style-name="T1">to you in a receptacl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This is a hundred and eighty dollars.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Yes sir.  It is our most modestly </text:span></text:p>
      <text:p text:style-name="P2">                <text:span text:style-name="T1">priced receptacl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Well can we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A hundred and eighty dollars?!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They range up to three thousand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Yeah, but we'r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Can we just rent it from you?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Sir, this is a mortuary, not a rental </text:span></text:p>
      <text:p text:style-name="P2">                <text:span text:style-name="T1">hous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We're scattering the fucking ashes!</text:span></text:p>
      <text:p text:style-name="P2">                                <text:span text:style-name="T1">DUDE</text:span></text:p>
      <text:p text:style-name="P2"><text:soft-page-break/>                <text:span text:style-name="T1">Walter--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JUST BECAUSE WE'RE BEREAVED DOESN'T </text:span></text:p>
      <text:p text:style-name="P2">                <text:span text:style-name="T1">MEAN WE'RE SAPS!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Sir, please lower your voice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Hey man, don't you have something </text:span></text:p>
      <text:p text:style-name="P2">                <text:span text:style-name="T1">else you could put it in?</text:span></text:p>
      <text:p text:style-name="P2">                                <text:span text:style-name="T1">DONNELLY</text:span></text:p>
      <text:p text:style-name="P2">                <text:span text:style-name="T1">That is our most modestly priced </text:span></text:p>
      <text:p text:style-name="P2">                <text:span text:style-name="T1">receptacle.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GODDAMNIT!  IS THERE A RALPH'S AROUND </text:span></text:p>
      <text:p text:style-name="P2">                <text:span text:style-name="T1">HERE?!</text:span></text:p>
      <text:p text:style-name="P1">POINT DUME -- DAY</text:p>
      <text:p text:style-name="P1">It is a high, wind-swept bluff.  Walter and the Dude walk </text:p>
      <text:p text:style-name="P1">towards the lip of the bluff.  Parked in the background is </text:p>
      <text:p text:style-name="P1">one lonely car, Walter's.</text:p>
      <text:p text:style-name="P1">Walter is carrying a bright red coffee can with a blue plastic </text:p>
      <text:p text:style-name="P1">lid.  When they reach the edge the two men stand awkwardly </text:p>
      <text:p text:style-name="P1">for a beat.  Finally:</text:p>
      <text:p text:style-name="P2">                                <text:span text:style-name="T1">WALTER</text:span></text:p>
      <text:p text:style-name="P2">                <text:span text:style-name="T1">I'll say a few words.</text:span></text:p>
      <text:p text:style-name="P1">The Dude clasps his hands in front of him.  Walter clears </text:p>
      <text:p text:style-name="P1">his throat.</text:p>
      <text:p text:style-name="P2">                                <text:span text:style-name="T1">WALTER</text:span></text:p>
      <text:p text:style-name="P2">                <text:span text:style-name="T1">Donny was a good bowler, and a good </text:span></text:p>
      <text:p text:style-name="P2">                <text:span text:style-name="T1">man.  He was. . . He was one of us.  </text:span></text:p>
      <text:p text:style-name="P2">                <text:span text:style-name="T1">He was a man who loved the outdoors, </text:span></text:p>
      <text:p text:style-name="P2">                <text:span text:style-name="T1">and bowling, and as a surfer explored </text:span></text:p>
      <text:p text:style-name="P2">                <text:span text:style-name="T1">the beaches of southern California </text:span></text:p>
      <text:p text:style-name="P2">                <text:span text:style-name="T1">from Redondo to Calabassos.  And he </text:span></text:p>
      <text:p text:style-name="P2">                <text:span text:style-name="T1">was an avid bowler.  And a good </text:span></text:p>
      <text:p text:style-name="P2">                <text:span text:style-name="T1">friend.  He died--he died as so many </text:span></text:p>
      <text:p text:style-name="P2">                <text:span text:style-name="T1">of his generation, before his time.  </text:span></text:p>
      <text:p text:style-name="P2">                <text:span text:style-name="T1">In your wisdom you took him, Lord.  </text:span></text:p>
      <text:p text:style-name="P2">                <text:span text:style-name="T1">As you took so many bright flowering </text:span></text:p>
      <text:p text:style-name="P2">                <text:span text:style-name="T1">young men, at Khe San and Lan Doc </text:span></text:p>
      <text:p text:style-name="P2"><text:soft-page-break/>                <text:span text:style-name="T1">and Hill 364.  These young men gave </text:span></text:p>
      <text:p text:style-name="P2">                <text:span text:style-name="T1">their lives.  And Donny too.  Donny </text:span></text:p>
      <text:p text:style-name="P2">                <text:span text:style-name="T1">who. . . who loved bowling.</text:span></text:p>
      <text:p text:style-name="P1">Walter clears his throat.</text:p>
      <text:p text:style-name="P2">                                <text:span text:style-name="T1">WALTER</text:span></text:p>
      <text:p text:style-name="P2">                <text:span text:style-name="T1">And so, Theodore--Donald--Karabotsos, </text:span></text:p>
      <text:p text:style-name="P2">                <text:span text:style-name="T1">in accordance with what we think   </text:span></text:p>
      <text:p text:style-name="P2">                <text:span text:style-name="T1">your dying wishes might well have </text:span></text:p>
      <text:p text:style-name="P2">                <text:span text:style-name="T1">been, we commit your mortal remains </text:span></text:p>
      <text:p text:style-name="P2">                <text:span text:style-name="T1">to the bosom of.</text:span></text:p>
      <text:p text:style-name="P1">Walter is peeling the plastic lid off the coffee can.</text:p>
      <text:p text:style-name="P2">                                <text:span text:style-name="T1">WALTER</text:span></text:p>
      <text:p text:style-name="P2">                <text:span text:style-name="T1">the Pacific Ocean, which you loved </text:span></text:p>
      <text:p text:style-name="P2">                <text:span text:style-name="T1">so well.</text:span></text:p>
      <text:p text:style-name="P1">AS HE SHAKES OUT THE ASHES:</text:p>
      <text:p text:style-name="P2">                                <text:span text:style-name="T1">WALTER</text:span></text:p>
      <text:p text:style-name="P2">                <text:span text:style-name="T1">Goodnight, sweet prince.</text:span></text:p>
      <text:p text:style-name="P1">The wind has blown all of the ashes into the Dude, standing </text:p>
      <text:p text:style-name="P1">just to the side of and behind Walter. The Dude stands, </text:p>
      <text:p text:style-name="P1">frozen. Finished eulogizing, Walter looks back.</text:p>
      <text:p text:style-name="P2">                                <text:span text:style-name="T1">WALTER</text:span></text:p>
      <text:p text:style-name="P2">                <text:span text:style-name="T1">Shit, I'm sorry Dude.</text:span></text:p>
      <text:p text:style-name="P1">He starts brushing off the Dude with his hands.</text:p>
      <text:p text:style-name="P2">                                <text:span text:style-name="T1">WALTER</text:span></text:p>
      <text:p text:style-name="P2">                <text:span text:style-name="T1">Goddamn wind.</text:span></text:p>
      <text:p text:style-name="P1">Heretofore motionless, the Dude finally explodes, slapping </text:p>
      <text:p text:style-name="P1">Walter's hands away.</text:p>
      <text:p text:style-name="P2">                                <text:span text:style-name="T1">DUDE</text:span></text:p>
      <text:p text:style-name="P2">                <text:span text:style-name="T1">Goddamnit Walter!  You fucking </text:span></text:p>
      <text:p text:style-name="P2">                <text:span text:style-name="T1">asshole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!  Dude, I'm sorry!</text:span></text:p>
      <text:p text:style-name="P1">The Dude is near tears.</text:p>
      <text:p text:style-name="P2">                                <text:span text:style-name="T1">DUDE</text:span></text:p>
      <text:p text:style-name="P2">                <text:span text:style-name="T1">You make everything a fucking </text:span></text:p>
      <text:p text:style-name="P2">                <text:span text:style-name="T1">travesty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, I'm--it was an accident!</text:span></text:p>
      <text:p text:style-name="P1">The Dude gives Walter a furious shove.</text:p>
      <text:p text:style-name="P2"><text:soft-page-break/>                                <text:span text:style-name="T1">DUDE</text:span></text:p>
      <text:p text:style-name="P2">                <text:span text:style-name="T1">What about that shit about Vietnam!</text:span></text:p>
      <text:p text:style-name="P2">                                <text:span text:style-name="T1">WALTER</text:span></text:p>
      <text:p text:style-name="P2">                <text:span text:style-name="T1">Dude, I'm sorr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What the fuck does Vietnam have to </text:span></text:p>
      <text:p text:style-name="P2">                <text:span text:style-name="T1">do with anything!  What the fuck </text:span></text:p>
      <text:p text:style-name="P2">                <text:span text:style-name="T1">were you talking about?!</text:span></text:p>
      <text:p text:style-name="P1">Walter for the first time is genuinely distressed, almost </text:p>
      <text:p text:style-name="P1">lost.</text:p>
      <text:p text:style-name="P2">                                <text:span text:style-name="T1">WALTER</text:span></text:p>
      <text:p text:style-name="P2">                <text:span text:style-name="T1">Shit Dude, I'm sorry--</text:span></text:p>
      <text:p text:style-name="P2">                                <text:span text:style-name="T1">DUDE</text:span></text:p>
      <text:p text:style-name="P2">                <text:span text:style-name="T1">You're a fuck, Walter!</text:span></text:p>
      <text:p text:style-name="P1">He gives Walter a weaker shove.  Walter seems dazed, then </text:p>
      <text:p text:style-name="P1">wraps his arms around the Dude.</text:p>
      <text:p text:style-name="P2">                                <text:span text:style-name="T1">WALTER</text:span></text:p>
      <text:p text:style-name="P2">                <text:span text:style-name="T1">Awww, fuck it Dude.  Let's go bowling.</text:span></text:p>
      <text:p text:style-name="P1">THE LANES THE DUDE AND WALTER BOWLING</text:p>
      <text:p text:style-name="P1">We watch each of them glide across the floor, release, follow </text:p>
      <text:p text:style-name="P1">through--gracefully.  We have never seen them bowl before.  </text:p>
      <text:p text:style-name="P1">They are quite good.  Each wears a black armband on his </text:p>
      <text:p text:style-name="P1">bowling shirt.</text:p>
      <text:p text:style-name="P1">BAR AREA</text:p>
      <text:p text:style-name="P1">The Dude walks up to the bar.</text:p>
      <text:p text:style-name="P2">                                <text:span text:style-name="T1">DUDE</text:span></text:p>
      <text:p text:style-name="P2">                <text:span text:style-name="T1">Two oat sodas, Gary.</text:span></text:p>
      <text:p text:style-name="P2">                                <text:span text:style-name="T1">GARY</text:span></text:p>
      <text:p text:style-name="P2">                <text:span text:style-name="T1">Right.  Good luck tomorrow.</text:span></text:p>
      <text:p text:style-name="P2">                                <text:span text:style-name="T1">DUDE</text:span></text:p>
      <text:p text:style-name="P2">                <text:span text:style-name="T1">Thanks, man.</text:span></text:p>
      <text:p text:style-name="P2">                                <text:span text:style-name="T1">GARY</text:span></text:p>
      <text:p text:style-name="P2">                <text:span text:style-name="T1">Sorry to hear about Donny.</text:span></text:p>
      <text:p text:style-name="P2">                                <text:span text:style-name="T1">DUDE</text:span></text:p>
      <text:p text:style-name="P2">                <text:span text:style-name="T1">Yeah.  Well, you know, sometimes you </text:span></text:p>
      <text:p text:style-name="P2">                <text:span text:style-name="T1">eat the bear, and, uh.</text:span></text:p>
      <text:p text:style-name="P1">"Tumbling Tumbleweeds" has come up on the jukebox, and The </text:p>
      <text:p text:style-name="P1">Stranger ambles up to the bar.</text:p>
      <text:p text:style-name="P2">                                <text:span text:style-name="T1">THE STRANGER</text:span></text:p>
      <text:p text:style-name="P2"><text:soft-page-break/>                <text:span text:style-name="T1">Howdy do, Dude.</text:span></text:p>
      <text:p text:style-name="P2">                                <text:span text:style-name="T1">DUDE</text:span></text:p>
      <text:p text:style-name="P2">                <text:span text:style-name="T1">Oh, hey man, how are ya?  I wondered </text:span></text:p>
      <text:p text:style-name="P2">                <text:span text:style-name="T1">if I'd see you again.</text:span></text:p>
      <text:p text:style-name="P2">                                <text:span text:style-name="T1">THE STRANGER</text:span></text:p>
      <text:p text:style-name="P2">                <text:span text:style-name="T1">Wouldn't miss the semis.  How things </text:span></text:p>
      <text:p text:style-name="P2">                <text:span text:style-name="T1">been goin'?</text:span></text:p>
      <text:p text:style-name="P2">                                <text:span text:style-name="T1">DUDE</text:span></text:p>
      <text:p text:style-name="P2">                <text:span text:style-name="T1">Ahh, you know.  Strikes and gutters, </text:span></text:p>
      <text:p text:style-name="P2">                <text:span text:style-name="T1">ups and downs.</text:span></text:p>
      <text:p text:style-name="P1">The Stranger's eyes crinkle merrily.</text:p>
      <text:p text:style-name="P2">                                <text:span text:style-name="T1">THE STRANGER</text:span></text:p>
      <text:p text:style-name="P2">                <text:span text:style-name="T1">Sure, I gotcha.</text:span></text:p>
      <text:p text:style-name="P1">The bartender has put two gleaming beers on the counter.</text:p>
      <text:p text:style-name="P2">                                <text:span text:style-name="T1">DUDE</text:span></text:p>
      <text:p text:style-name="P2">                <text:span text:style-name="T1">Thanks, Gary...Take care, man, I </text:span></text:p>
      <text:p text:style-name="P2">                <text:span text:style-name="T1">gotta get back.</text:span></text:p>
      <text:p text:style-name="P2">                                <text:span text:style-name="T1">THE STRANGER</text:span></text:p>
      <text:p text:style-name="P2">                <text:span text:style-name="T1">Sure.  Take it easy, Dude--I know </text:span></text:p>
      <text:p text:style-name="P2">                <text:span text:style-name="T1">that you will.</text:span></text:p>
      <text:p text:style-name="P1">THE DUDE, LEAVING, NODS:</text:p>
      <text:p text:style-name="P2">                                <text:span text:style-name="T1">DUDE</text:span></text:p>
      <text:p text:style-name="P2">                <text:span text:style-name="T1">Yeah man.  Well, you know, the Dude </text:span></text:p>
      <text:p text:style-name="P2">                <text:span text:style-name="T1">abides.</text:span></text:p>
      <text:p text:style-name="P1">Gazing after him, The Stranger drawls, savoring the words:</text:p>
      <text:p text:style-name="P2">                                <text:span text:style-name="T1">THE STRANGER</text:span></text:p>
      <text:p text:style-name="P2">                <text:span text:style-name="T1">The Dude abides.</text:span></text:p>
      <text:p text:style-name="P1">He gives his head a shake of appreciation, then looks into </text:p>
      <text:p text:style-name="P1">the camera.</text:p>
      <text:p text:style-name="P2">                                <text:span text:style-name="T1">THE STRANGER</text:span></text:p>
      <text:p text:style-name="P2">                <text:span text:style-name="T1">I don't know about you, but I take </text:span></text:p>
      <text:p text:style-name="P2">                <text:span text:style-name="T1">comfort in that.  It's good knowin' </text:span></text:p>
      <text:p text:style-name="P2">                <text:span text:style-name="T1">he's out there, the Dude, takin' her </text:span></text:p>
      <text:p text:style-name="P2">                <text:span text:style-name="T1">easy for all us sinners.  Shoosh.  I </text:span></text:p>
      <text:p text:style-name="P2">                <text:span text:style-name="T1">sure hope he makes The finals.  Welp, </text:span></text:p>
      <text:p text:style-name="P2">                <text:span text:style-name="T1">that about does her, wraps her all </text:span></text:p>
      <text:p text:style-name="P2">                <text:span text:style-name="T1">up.  Things seem to've worked out </text:span></text:p>
      <text:p text:style-name="P2">                <text:span text:style-name="T1">pretty good for the Dude'n Walter, </text:span></text:p>
      <text:p text:style-name="P2">                <text:span text:style-name="T1">and it was a purt good story, dontcha </text:span></text:p>
      <text:p text:style-name="P2"><text:soft-page-break/>                <text:span text:style-name="T1">think?   Made me laugh to beat the </text:span></text:p>
      <text:p text:style-name="P2">                <text:span text:style-name="T1">band.  Parts, anyway.  Course--I </text:span></text:p>
      <text:p text:style-name="P2">                <text:span text:style-name="T1">didn't like seein' Donny go. But </text:span></text:p>
      <text:p text:style-name="P2">                <text:span text:style-name="T1">then, happen to know that there's a </text:span></text:p>
      <text:p text:style-name="P2">                <text:span text:style-name="T1">little Lebowski on the way.  I guess </text:span></text:p>
      <text:p text:style-name="P2">                <text:span text:style-name="T1">that's the way the whole durned human </text:span></text:p>
      <text:p text:style-name="P2">                <text:span text:style-name="T1">comedy keeps perpetuatin' it-self, </text:span></text:p>
      <text:p text:style-name="P2">                <text:span text:style-name="T1">down through the generations, westward </text:span></text:p>
      <text:p text:style-name="P2">                <text:span text:style-name="T1">the wagons, across the sands a time </text:span></text:p>
      <text:p text:style-name="P2">                <text:span text:style-name="T1">until-- aw, look at me, I'm ramblin' </text:span></text:p>
      <text:p text:style-name="P2">                <text:span text:style-name="T1">again.  Wal, uh hope you folks enjoyed </text:span></text:p>
      <text:p text:style-name="P2">                <text:span text:style-name="T1">yourselves.</text:span></text:p>
      <text:p text:style-name="P1">He brushes his hat brim with a fingertip as we begin to pull </text:p>
      <text:p text:style-name="P1">back.</text:p>
      <text:p text:style-name="P2">                                <text:span text:style-name="T1">THE STRANGER</text:span></text:p>
      <text:p text:style-name="P2">                <text:span text:style-name="T1">Catch ya further on down the trail.</text:span></text:p>
      <text:p text:style-name="P1">As we pull away The Stranger swivels in to the bar.  As his </text:p>
      <text:p text:style-name="P1">voice fades:</text:p>
      <text:p text:style-name="P2">                                <text:span text:style-name="T1">THE STRANGER</text:span></text:p>
      <text:p text:style-name="P2">                <text:span text:style-name="T1">...Say friend, ya got any more a </text:span></text:p>
      <text:p text:style-name="P2"><text:span text:style-name="T1">that good sarsaparilla?...</text:span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23:08:01.193000000</dc:date>
    <meta:editing-duration>PT23S</meta:editing-duration>
    <meta:editing-cycles>1</meta:editing-cycles>
    <meta:document-statistic meta:table-count="0" meta:image-count="0" meta:object-count="0" meta:page-count="118" meta:paragraph-count="4586" meta:word-count="21709" meta:character-count="189440" meta:non-whitespace-character-count="98619"/>
    <meta:generator>LibreOffice/7.1.1.2$Windows_X86_64 LibreOffice_project/fe0b08f4af1bacafe4c7ecc87ce55bb426164676</meta:generator>
  </office:meta>
</office:document-meta>
</file>